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8.04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40.34pt"/>
    </style:style>
    <style:style style:name="co8" style:family="table-column">
      <style:table-column-properties fo:break-before="auto" style:column-width="50.4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9.7pt"/>
    </style:style>
    <style:style style:name="co11" style:family="table-column">
      <style:table-column-properties fo:break-before="auto" style:column-width="65.54pt"/>
    </style:style>
    <style:style style:name="co12" style:family="table-column">
      <style:table-column-properties fo:break-before="auto" style:column-width="175.44pt"/>
    </style:style>
    <style:style style:name="co13" style:family="table-column">
      <style:table-column-properties fo:break-before="auto" style:column-width="43.46pt"/>
    </style:style>
    <style:style style:name="co14" style:family="table-column">
      <style:table-column-properties fo:break-before="auto" style:column-width="146.15pt"/>
    </style:style>
    <style:style style:name="co15" style:family="table-column">
      <style:table-column-properties fo:break-before="auto" style:column-width="33.39pt"/>
    </style:style>
    <style:style style:name="co16" style:family="table-column">
      <style:table-column-properties fo:break-before="auto" style:column-width="54.26pt"/>
    </style:style>
    <style:style style:name="co17" style:family="table-column">
      <style:table-column-properties fo:break-before="auto" style:column-width="34.95pt"/>
    </style:style>
    <style:style style:name="co18" style:family="table-column">
      <style:table-column-properties fo:break-before="auto" style:column-width="51.19pt"/>
    </style:style>
    <style:style style:name="co19" style:family="table-column">
      <style:table-column-properties fo:break-before="auto" style:column-width="42.69pt"/>
    </style:style>
    <style:style style:name="co20" style:family="table-column">
      <style:table-column-properties fo:break-before="auto" style:column-width="31.89pt"/>
    </style:style>
    <style:style style:name="co21" style:family="table-column">
      <style:table-column-properties fo:break-before="auto" style:column-width="56.61pt"/>
    </style:style>
    <style:style style:name="co22" style:family="table-column">
      <style:table-column-properties fo:break-before="auto" style:column-width="21.06pt"/>
    </style:style>
    <style:style style:name="co23" style:family="table-column">
      <style:table-column-properties fo:break-before="auto" style:column-width="29.54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121"/>
    <style:style style:name="ce4" style:family="table-cell" style:parent-style-name="Default" style:data-style-name="N125"/>
    <style:style style:name="ce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S deaths" table:style-name="ta1">
        <table:shapes>
          <draw:frame draw:z-index="0" draw:style-name="gr1" draw:text-style-name="P1" svg:width="550.54pt" svg:height="387.01pt" svg:x="905.22pt" svg:y="42.35pt">
            <draw:object draw:notify-on-update-of-ranges="'US deaths'.A1:'US deaths'.A1 'US deaths'.D2:'US deaths'.D44 'US deaths'.B1:'US deaths'.B1 'US deaths'.B2:'US deaths'.B44 'US deaths'.B12:'US deaths'.B44 'US deaths'.B17:'US deaths'.B44 'US deaths'.B22:'US deaths'.B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number-columns-repeated="2" table:default-cell-style-name="ce2"/>
        <table:table-column table:style-name="co5" table:default-cell-style-name="ce3"/>
        <table:table-column table:style-name="co7" table:number-columns-repeated="2" table:default-cell-style-name="ce2"/>
        <table:table-column table:style-name="co5" table:number-columns-repeated="2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1000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</text:p>
            <text:p>Deaths</text:p>
          </table:table-cell>
          <table:table-cell office:value-type="string" calcext:value-type="string">
            <text:p>1 day</text:p>
            <text:p>Increase</text:p>
          </table:table-cell>
          <table:table-cell office:value-type="string" calcext:value-type="string">
            <text:p>Days</text:p>
            <text:p>Since</text:p>
            <text:p>&gt;=10</text:p>
            <text:p>Deaths</text:p>
          </table:table-cell>
          <table:table-cell office:value-type="string" calcext:value-type="string">
            <text:p>Exp</text:p>
            <text:p>Slope</text:p>
            <text:p>Since</text:p>
            <text:p>03/04</text:p>
          </table:table-cell>
          <table:table-cell office:value-type="string" calcext:value-type="string">
            <text:p>RSQ()</text:p>
            <text:p>Since</text:p>
            <text:p>03/04</text:p>
          </table:table-cell>
          <table:table-cell office:value-type="string" calcext:value-type="string">
            <text:p>Estimated</text:p>
            <text:p>Total tmrw</text:p>
            <text:p>Since</text:p>
            <text:p>03/04</text:p>
          </table:table-cell>
          <table:table-cell office:value-type="string" calcext:value-type="string">
            <text:p>Exp</text:p>
            <text:p>Slope</text:p>
            <text:p>Last</text:p>
            <text:p>10 days</text:p>
          </table:table-cell>
          <table:table-cell office:value-type="string" calcext:value-type="string">
            <text:p>RSQ()</text:p>
            <text:p>Last</text:p>
            <text:p>10 days</text:p>
          </table:table-cell>
          <table:table-cell office:value-type="string" calcext:value-type="string">
            <text:p>Estimated</text:p>
            <text:p>Total tmrw</text:p>
            <text:p>Last</text:p>
            <text:p>10 days</text:p>
          </table:table-cell>
          <table:table-cell office:value-type="string" calcext:value-type="string">
            <text:p>Exp</text:p>
            <text:p>Slope</text:p>
            <text:p>Last</text:p>
            <text:p>5 days</text:p>
          </table:table-cell>
          <table:table-cell office:value-type="string" calcext:value-type="string">
            <text:p>RSQ</text:p>
            <text:p>Last</text:p>
            <text:p>5 days</text:p>
          </table:table-cell>
          <table:table-cell office:value-type="string" calcext:value-type="string">
            <text:p>Estimated</text:p>
            <text:p>Total tmrw</text:p>
            <text:p>Last</text:p>
            <text:p>5 days</text:p>
          </table:table-cell>
          <table:table-cell office:value-type="string" calcext:value-type="string">
            <text:p>Estimated</text:p>
            <text:p>Total tmrw</text:p>
            <text:p>Weighted</text:p>
            <text:p>Average</text:p>
          </table:table-cell>
          <table:table-cell office:value-type="string" calcext:value-type="string">
            <text:p>Error</text:p>
            <text:p>From</text:p>
            <text:p>Previous</text:p>
            <text:p>Estimate</text:p>
          </table:table-cell>
          <table:table-cell office:value-type="string" calcext:value-type="string">
            <text:p>Estimated</text:p>
            <text:p>Increase</text:p>
            <text:p>Tmrw</text:p>
          </table:table-cell>
          <table:table-cell office:value-type="string" calcext:value-type="string">
            <text:p>Estimated</text:p>
            <text:p>Total</text:p>
            <text:p>In 60 days</text:p>
          </table:table-cell>
          <table:table-cell table:number-columns-repeated="1007"/>
        </table:table-row>
        <table:table-row table:style-name="ro2">
          <table:table-cell table:style-name="ce1" office:value-type="date" office:date-value="2020-03-04" calcext:value-type="date">
            <text:p>03/04/2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2]-[.A$2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" table:formula="of:=[.A2]+1" office:value-type="date" office:date-value="2020-03-05" calcext:value-type="date">
            <text:p>03/05/20</text:p>
          </table:table-cell>
          <table:table-cell office:value-type="float" office:value="12" calcext:value-type="float">
            <text:p>12</text:p>
          </table:table-cell>
          <table:table-cell table:formula="of:=[.B3]-[.B2]" office:value-type="float" office:value="1" calcext:value-type="float">
            <text:p>1</text:p>
          </table:table-cell>
          <table:table-cell table:formula="of:=[.A3]-[.A$2]" office:value-type="float" office:value="1" calcext:value-type="float">
            <text:p>1</text:p>
          </table:table-cell>
          <table:table-cell table:formula="of:=SLOPE(LN([.B$2:.B3]); [.D$2:.D3])" office:value-type="float" office:value="0.0870113769896297" calcext:value-type="float">
            <text:p>0.087</text:p>
          </table:table-cell>
          <table:table-cell table:formula="of:=RSQ(LN([.B$2:.B3]); [.D$2:.D3])" office:value-type="float" office:value="1" calcext:value-type="float">
            <text:p>1.000</text:p>
          </table:table-cell>
          <table:table-cell table:formula="of:=[.B3]*EXP([.E$22])" office:value-type="float" office:value="14.7731225069893" calcext:value-type="float">
            <text:p>14.8</text:p>
          </table:table-cell>
          <table:table-cell table:number-columns-repeated="1017"/>
        </table:table-row>
        <table:table-row table:style-name="ro2">
          <table:table-cell table:style-name="ce1" table:formula="of:=[.A3]+1" office:value-type="date" office:date-value="2020-03-06" calcext:value-type="date">
            <text:p>03/06/20</text:p>
          </table:table-cell>
          <table:table-cell office:value-type="float" office:value="14" calcext:value-type="float">
            <text:p>14</text:p>
          </table:table-cell>
          <table:table-cell table:formula="of:=[.B4]-[.B3]" office:value-type="float" office:value="2" calcext:value-type="float">
            <text:p>2</text:p>
          </table:table-cell>
          <table:table-cell table:formula="of:=[.A4]-[.A$2]" office:value-type="float" office:value="2" calcext:value-type="float">
            <text:p>2</text:p>
          </table:table-cell>
          <table:table-cell table:formula="of:=SLOPE(LN([.B$2:.B4]); [.D$2:.D4])" office:value-type="float" office:value="0.120581028408444" calcext:value-type="float">
            <text:p>0.121</text:p>
          </table:table-cell>
          <table:table-cell table:formula="of:=RSQ(LN([.B$2:.B4]); [.D$2:.D4])" office:value-type="float" office:value="0.974815300198335" calcext:value-type="float">
            <text:p>0.975</text:p>
          </table:table-cell>
          <table:table-cell table:formula="of:=[.B4]*EXP([.E$22])" office:value-type="float" office:value="17.2353095914876" calcext:value-type="float">
            <text:p>17.2</text:p>
          </table:table-cell>
          <table:table-cell table:number-columns-repeated="1017"/>
        </table:table-row>
        <table:table-row table:style-name="ro2">
          <table:table-cell table:style-name="ce1" table:formula="of:=[.A4]+1" office:value-type="date" office:date-value="2020-03-07" calcext:value-type="date">
            <text:p>03/07/20</text:p>
          </table:table-cell>
          <table:table-cell office:value-type="float" office:value="17" calcext:value-type="float">
            <text:p>17</text:p>
          </table:table-cell>
          <table:table-cell table:formula="of:=[.B5]-[.B4]" office:value-type="float" office:value="3" calcext:value-type="float">
            <text:p>3</text:p>
          </table:table-cell>
          <table:table-cell table:formula="of:=[.A5]-[.A$2]" office:value-type="float" office:value="3" calcext:value-type="float">
            <text:p>3</text:p>
          </table:table-cell>
          <table:table-cell table:formula="of:=SLOPE(LN([.B$2:.B5]); [.D$2:.D5])" office:value-type="float" office:value="0.146010489360079" calcext:value-type="float">
            <text:p>0.146</text:p>
          </table:table-cell>
          <table:table-cell table:formula="of:=RSQ(LN([.B$2:.B5]); [.D$2:.D5])" office:value-type="float" office:value="0.973454341160603" calcext:value-type="float">
            <text:p>0.973</text:p>
          </table:table-cell>
          <table:table-cell table:formula="of:=[.B5]*EXP([.E$22])" office:value-type="float" office:value="20.9285902182349" calcext:value-type="float">
            <text:p>20.9</text:p>
          </table:table-cell>
          <table:table-cell table:number-columns-repeated="1017"/>
        </table:table-row>
        <table:table-row table:style-name="ro2">
          <table:table-cell table:style-name="ce1" table:formula="of:=[.A5]+1" office:value-type="date" office:date-value="2020-03-08" calcext:value-type="date">
            <text:p>03/08/20</text:p>
          </table:table-cell>
          <table:table-cell office:value-type="float" office:value="21" calcext:value-type="float">
            <text:p>21</text:p>
          </table:table-cell>
          <table:table-cell table:formula="of:=[.B6]-[.B5]" office:value-type="float" office:value="4" calcext:value-type="float">
            <text:p>4</text:p>
          </table:table-cell>
          <table:table-cell table:formula="of:=[.A6]-[.A$2]" office:value-type="float" office:value="4" calcext:value-type="float">
            <text:p>4</text:p>
          </table:table-cell>
          <table:table-cell table:formula="of:=SLOPE(LN([.B$2:.B6]); [.D$2:.D6])" office:value-type="float" office:value="0.164156102411832" calcext:value-type="float">
            <text:p>0.164</text:p>
          </table:table-cell>
          <table:table-cell table:formula="of:=RSQ(LN([.B$2:.B6]); [.D$2:.D6])" office:value-type="float" office:value="0.977511515638132" calcext:value-type="float">
            <text:p>0.978</text:p>
          </table:table-cell>
          <table:table-cell table:formula="of:=[.B6]*EXP([.E$22])" office:value-type="float" office:value="25.8529643872314" calcext:value-type="float">
            <text:p>25.9</text:p>
          </table:table-cell>
          <table:table-cell table:number-columns-repeated="3"/>
          <table:table-cell table:formula="of:=SLOPE(LN([.B2:.B6]); [.D2:.D6])" office:value-type="float" office:value="0.164156102411832" calcext:value-type="float">
            <text:p>0.164</text:p>
          </table:table-cell>
          <table:table-cell table:formula="of:=RSQ(LN([.B2:.B6]); [.D2:.D6])" office:value-type="float" office:value="0.977511515638132" calcext:value-type="float">
            <text:p>0.978</text:p>
          </table:table-cell>
          <table:table-cell table:formula="of:=[.B6]*EXP([.K$22])" office:value-type="float" office:value="27.5411670799252" calcext:value-type="float">
            <text:p>27.5</text:p>
          </table:table-cell>
          <table:table-cell table:number-columns-repeated="1011"/>
        </table:table-row>
        <table:table-row table:style-name="ro2">
          <table:table-cell table:style-name="ce1" table:formula="of:=[.A6]+1" office:value-type="date" office:date-value="2020-03-09" calcext:value-type="date">
            <text:p>03/09/20</text:p>
          </table:table-cell>
          <table:table-cell office:value-type="float" office:value="22" calcext:value-type="float">
            <text:p>22</text:p>
          </table:table-cell>
          <table:table-cell table:formula="of:=[.B7]-[.B6]" office:value-type="float" office:value="1" calcext:value-type="float">
            <text:p>1</text:p>
          </table:table-cell>
          <table:table-cell table:formula="of:=[.A7]-[.A$2]" office:value-type="float" office:value="5" calcext:value-type="float">
            <text:p>5</text:p>
          </table:table-cell>
          <table:table-cell table:formula="of:=SLOPE(LN([.B$2:.B7]); [.D$2:.D7])" office:value-type="float" office:value="0.152535408029913" calcext:value-type="float">
            <text:p>0.153</text:p>
          </table:table-cell>
          <table:table-cell table:formula="of:=RSQ(LN([.B$2:.B7]); [.D$2:.D7])" office:value-type="float" office:value="0.977551378356012" calcext:value-type="float">
            <text:p>0.978</text:p>
          </table:table-cell>
          <table:table-cell table:formula="of:=[.B7]*EXP([.E$22])" office:value-type="float" office:value="27.0840579294805" calcext:value-type="float">
            <text:p>27.1</text:p>
          </table:table-cell>
          <table:table-cell table:number-columns-repeated="3"/>
          <table:table-cell table:formula="of:=SLOPE(LN([.B3:.B7]); [.D3:.D7])" office:value-type="float" office:value="0.16177367152488" calcext:value-type="float">
            <text:p>0.162</text:p>
          </table:table-cell>
          <table:table-cell table:formula="of:=RSQ(LN([.B3:.B7]); [.D3:.D7])" office:value-type="float" office:value="0.972649893052936" calcext:value-type="float">
            <text:p>0.973</text:p>
          </table:table-cell>
          <table:table-cell table:formula="of:=[.B7]*EXP([.K$22])" office:value-type="float" office:value="28.8526512265883" calcext:value-type="float">
            <text:p>28.9</text:p>
          </table:table-cell>
          <table:table-cell table:number-columns-repeated="1011"/>
        </table:table-row>
        <table:table-row table:style-name="ro2">
          <table:table-cell table:style-name="ce1" table:formula="of:=[.A7]+1" office:value-type="date" office:date-value="2020-03-10" calcext:value-type="date">
            <text:p>03/10/20</text:p>
          </table:table-cell>
          <table:table-cell office:value-type="float" office:value="28" calcext:value-type="float">
            <text:p>28</text:p>
          </table:table-cell>
          <table:table-cell table:formula="of:=[.B8]-[.B7]" office:value-type="float" office:value="6" calcext:value-type="float">
            <text:p>6</text:p>
          </table:table-cell>
          <table:table-cell table:formula="of:=[.A8]-[.A$2]" office:value-type="float" office:value="6" calcext:value-type="float">
            <text:p>6</text:p>
          </table:table-cell>
          <table:table-cell table:formula="of:=SLOPE(LN([.B$2:.B8]); [.D$2:.D8])" office:value-type="float" office:value="0.157880872406403" calcext:value-type="float">
            <text:p>0.158</text:p>
          </table:table-cell>
          <table:table-cell table:formula="of:=RSQ(LN([.B$2:.B8]); [.D$2:.D8])" office:value-type="float" office:value="0.984923083848868" calcext:value-type="float">
            <text:p>0.985</text:p>
          </table:table-cell>
          <table:table-cell table:formula="of:=[.B8]*EXP([.E$22])" office:value-type="float" office:value="34.4706191829751" calcext:value-type="float">
            <text:p>34.5</text:p>
          </table:table-cell>
          <table:table-cell table:number-columns-repeated="3"/>
          <table:table-cell table:formula="of:=SLOPE(LN([.B4:.B8]); [.D4:.D8])" office:value-type="float" office:value="0.164412347042199" calcext:value-type="float">
            <text:p>0.164</text:p>
          </table:table-cell>
          <table:table-cell table:formula="of:=RSQ(LN([.B4:.B8]); [.D4:.D8])" office:value-type="float" office:value="0.972321146691497" calcext:value-type="float">
            <text:p>0.972</text:p>
          </table:table-cell>
          <table:table-cell table:formula="of:=[.B8]*EXP([.K$22])" office:value-type="float" office:value="36.7215561065669" calcext:value-type="float">
            <text:p>36.7</text:p>
          </table:table-cell>
          <table:table-cell table:number-columns-repeated="1011"/>
        </table:table-row>
        <table:table-row table:style-name="ro2">
          <table:table-cell table:style-name="ce1" table:formula="of:=[.A8]+1" office:value-type="date" office:date-value="2020-03-11" calcext:value-type="date">
            <text:p>03/11/20</text:p>
          </table:table-cell>
          <table:table-cell office:value-type="float" office:value="36" calcext:value-type="float">
            <text:p>36</text:p>
          </table:table-cell>
          <table:table-cell table:formula="of:=[.B9]-[.B8]" office:value-type="float" office:value="8" calcext:value-type="float">
            <text:p>8</text:p>
          </table:table-cell>
          <table:table-cell table:formula="of:=[.A9]-[.A$2]" office:value-type="float" office:value="7" calcext:value-type="float">
            <text:p>7</text:p>
          </table:table-cell>
          <table:table-cell table:formula="of:=SLOPE(LN([.B$2:.B9]); [.D$2:.D9])" office:value-type="float" office:value="0.16789427888615" calcext:value-type="float">
            <text:p>0.168</text:p>
          </table:table-cell>
          <table:table-cell table:formula="of:=RSQ(LN([.B$2:.B9]); [.D$2:.D9])" office:value-type="float" office:value="0.98411802863586" calcext:value-type="float">
            <text:p>0.984</text:p>
          </table:table-cell>
          <table:table-cell table:formula="of:=[.B9]*EXP([.E$22])" office:value-type="float" office:value="44.319367520968" calcext:value-type="float">
            <text:p>44.3</text:p>
          </table:table-cell>
          <table:table-cell table:number-columns-repeated="3"/>
          <table:table-cell table:formula="of:=SLOPE(LN([.B5:.B9]); [.D5:.D9])" office:value-type="float" office:value="0.178829326125157" calcext:value-type="float">
            <text:p>0.179</text:p>
          </table:table-cell>
          <table:table-cell table:formula="of:=RSQ(LN([.B5:.B9]); [.D5:.D9])" office:value-type="float" office:value="0.961876669286166" calcext:value-type="float">
            <text:p>0.962</text:p>
          </table:table-cell>
          <table:table-cell table:formula="of:=[.B9]*EXP([.K$22])" office:value-type="float" office:value="47.2134292798718" calcext:value-type="float">
            <text:p>47.2</text:p>
          </table:table-cell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1" table:formula="of:=[.A9]+1" office:value-type="date" office:date-value="2020-03-12" calcext:value-type="date">
            <text:p>03/12/20</text:p>
          </table:table-cell>
          <table:table-cell office:value-type="float" office:value="40" calcext:value-type="float">
            <text:p>40</text:p>
          </table:table-cell>
          <table:table-cell table:formula="of:=[.B10]-[.B9]" office:value-type="float" office:value="4" calcext:value-type="float">
            <text:p>4</text:p>
          </table:table-cell>
          <table:table-cell table:formula="of:=[.A10]-[.A$2]" office:value-type="float" office:value="8" calcext:value-type="float">
            <text:p>8</text:p>
          </table:table-cell>
          <table:table-cell table:formula="of:=SLOPE(LN([.B$2:.B10]); [.D$2:.D10])" office:value-type="float" office:value="0.168398284361476" calcext:value-type="float">
            <text:p>0.168</text:p>
          </table:table-cell>
          <table:table-cell table:formula="of:=RSQ(LN([.B$2:.B10]); [.D$2:.D10])" office:value-type="float" office:value="0.988874981850661" calcext:value-type="float">
            <text:p>0.989</text:p>
          </table:table-cell>
          <table:table-cell table:formula="of:=[.B10]*EXP([.E$22])" office:value-type="float" office:value="49.2437416899645" calcext:value-type="float">
            <text:p>49.2</text:p>
          </table:table-cell>
          <table:table-cell table:number-columns-repeated="3"/>
          <table:table-cell table:formula="of:=SLOPE(LN([.B6:.B10]); [.D6:.D10])" office:value-type="float" office:value="0.178119051787882" calcext:value-type="float">
            <text:p>0.178</text:p>
          </table:table-cell>
          <table:table-cell table:formula="of:=RSQ(LN([.B6:.B10]); [.D6:.D10])" office:value-type="float" office:value="0.961279896041796" calcext:value-type="float">
            <text:p>0.961</text:p>
          </table:table-cell>
          <table:table-cell table:formula="of:=[.B10]*EXP([.K$22])" office:value-type="float" office:value="52.4593658665242" calcext:value-type="float">
            <text:p>52.5</text:p>
          </table:table-cell>
          <table:table-cell/>
          <table:table-cell table:style-name="ce4"/>
          <table:table-cell table:style-name="ce3"/>
          <table:table-cell table:number-columns-repeated="1008"/>
        </table:table-row>
        <table:table-row table:style-name="ro2">
          <table:table-cell table:style-name="ce1" table:formula="of:=[.A10]+1" office:value-type="date" office:date-value="2020-03-13" calcext:value-type="date">
            <text:p>03/13/20</text:p>
          </table:table-cell>
          <table:table-cell office:value-type="float" office:value="47" calcext:value-type="float">
            <text:p>47</text:p>
          </table:table-cell>
          <table:table-cell table:formula="of:=[.B11]-[.B10]" office:value-type="float" office:value="7" calcext:value-type="float">
            <text:p>7</text:p>
          </table:table-cell>
          <table:table-cell table:formula="of:=[.A11]-[.A$2]" office:value-type="float" office:value="9" calcext:value-type="float">
            <text:p>9</text:p>
          </table:table-cell>
          <table:table-cell table:formula="of:=SLOPE(LN([.B$2:.B11]); [.D$2:.D11])" office:value-type="float" office:value="0.16826595241626" calcext:value-type="float">
            <text:p>0.168</text:p>
          </table:table-cell>
          <table:table-cell table:formula="of:=RSQ(LN([.B$2:.B11]); [.D$2:.D11])" office:value-type="float" office:value="0.991870165662852" calcext:value-type="float">
            <text:p>0.992</text:p>
          </table:table-cell>
          <table:table-cell table:formula="of:=[.B11]*EXP([.E$22])" office:value-type="float" office:value="57.8613964857083" calcext:value-type="float">
            <text:p>57.9</text:p>
          </table:table-cell>
          <table:table-cell table:formula="of:=SLOPE(LN([.B2:.B11]); [.D2:.D11])" office:value-type="float" office:value="0.16826595241626" calcext:value-type="float">
            <text:p>0.168</text:p>
          </table:table-cell>
          <table:table-cell table:formula="of:=RSQ(LN([.B2:.B11]); [.D2:.D11])" office:value-type="float" office:value="0.991870165662852" calcext:value-type="float">
            <text:p>0.992</text:p>
          </table:table-cell>
          <table:table-cell table:formula="of:=[.B11]*EXP([.H$22])" office:value-type="float" office:value="61.6118966585779" calcext:value-type="float">
            <text:p>61.6</text:p>
          </table:table-cell>
          <table:table-cell table:formula="of:=SLOPE(LN([.B7:.B11]); [.D7:.D11])" office:value-type="float" office:value="0.187488524064222" calcext:value-type="float">
            <text:p>0.187</text:p>
          </table:table-cell>
          <table:table-cell table:formula="of:=RSQ(LN([.B7:.B11]); [.D7:.D11])" office:value-type="float" office:value="0.975802167975439" calcext:value-type="float">
            <text:p>0.976</text:p>
          </table:table-cell>
          <table:table-cell table:formula="of:=[.B11]*EXP([.K$22])" office:value-type="float" office:value="61.6397548931659" calcext:value-type="float">
            <text:p>61.6</text:p>
          </table:table-cell>
          <table:table-cell table:formula="of:=([.F11]*[.G11] + [.I11]*[.J11] + [.L11]*[.M11]) / ([.F11] + [.I11] + [.L11])" office:value-type="float" office:value="60.3641277541111" calcext:value-type="float">
            <text:p>60.4</text:p>
          </table:table-cell>
          <table:table-cell table:style-name="ce4"/>
          <table:table-cell table:style-name="ce3" table:formula="of:=[.N11]-[.B11]" office:value-type="float" office:value="13.3641277541111" calcext:value-type="float">
            <text:p>13.4</text:p>
          </table:table-cell>
          <table:table-cell table:formula="of:=[.B11]*EXP([.K11]*60)" office:value-type="float" office:value="3610869.08666503" calcext:value-type="float">
            <text:p>3610869</text:p>
          </table:table-cell>
          <table:table-cell table:number-columns-repeated="1007"/>
        </table:table-row>
        <table:table-row table:style-name="ro2">
          <table:table-cell table:style-name="ce1" table:formula="of:=[.A11]+1" office:value-type="date" office:date-value="2020-03-14" calcext:value-type="date">
            <text:p>03/14/20</text:p>
          </table:table-cell>
          <table:table-cell office:value-type="float" office:value="54" calcext:value-type="float">
            <text:p>54</text:p>
          </table:table-cell>
          <table:table-cell table:formula="of:=[.B12]-[.B11]" office:value-type="float" office:value="7" calcext:value-type="float">
            <text:p>7</text:p>
          </table:table-cell>
          <table:table-cell table:formula="of:=[.A12]-[.A$2]" office:value-type="float" office:value="10" calcext:value-type="float">
            <text:p>10</text:p>
          </table:table-cell>
          <table:table-cell table:formula="of:=SLOPE(LN([.B$2:.B12]); [.D$2:.D12])" office:value-type="float" office:value="0.166856066466049" calcext:value-type="float">
            <text:p>0.167</text:p>
          </table:table-cell>
          <table:table-cell table:formula="of:=RSQ(LN([.B$2:.B12]); [.D$2:.D12])" office:value-type="float" office:value="0.99357566757782" calcext:value-type="float">
            <text:p>0.994</text:p>
          </table:table-cell>
          <table:table-cell table:formula="of:=[.B12]*EXP([.E$22])" office:value-type="float" office:value="66.479051281452" calcext:value-type="float">
            <text:p>66.5</text:p>
          </table:table-cell>
          <table:table-cell table:formula="of:=SLOPE(LN([.B3:.B12]); [.D3:.D12])" office:value-type="float" office:value="0.170610973242143" calcext:value-type="float">
            <text:p>0.171</text:p>
          </table:table-cell>
          <table:table-cell table:formula="of:=RSQ(LN([.B3:.B12]); [.D3:.D12])" office:value-type="float" office:value="0.993731199251162" calcext:value-type="float">
            <text:p>0.994</text:p>
          </table:table-cell>
          <table:table-cell table:formula="of:=[.B12]*EXP([.H$22])" office:value-type="float" office:value="70.7881365864512" calcext:value-type="float">
            <text:p>70.8</text:p>
          </table:table-cell>
          <table:table-cell table:formula="of:=SLOPE(LN([.B8:.B12]); [.D8:.D12])" office:value-type="float" office:value="0.158018773603209" calcext:value-type="float">
            <text:p>0.158</text:p>
          </table:table-cell>
          <table:table-cell table:formula="of:=RSQ(LN([.B8:.B12]); [.D8:.D12])" office:value-type="float" office:value="0.981569017632226" calcext:value-type="float">
            <text:p>0.982</text:p>
          </table:table-cell>
          <table:table-cell table:formula="of:=[.B12]*EXP([.K$22])" office:value-type="float" office:value="70.8201439198077" calcext:value-type="float">
            <text:p>70.8</text:p>
          </table:table-cell>
          <table:table-cell table:formula="of:=([.F12]*[.G12] + [.I12]*[.J12] + [.L12]*[.M12]) / ([.F12] + [.I12] + [.L12])" office:value-type="float" office:value="69.3566234255109" calcext:value-type="float">
            <text:p>69.4</text:p>
          </table:table-cell>
          <table:table-cell table:style-name="ce4" table:formula="of:=([.B12]-[.N11])/[.N11]" office:value-type="percentage" office:value="-0.105428969006807" calcext:value-type="percentage">
            <text:p>-10.5%</text:p>
          </table:table-cell>
          <table:table-cell table:style-name="ce3" table:formula="of:=[.N12]-[.B12]" office:value-type="float" office:value="15.3566234255109" calcext:value-type="float">
            <text:p>15.4</text:p>
          </table:table-cell>
          <table:table-cell table:formula="of:=[.B12]*EXP([.K12]*60)" office:value-type="float" office:value="707937.054575596" calcext:value-type="float">
            <text:p>707937</text:p>
          </table:table-cell>
          <table:table-cell table:number-columns-repeated="1007"/>
        </table:table-row>
        <table:table-row table:style-name="ro2">
          <table:table-cell table:style-name="ce1" table:formula="of:=[.A12]+1" office:value-type="date" office:date-value="2020-03-15" calcext:value-type="date">
            <text:p>03/15/20</text:p>
          </table:table-cell>
          <table:table-cell office:value-type="float" office:value="63" calcext:value-type="float">
            <text:p>63</text:p>
          </table:table-cell>
          <table:table-cell table:formula="of:=[.B13]-[.B12]" office:value-type="float" office:value="9" calcext:value-type="float">
            <text:p>9</text:p>
          </table:table-cell>
          <table:table-cell table:formula="of:=[.A13]-[.A$2]" office:value-type="float" office:value="11" calcext:value-type="float">
            <text:p>11</text:p>
          </table:table-cell>
          <table:table-cell table:formula="of:=SLOPE(LN([.B$2:.B13]); [.D$2:.D13])" office:value-type="float" office:value="0.165554002008666" calcext:value-type="float">
            <text:p>0.166</text:p>
          </table:table-cell>
          <table:table-cell table:formula="of:=RSQ(LN([.B$2:.B13]); [.D$2:.D13])" office:value-type="float" office:value="0.994769027693186" calcext:value-type="float">
            <text:p>0.995</text:p>
          </table:table-cell>
          <table:table-cell table:formula="of:=[.B13]*EXP([.E$22])" office:value-type="float" office:value="77.5588931616941" calcext:value-type="float">
            <text:p>77.6</text:p>
          </table:table-cell>
          <table:table-cell table:formula="of:=SLOPE(LN([.B4:.B13]); [.D4:.D13])" office:value-type="float" office:value="0.167879046903175" calcext:value-type="float">
            <text:p>0.168</text:p>
          </table:table-cell>
          <table:table-cell table:formula="of:=RSQ(LN([.B4:.B13]); [.D4:.D13])" office:value-type="float" office:value="0.992872381507572" calcext:value-type="float">
            <text:p>0.993</text:p>
          </table:table-cell>
          <table:table-cell table:formula="of:=[.B13]*EXP([.H$22])" office:value-type="float" office:value="82.5861593508598" calcext:value-type="float">
            <text:p>82.6</text:p>
          </table:table-cell>
          <table:table-cell table:formula="of:=SLOPE(LN([.B9:.B13]); [.D9:.D13])" office:value-type="float" office:value="0.141933616832118" calcext:value-type="float">
            <text:p>0.142</text:p>
          </table:table-cell>
          <table:table-cell table:formula="of:=RSQ(LN([.B9:.B13]); [.D9:.D13])" office:value-type="float" office:value="0.996238241660351" calcext:value-type="float">
            <text:p>0.996</text:p>
          </table:table-cell>
          <table:table-cell table:formula="of:=[.B13]*EXP([.K$22])" office:value-type="float" office:value="82.6235012397756" calcext:value-type="float">
            <text:p>82.6</text:p>
          </table:table-cell>
          <table:table-cell table:formula="of:=([.F13]*[.G13] + [.I13]*[.J13] + [.L13]*[.M13]) / ([.F13] + [.I13] + [.L13])" office:value-type="float" office:value="80.9226313731932" calcext:value-type="float">
            <text:p>80.9</text:p>
          </table:table-cell>
          <table:table-cell table:style-name="ce4" table:formula="of:=([.B13]-[.N12])/[.N12]" office:value-type="percentage" office:value="-0.0916512816160651" calcext:value-type="percentage">
            <text:p>-9.2%</text:p>
          </table:table-cell>
          <table:table-cell table:style-name="ce3" table:formula="of:=[.N13]-[.B13]" office:value-type="float" office:value="17.9226313731932" calcext:value-type="float">
            <text:p>17.9</text:p>
          </table:table-cell>
          <table:table-cell table:formula="of:=[.B13]*EXP([.K13]*60)" office:value-type="float" office:value="314629.720631479" calcext:value-type="float">
            <text:p>314630</text:p>
          </table:table-cell>
          <table:table-cell table:number-columns-repeated="1007"/>
        </table:table-row>
        <table:table-row table:style-name="ro2">
          <table:table-cell table:style-name="ce1" table:formula="of:=[.A13]+1" office:value-type="date" office:date-value="2020-03-16" calcext:value-type="date">
            <text:p>03/16/20</text:p>
          </table:table-cell>
          <table:table-cell office:value-type="float" office:value="85" calcext:value-type="float">
            <text:p>85</text:p>
          </table:table-cell>
          <table:table-cell table:formula="of:=[.B14]-[.B13]" office:value-type="float" office:value="22" calcext:value-type="float">
            <text:p>22</text:p>
          </table:table-cell>
          <table:table-cell table:formula="of:=[.A14]-[.A$2]" office:value-type="float" office:value="12" calcext:value-type="float">
            <text:p>12</text:p>
          </table:table-cell>
          <table:table-cell table:formula="of:=SLOPE(LN([.B$2:.B14]); [.D$2:.D14])" office:value-type="float" office:value="0.169183387053878" calcext:value-type="float">
            <text:p>0.169</text:p>
          </table:table-cell>
          <table:table-cell table:formula="of:=RSQ(LN([.B$2:.B14]); [.D$2:.D14])" office:value-type="float" office:value="0.994387961235366" calcext:value-type="float">
            <text:p>0.994</text:p>
          </table:table-cell>
          <table:table-cell table:formula="of:=[.B14]*EXP([.E$22])" office:value-type="float" office:value="104.642951091175" calcext:value-type="float">
            <text:p>104.6</text:p>
          </table:table-cell>
          <table:table-cell table:formula="of:=SLOPE(LN([.B5:.B14]); [.D5:.D14])" office:value-type="float" office:value="0.171661363568945" calcext:value-type="float">
            <text:p>0.172</text:p>
          </table:table-cell>
          <table:table-cell table:formula="of:=RSQ(LN([.B5:.B14]); [.D5:.D14])" office:value-type="float" office:value="0.990506713677352" calcext:value-type="float">
            <text:p>0.991</text:p>
          </table:table-cell>
          <table:table-cell table:formula="of:=[.B14]*EXP([.H$22])" office:value-type="float" office:value="111.425770552747" calcext:value-type="float">
            <text:p>111.4</text:p>
          </table:table-cell>
          <table:table-cell table:formula="of:=SLOPE(LN([.B10:.B14]); [.D10:.D14])" office:value-type="float" office:value="0.180053072943423" calcext:value-type="float">
            <text:p>0.180</text:p>
          </table:table-cell>
          <table:table-cell table:formula="of:=RSQ(LN([.B10:.B14]); [.D10:.D14])" office:value-type="float" office:value="0.972930874909312" calcext:value-type="float">
            <text:p>0.973</text:p>
          </table:table-cell>
          <table:table-cell table:formula="of:=[.B14]*EXP([.K$22])" office:value-type="float" office:value="111.476152466364" calcext:value-type="float">
            <text:p>111.5</text:p>
          </table:table-cell>
          <table:table-cell table:formula="of:=([.F14]*[.G14] + [.I14]*[.J14] + [.L14]*[.M14]) / ([.F14] + [.I14] + [.L14])" office:value-type="float" office:value="109.162034648198" calcext:value-type="float">
            <text:p>109.2</text:p>
          </table:table-cell>
          <table:table-cell table:style-name="ce4" table:formula="of:=([.B14]-[.N13])/[.N13]" office:value-type="percentage" office:value="0.0503860113990002" calcext:value-type="percentage">
            <text:p>5.0%</text:p>
          </table:table-cell>
          <table:table-cell table:style-name="ce3" table:formula="of:=[.N14]-[.B14]" office:value-type="float" office:value="24.1620346481977" calcext:value-type="float">
            <text:p>24.2</text:p>
          </table:table-cell>
          <table:table-cell table:formula="of:=[.B14]*EXP([.K14]*60)" office:value-type="float" office:value="4180057.80392588" calcext:value-type="float">
            <text:p>4180058</text:p>
          </table:table-cell>
          <table:table-cell table:number-columns-repeated="1007"/>
        </table:table-row>
        <table:table-row table:style-name="ro2">
          <table:table-cell table:style-name="ce1" table:formula="of:=[.A14]+1" office:value-type="date" office:date-value="2020-03-17" calcext:value-type="date">
            <text:p>03/17/20</text:p>
          </table:table-cell>
          <table:table-cell office:value-type="float" office:value="108" calcext:value-type="float">
            <text:p>108</text:p>
          </table:table-cell>
          <table:table-cell table:formula="of:=[.B15]-[.B14]" office:value-type="float" office:value="23" calcext:value-type="float">
            <text:p>23</text:p>
          </table:table-cell>
          <table:table-cell table:formula="of:=[.A15]-[.A$2]" office:value-type="float" office:value="13" calcext:value-type="float">
            <text:p>13</text:p>
          </table:table-cell>
          <table:table-cell table:formula="of:=SLOPE(LN([.B$2:.B15]); [.D$2:.D15])" office:value-type="float" office:value="0.173473188613155" calcext:value-type="float">
            <text:p>0.173</text:p>
          </table:table-cell>
          <table:table-cell table:formula="of:=RSQ(LN([.B$2:.B15]); [.D$2:.D15])" office:value-type="float" office:value="0.993304626014378" calcext:value-type="float">
            <text:p>0.993</text:p>
          </table:table-cell>
          <table:table-cell table:formula="of:=[.B15]*EXP([.E$22])" office:value-type="float" office:value="132.958102562904" calcext:value-type="float">
            <text:p>133.0</text:p>
          </table:table-cell>
          <table:table-cell table:formula="of:=SLOPE(LN([.B6:.B15]); [.D6:.D15])" office:value-type="float" office:value="0.179588213815354" calcext:value-type="float">
            <text:p>0.180</text:p>
          </table:table-cell>
          <table:table-cell table:formula="of:=RSQ(LN([.B6:.B15]); [.D6:.D15])" office:value-type="float" office:value="0.986862750630949" calcext:value-type="float">
            <text:p>0.987</text:p>
          </table:table-cell>
          <table:table-cell table:formula="of:=[.B15]*EXP([.H$22])" office:value-type="float" office:value="141.576273172902" calcext:value-type="float">
            <text:p>141.6</text:p>
          </table:table-cell>
          <table:table-cell table:formula="of:=SLOPE(LN([.B11:.B15]); [.D11:.D15])" office:value-type="float" office:value="0.211763446075437" calcext:value-type="float">
            <text:p>0.212</text:p>
          </table:table-cell>
          <table:table-cell table:formula="of:=RSQ(LN([.B11:.B15]); [.D11:.D15])" office:value-type="float" office:value="0.97657040968943" calcext:value-type="float">
            <text:p>0.977</text:p>
          </table:table-cell>
          <table:table-cell table:formula="of:=[.B15]*EXP([.K$22])" office:value-type="float" office:value="141.640287839615" calcext:value-type="float">
            <text:p>141.6</text:p>
          </table:table-cell>
          <table:table-cell table:formula="of:=([.F15]*[.G15] + [.I15]*[.J15] + [.L15]*[.M15]) / ([.F15] + [.I15] + [.L15])" office:value-type="float" office:value="138.702175258414" calcext:value-type="float">
            <text:p>138.7</text:p>
          </table:table-cell>
          <table:table-cell table:style-name="ce4" table:formula="of:=([.B15]-[.N14])/[.N14]" office:value-type="percentage" office:value="-0.0106450438739313" calcext:value-type="percentage">
            <text:p>-1.1%</text:p>
          </table:table-cell>
          <table:table-cell table:style-name="ce3" table:formula="of:=[.N15]-[.B15]" office:value-type="float" office:value="30.7021752584137" calcext:value-type="float">
            <text:p>30.7</text:p>
          </table:table-cell>
          <table:table-cell table:formula="of:=[.B15]*EXP([.K15]*60)" office:value-type="float" office:value="35602912.0505774" calcext:value-type="float">
            <text:p>35602912</text:p>
          </table:table-cell>
          <table:table-cell table:number-columns-repeated="1007"/>
        </table:table-row>
        <table:table-row table:style-name="ro2">
          <table:table-cell table:style-name="ce1" table:formula="of:=[.A15]+1" office:value-type="date" office:date-value="2020-03-18" calcext:value-type="date">
            <text:p>03/18/20</text:p>
          </table:table-cell>
          <table:table-cell office:value-type="float" office:value="118" calcext:value-type="float">
            <text:p>118</text:p>
          </table:table-cell>
          <table:table-cell table:formula="of:=[.B16]-[.B15]" office:value-type="float" office:value="10" calcext:value-type="float">
            <text:p>10</text:p>
          </table:table-cell>
          <table:table-cell table:formula="of:=[.A16]-[.A$2]" office:value-type="float" office:value="14" calcext:value-type="float">
            <text:p>14</text:p>
          </table:table-cell>
          <table:table-cell table:formula="of:=SLOPE(LN([.B$2:.B16]); [.D$2:.D16])" office:value-type="float" office:value="0.174138564844892" calcext:value-type="float">
            <text:p>0.174</text:p>
          </table:table-cell>
          <table:table-cell table:formula="of:=RSQ(LN([.B$2:.B16]); [.D$2:.D16])" office:value-type="float" office:value="0.994531911489247" calcext:value-type="float">
            <text:p>0.995</text:p>
          </table:table-cell>
          <table:table-cell table:formula="of:=[.B16]*EXP([.E$22])" office:value-type="float" office:value="145.269037985395" calcext:value-type="float">
            <text:p>145.3</text:p>
          </table:table-cell>
          <table:table-cell table:formula="of:=SLOPE(LN([.B7:.B16]); [.D7:.D16])" office:value-type="float" office:value="0.184021396427075" calcext:value-type="float">
            <text:p>0.184</text:p>
          </table:table-cell>
          <table:table-cell table:formula="of:=RSQ(LN([.B7:.B16]); [.D7:.D16])" office:value-type="float" office:value="0.989831778794303" calcext:value-type="float">
            <text:p>0.990</text:p>
          </table:table-cell>
          <table:table-cell table:formula="of:=[.B16]*EXP([.H$22])" office:value-type="float" office:value="154.685187355579" calcext:value-type="float">
            <text:p>154.7</text:p>
          </table:table-cell>
          <table:table-cell table:formula="of:=SLOPE(LN([.B12:.B16]); [.D12:.D16])" office:value-type="float" office:value="0.210239765653547" calcext:value-type="float">
            <text:p>0.210</text:p>
          </table:table-cell>
          <table:table-cell table:formula="of:=RSQ(LN([.B12:.B16]); [.D12:.D16])" office:value-type="float" office:value="0.974473754889323" calcext:value-type="float">
            <text:p>0.974</text:p>
          </table:table-cell>
          <table:table-cell table:formula="of:=[.B16]*EXP([.K$22])" office:value-type="float" office:value="154.755129306246" calcext:value-type="float">
            <text:p>154.8</text:p>
          </table:table-cell>
          <table:table-cell table:formula="of:=([.F16]*[.G16] + [.I16]*[.J16] + [.L16]*[.M16]) / ([.F16] + [.I16] + [.L16])" office:value-type="float" office:value="151.543242382606" calcext:value-type="float">
            <text:p>151.5</text:p>
          </table:table-cell>
          <table:table-cell table:style-name="ce4" table:formula="of:=([.B16]-[.N15])/[.N15]" office:value-type="percentage" office:value="-0.149256312814445" calcext:value-type="percentage">
            <text:p>-14.9%</text:p>
          </table:table-cell>
          <table:table-cell table:style-name="ce3" table:formula="of:=[.N16]-[.B16]" office:value-type="float" office:value="33.5432423826056" calcext:value-type="float">
            <text:p>33.5</text:p>
          </table:table-cell>
          <table:table-cell table:formula="of:=[.B16]*EXP([.K16]*60)" office:value-type="float" office:value="35500969.4910035" calcext:value-type="float">
            <text:p>35500969</text:p>
          </table:table-cell>
          <table:table-cell table:number-columns-repeated="1007"/>
        </table:table-row>
        <table:table-row table:style-name="ro2">
          <table:table-cell table:style-name="ce1" table:formula="of:=[.A16]+1" office:value-type="date" office:date-value="2020-03-19" calcext:value-type="date">
            <text:p>03/19/20</text:p>
          </table:table-cell>
          <table:table-cell office:value-type="float" office:value="200" calcext:value-type="float">
            <text:p>200</text:p>
          </table:table-cell>
          <table:table-cell table:formula="of:=[.B17]-[.B16]" office:value-type="float" office:value="82" calcext:value-type="float">
            <text:p>82</text:p>
          </table:table-cell>
          <table:table-cell table:formula="of:=[.A17]-[.A$2]" office:value-type="float" office:value="15" calcext:value-type="float">
            <text:p>15</text:p>
          </table:table-cell>
          <table:table-cell table:formula="of:=SLOPE(LN([.B$2:.B17]); [.D$2:.D17])" office:value-type="float" office:value="0.182381445497837" calcext:value-type="float">
            <text:p>0.182</text:p>
          </table:table-cell>
          <table:table-cell table:formula="of:=RSQ(LN([.B$2:.B17]); [.D$2:.D17])" office:value-type="float" office:value="0.986523805391332" calcext:value-type="float">
            <text:p>0.987</text:p>
          </table:table-cell>
          <table:table-cell table:formula="of:=[.B17]*EXP([.E$22])" office:value-type="float" office:value="246.218708449822" calcext:value-type="float">
            <text:p>246.2</text:p>
          </table:table-cell>
          <table:table-cell table:formula="of:=SLOPE(LN([.B8:.B17]); [.D8:.D17])" office:value-type="float" office:value="0.199412703143284" calcext:value-type="float">
            <text:p>0.199</text:p>
          </table:table-cell>
          <table:table-cell table:formula="of:=RSQ(LN([.B8:.B17]); [.D8:.D17])" office:value-type="float" office:value="0.969739056336836" calcext:value-type="float">
            <text:p>0.970</text:p>
          </table:table-cell>
          <table:table-cell table:formula="of:=[.B17]*EXP([.H$22])" office:value-type="float" office:value="262.178283653523" calcext:value-type="float">
            <text:p>262.2</text:p>
          </table:table-cell>
          <table:table-cell table:formula="of:=SLOPE(LN([.B13:.B17]); [.D13:.D17])" office:value-type="float" office:value="0.263839864828836" calcext:value-type="float">
            <text:p>0.264</text:p>
          </table:table-cell>
          <table:table-cell table:formula="of:=RSQ(LN([.B13:.B17]); [.D13:.D17])" office:value-type="float" office:value="0.947988035147756" calcext:value-type="float">
            <text:p>0.948</text:p>
          </table:table-cell>
          <table:table-cell table:formula="of:=[.B17]*EXP([.K$22])" office:value-type="float" office:value="262.296829332621" calcext:value-type="float">
            <text:p>262.3</text:p>
          </table:table-cell>
          <table:table-cell table:formula="of:=([.F17]*[.G17] + [.I17]*[.J17] + [.L17]*[.M17]) / ([.F17] + [.I17] + [.L17])" office:value-type="float" office:value="256.795786916139" calcext:value-type="float">
            <text:p>256.8</text:p>
          </table:table-cell>
          <table:table-cell table:style-name="ce4" table:formula="of:=([.B17]-[.N16])/[.N16]" office:value-type="percentage" office:value="0.319755317726766" calcext:value-type="percentage">
            <text:p>32.0%</text:p>
          </table:table-cell>
          <table:table-cell table:style-name="ce3" table:formula="of:=[.N17]-[.B17]" office:value-type="float" office:value="56.7957869161385" calcext:value-type="float">
            <text:p>56.8</text:p>
          </table:table-cell>
          <table:table-cell table:formula="of:=[.B17]*EXP([.K17]*60)" office:value-type="float" office:value="1499967467.18819" calcext:value-type="float">
            <text:p>1499967467</text:p>
          </table:table-cell>
          <table:table-cell table:number-columns-repeated="1007"/>
        </table:table-row>
        <table:table-row table:style-name="ro2">
          <table:table-cell table:style-name="ce1" table:formula="of:=[.A17]+1" office:value-type="date" office:date-value="2020-03-20" calcext:value-type="date">
            <text:p>03/20/20</text:p>
          </table:table-cell>
          <table:table-cell office:value-type="float" office:value="244" calcext:value-type="float">
            <text:p>244</text:p>
          </table:table-cell>
          <table:table-cell table:formula="of:=[.B18]-[.B17]" office:value-type="float" office:value="44" calcext:value-type="float">
            <text:p>44</text:p>
          </table:table-cell>
          <table:table-cell table:formula="of:=[.A18]-[.A$2]" office:value-type="float" office:value="16" calcext:value-type="float">
            <text:p>16</text:p>
          </table:table-cell>
          <table:table-cell table:formula="of:=SLOPE(LN([.B$2:.B18]); [.D$2:.D18])" office:value-type="float" office:value="0.188361254048825" calcext:value-type="float">
            <text:p>0.188</text:p>
          </table:table-cell>
          <table:table-cell table:formula="of:=RSQ(LN([.B$2:.B18]); [.D$2:.D18])" office:value-type="float" office:value="0.984531568305282" calcext:value-type="float">
            <text:p>0.985</text:p>
          </table:table-cell>
          <table:table-cell table:formula="of:=[.B18]*EXP([.E$22])" office:value-type="float" office:value="300.386824308783" calcext:value-type="float">
            <text:p>300.4</text:p>
          </table:table-cell>
          <table:table-cell table:formula="of:=SLOPE(LN([.B9:.B18]); [.D9:.D18])" office:value-type="float" office:value="0.214973043358359" calcext:value-type="float">
            <text:p>0.215</text:p>
          </table:table-cell>
          <table:table-cell table:formula="of:=RSQ(LN([.B9:.B18]); [.D9:.D18])" office:value-type="float" office:value="0.967945156431398" calcext:value-type="float">
            <text:p>0.968</text:p>
          </table:table-cell>
          <table:table-cell table:formula="of:=[.B18]*EXP([.H$22])" office:value-type="float" office:value="319.857506057298" calcext:value-type="float">
            <text:p>319.9</text:p>
          </table:table-cell>
          <table:table-cell table:formula="of:=SLOPE(LN([.B14:.B18]); [.D14:.D18])" office:value-type="float" office:value="0.272522007702959" calcext:value-type="float">
            <text:p>0.273</text:p>
          </table:table-cell>
          <table:table-cell table:formula="of:=RSQ(LN([.B14:.B18]); [.D14:.D18])" office:value-type="float" office:value="0.95053477510624" calcext:value-type="float">
            <text:p>0.951</text:p>
          </table:table-cell>
          <table:table-cell table:formula="of:=[.B18]*EXP([.K$22])" office:value-type="float" office:value="320.002131785798" calcext:value-type="float">
            <text:p>320.0</text:p>
          </table:table-cell>
          <table:table-cell table:formula="of:=([.F18]*[.G18] + [.I18]*[.J18] + [.L18]*[.M18]) / ([.F18] + [.I18] + [.L18])" office:value-type="float" office:value="313.301545443792" calcext:value-type="float">
            <text:p>313.3</text:p>
          </table:table-cell>
          <table:table-cell table:style-name="ce4" table:formula="of:=([.B18]-[.N17])/[.N17]" office:value-type="percentage" office:value="-0.0498286481635979" calcext:value-type="percentage">
            <text:p>-5.0%</text:p>
          </table:table-cell>
          <table:table-cell table:style-name="ce3" table:formula="of:=[.N18]-[.B18]" office:value-type="float" office:value="69.3015454437923" calcext:value-type="float">
            <text:p>69.3</text:p>
          </table:table-cell>
          <table:table-cell table:formula="of:=[.B18]*EXP([.K18]*60)" office:value-type="float" office:value="3080903353.34892" calcext:value-type="float">
            <text:p>3080903353</text:p>
          </table:table-cell>
          <table:table-cell table:number-columns-repeated="1007"/>
        </table:table-row>
        <table:table-row table:style-name="ro2">
          <table:table-cell table:style-name="ce1" table:formula="of:=[.A18]+1" office:value-type="date" office:date-value="2020-03-21" calcext:value-type="date">
            <text:p>03/21/20</text:p>
          </table:table-cell>
          <table:table-cell office:value-type="float" office:value="307" calcext:value-type="float">
            <text:p>307</text:p>
          </table:table-cell>
          <table:table-cell table:formula="of:=[.B19]-[.B18]" office:value-type="float" office:value="63" calcext:value-type="float">
            <text:p>63</text:p>
          </table:table-cell>
          <table:table-cell table:formula="of:=[.A19]-[.A$2]" office:value-type="float" office:value="17" calcext:value-type="float">
            <text:p>17</text:p>
          </table:table-cell>
          <table:table-cell table:formula="of:=SLOPE(LN([.B$2:.B19]); [.D$2:.D19])" office:value-type="float" office:value="0.19328249282575" calcext:value-type="float">
            <text:p>0.193</text:p>
          </table:table-cell>
          <table:table-cell table:formula="of:=RSQ(LN([.B$2:.B19]); [.D$2:.D19])" office:value-type="float" office:value="0.984229646824996" calcext:value-type="float">
            <text:p>0.984</text:p>
          </table:table-cell>
          <table:table-cell table:formula="of:=[.B19]*EXP([.E$22])" office:value-type="float" office:value="377.945717470477" calcext:value-type="float">
            <text:p>377.9</text:p>
          </table:table-cell>
          <table:table-cell table:formula="of:=SLOPE(LN([.B10:.B19]); [.D10:.D19])" office:value-type="float" office:value="0.233573668309797" calcext:value-type="float">
            <text:p>0.234</text:p>
          </table:table-cell>
          <table:table-cell table:formula="of:=RSQ(LN([.B10:.B19]); [.D10:.D19])" office:value-type="float" office:value="0.979169426568194" calcext:value-type="float">
            <text:p>0.979</text:p>
          </table:table-cell>
          <table:table-cell table:formula="of:=[.B19]*EXP([.H$22])" office:value-type="float" office:value="402.443665408158" calcext:value-type="float">
            <text:p>402.4</text:p>
          </table:table-cell>
          <table:table-cell table:formula="of:=SLOPE(LN([.B15:.B19]); [.D15:.D19])" office:value-type="float" office:value="0.281591664175349" calcext:value-type="float">
            <text:p>0.282</text:p>
          </table:table-cell>
          <table:table-cell table:formula="of:=RSQ(LN([.B15:.B19]); [.D15:.D19])" office:value-type="float" office:value="0.957747853282101" calcext:value-type="float">
            <text:p>0.958</text:p>
          </table:table-cell>
          <table:table-cell table:formula="of:=[.B19]*EXP([.K$22])" office:value-type="float" office:value="402.625633025573" calcext:value-type="float">
            <text:p>402.6</text:p>
          </table:table-cell>
          <table:table-cell table:formula="of:=([.F19]*[.G19] + [.I19]*[.J19] + [.L19]*[.M19]) / ([.F19] + [.I19] + [.L19])" office:value-type="float" office:value="394.249169152902" calcext:value-type="float">
            <text:p>394.2</text:p>
          </table:table-cell>
          <table:table-cell table:style-name="ce4" table:formula="of:=([.B19]-[.N18])/[.N18]" office:value-type="percentage" office:value="-0.0201133557603942" calcext:value-type="percentage">
            <text:p>-2.0%</text:p>
          </table:table-cell>
          <table:table-cell table:style-name="ce3" table:formula="of:=[.N19]-[.B19]" office:value-type="float" office:value="87.2491691529016" calcext:value-type="float">
            <text:p>87.2</text:p>
          </table:table-cell>
          <table:table-cell table:formula="of:=[.B19]*EXP([.K19]*60)" office:value-type="float" office:value="6679758012.11922" calcext:value-type="float">
            <text:p>6679758012</text:p>
          </table:table-cell>
          <table:table-cell table:number-columns-repeated="1007"/>
        </table:table-row>
        <table:table-row table:style-name="ro2">
          <table:table-cell table:style-name="ce1" table:formula="of:=[.A19]+1" office:value-type="date" office:date-value="2020-03-22" calcext:value-type="date">
            <text:p>03/22/20</text:p>
          </table:table-cell>
          <table:table-cell office:value-type="float" office:value="417" calcext:value-type="float">
            <text:p>417</text:p>
          </table:table-cell>
          <table:table-cell table:formula="of:=[.B20]-[.B19]" office:value-type="float" office:value="110" calcext:value-type="float">
            <text:p>110</text:p>
          </table:table-cell>
          <table:table-cell table:formula="of:=[.A20]-[.A$2]" office:value-type="float" office:value="18" calcext:value-type="float">
            <text:p>18</text:p>
          </table:table-cell>
          <table:table-cell table:formula="of:=SLOPE(LN([.B$2:.B20]); [.D$2:.D20])" office:value-type="float" office:value="0.198588579235325" calcext:value-type="float">
            <text:p>0.199</text:p>
          </table:table-cell>
          <table:table-cell table:formula="of:=RSQ(LN([.B$2:.B20]); [.D$2:.D20])" office:value-type="float" office:value="0.983335449125924" calcext:value-type="float">
            <text:p>0.983</text:p>
          </table:table-cell>
          <table:table-cell table:formula="of:=[.B20]*EXP([.E$22])" office:value-type="float" office:value="513.36600711788" calcext:value-type="float">
            <text:p>513.4</text:p>
          </table:table-cell>
          <table:table-cell table:formula="of:=SLOPE(LN([.B11:.B20]); [.D11:.D20])" office:value-type="float" office:value="0.249922501272619" calcext:value-type="float">
            <text:p>0.250</text:p>
          </table:table-cell>
          <table:table-cell table:formula="of:=RSQ(LN([.B11:.B20]); [.D11:.D20])" office:value-type="float" office:value="0.985468594194641" calcext:value-type="float">
            <text:p>0.985</text:p>
          </table:table-cell>
          <table:table-cell table:formula="of:=[.B20]*EXP([.H$22])" office:value-type="float" office:value="546.641721417596" calcext:value-type="float">
            <text:p>546.6</text:p>
          </table:table-cell>
          <table:table-cell table:formula="of:=SLOPE(LN([.B16:.B20]); [.D16:.D20])" office:value-type="float" office:value="0.295333357570543" calcext:value-type="float">
            <text:p>0.295</text:p>
          </table:table-cell>
          <table:table-cell table:formula="of:=RSQ(LN([.B16:.B20]); [.D16:.D20])" office:value-type="float" office:value="0.966791720109772" calcext:value-type="float">
            <text:p>0.967</text:p>
          </table:table-cell>
          <table:table-cell table:formula="of:=[.B20]*EXP([.K$22])" office:value-type="float" office:value="546.888889158515" calcext:value-type="float">
            <text:p>546.9</text:p>
          </table:table-cell>
          <table:table-cell table:formula="of:=([.F20]*[.G20] + [.I20]*[.J20] + [.L20]*[.M20]) / ([.F20] + [.I20] + [.L20])" office:value-type="float" office:value="535.576768216225" calcext:value-type="float">
            <text:p>535.6</text:p>
          </table:table-cell>
          <table:table-cell table:style-name="ce4" table:formula="of:=([.B20]-[.N19])/[.N19]" office:value-type="percentage" office:value="0.0577067312430402" calcext:value-type="percentage">
            <text:p>5.8%</text:p>
          </table:table-cell>
          <table:table-cell table:style-name="ce3" table:formula="of:=[.N20]-[.B20]" office:value-type="float" office:value="118.576768216225" calcext:value-type="float">
            <text:p>118.6</text:p>
          </table:table-cell>
          <table:table-cell table:formula="of:=[.B20]*EXP([.K20]*60)" office:value-type="float" office:value="20693545479.9524" calcext:value-type="float">
            <text:p>20693545480</text:p>
          </table:table-cell>
          <table:table-cell table:number-columns-repeated="1007"/>
        </table:table-row>
        <table:table-row table:style-name="ro2">
          <table:table-cell table:style-name="ce1" table:formula="of:=[.A20]+1" office:value-type="date" office:date-value="2020-03-23" calcext:value-type="date">
            <text:p>03/23/20</text:p>
          </table:table-cell>
          <table:table-cell office:value-type="float" office:value="552" calcext:value-type="float">
            <text:p>552</text:p>
          </table:table-cell>
          <table:table-cell table:formula="of:=[.B21]-[.B20]" office:value-type="float" office:value="135" calcext:value-type="float">
            <text:p>135</text:p>
          </table:table-cell>
          <table:table-cell table:formula="of:=[.A21]-[.A$2]" office:value-type="float" office:value="19" calcext:value-type="float">
            <text:p>19</text:p>
          </table:table-cell>
          <table:table-cell table:formula="of:=SLOPE(LN([.B$2:.B21]); [.D$2:.D21])" office:value-type="float" office:value="0.203624059980058" calcext:value-type="float">
            <text:p>0.204</text:p>
          </table:table-cell>
          <table:table-cell table:formula="of:=RSQ(LN([.B$2:.B21]); [.D$2:.D21])" office:value-type="float" office:value="0.98281484496659" calcext:value-type="float">
            <text:p>0.983</text:p>
          </table:table-cell>
          <table:table-cell table:formula="of:=[.B21]*EXP([.E$22])" office:value-type="float" office:value="679.56363532151" calcext:value-type="float">
            <text:p>679.6</text:p>
          </table:table-cell>
          <table:table-cell table:formula="of:=SLOPE(LN([.B12:.B21]); [.D12:.D21])" office:value-type="float" office:value="0.263905834286909" calcext:value-type="float">
            <text:p>0.264</text:p>
          </table:table-cell>
          <table:table-cell table:formula="of:=RSQ(LN([.B12:.B21]); [.D12:.D21])" office:value-type="float" office:value="0.991101514609914" calcext:value-type="float">
            <text:p>0.991</text:p>
          </table:table-cell>
          <table:table-cell table:formula="of:=[.B21]*EXP([.H$22])" office:value-type="float" office:value="723.612062883724" calcext:value-type="float">
            <text:p>723.6</text:p>
          </table:table-cell>
          <table:table-cell table:formula="of:=SLOPE(LN([.B17:.B21]); [.D17:.D21])" office:value-type="float" office:value="0.256637935596372" calcext:value-type="float">
            <text:p>0.257</text:p>
          </table:table-cell>
          <table:table-cell table:formula="of:=RSQ(LN([.B17:.B21]); [.D17:.D21])" office:value-type="float" office:value="0.99285409229748" calcext:value-type="float">
            <text:p>0.993</text:p>
          </table:table-cell>
          <table:table-cell table:formula="of:=[.B21]*EXP([.K$22])" office:value-type="float" office:value="723.939248958034" calcext:value-type="float">
            <text:p>723.9</text:p>
          </table:table-cell>
          <table:table-cell table:formula="of:=([.F21]*[.G21] + [.I21]*[.J21] + [.L21]*[.M21]) / ([.F21] + [.I21] + [.L21])" office:value-type="float" office:value="709.12944578552" calcext:value-type="float">
            <text:p>709.1</text:p>
          </table:table-cell>
          <table:table-cell table:style-name="ce4" table:formula="of:=([.B21]-[.N20])/[.N20]" office:value-type="percentage" office:value="0.0306645709045105" calcext:value-type="percentage">
            <text:p>3.1%</text:p>
          </table:table-cell>
          <table:table-cell table:style-name="ce3" table:formula="of:=[.N21]-[.B21]" office:value-type="float" office:value="157.129445785519" calcext:value-type="float">
            <text:p>157.1</text:p>
          </table:table-cell>
          <table:table-cell table:formula="of:=[.B21]*EXP([.K21]*60)" office:value-type="float" office:value="2687357436.36552" calcext:value-type="float">
            <text:p>2687357436</text:p>
          </table:table-cell>
          <table:table-cell table:number-columns-repeated="1007"/>
        </table:table-row>
        <table:table-row table:style-name="ro2">
          <table:table-cell table:style-name="ce1" table:formula="of:=[.A21]+1" office:value-type="date" office:date-value="2020-03-24" calcext:value-type="date">
            <text:p>03/24/20</text:p>
          </table:table-cell>
          <table:table-cell office:value-type="float" office:value="706" calcext:value-type="float">
            <text:p>706</text:p>
          </table:table-cell>
          <table:table-cell table:formula="of:=[.B22]-[.B21]" office:value-type="float" office:value="154" calcext:value-type="float">
            <text:p>154</text:p>
          </table:table-cell>
          <table:table-cell table:formula="of:=[.A22]-[.A$2]" office:value-type="float" office:value="20" calcext:value-type="float">
            <text:p>20</text:p>
          </table:table-cell>
          <table:table-cell table:formula="of:=SLOPE(LN([.B$2:.B22]); [.D$2:.D22])" office:value-type="float" office:value="0.20790283314481" calcext:value-type="float">
            <text:p>0.208</text:p>
          </table:table-cell>
          <table:table-cell table:formula="of:=RSQ(LN([.B$2:.B22]); [.D$2:.D22])" office:value-type="float" office:value="0.983121170460999" calcext:value-type="float">
            <text:p>0.983</text:p>
          </table:table-cell>
          <table:table-cell table:formula="of:=[.B22]*EXP([.E$22])" office:value-type="float" office:value="869.152040827873" calcext:value-type="float">
            <text:p>869.2</text:p>
          </table:table-cell>
          <table:table-cell table:formula="of:=SLOPE(LN([.B13:.B22]); [.D13:.D22])" office:value-type="float" office:value="0.270707377757003" calcext:value-type="float">
            <text:p>0.271</text:p>
          </table:table-cell>
          <table:table-cell table:formula="of:=RSQ(LN([.B13:.B22]); [.D13:.D22])" office:value-type="float" office:value="0.993412254830034" calcext:value-type="float">
            <text:p>0.993</text:p>
          </table:table-cell>
          <table:table-cell table:formula="of:=[.B22]*EXP([.H$22])" office:value-type="float" office:value="925.489341296936" calcext:value-type="float">
            <text:p>925.5</text:p>
          </table:table-cell>
          <table:table-cell table:formula="of:=SLOPE(LN([.B18:.B22]); [.D18:.D22])" office:value-type="float" office:value="0.271159432308998" calcext:value-type="float">
            <text:p>0.271</text:p>
          </table:table-cell>
          <table:table-cell table:formula="of:=RSQ(LN([.B18:.B22]); [.D18:.D22])" office:value-type="float" office:value="0.998153711289358" calcext:value-type="float">
            <text:p>0.998</text:p>
          </table:table-cell>
          <table:table-cell table:formula="of:=[.B22]*EXP([.K$22])" office:value-type="float" office:value="925.907807544152" calcext:value-type="float">
            <text:p>925.9</text:p>
          </table:table-cell>
          <table:table-cell table:formula="of:=([.F22]*[.G22] + [.I22]*[.J22] + [.L22]*[.M22]) / ([.F22] + [.I22] + [.L22])" office:value-type="float" office:value="907.01052432688" calcext:value-type="float">
            <text:p>907.0</text:p>
          </table:table-cell>
          <table:table-cell table:style-name="ce4" table:formula="of:=([.B22]-[.N21])/[.N21]" office:value-type="percentage" office:value="-0.00441308114353213" calcext:value-type="percentage">
            <text:p>-0.4%</text:p>
          </table:table-cell>
          <table:table-cell table:style-name="ce3" table:formula="of:=[.N22]-[.B22]" office:value-type="float" office:value="201.01052432688" calcext:value-type="float">
            <text:p>201.0</text:p>
          </table:table-cell>
          <table:table-cell table:formula="of:=[.B22]*EXP([.K22]*60)" office:value-type="float" office:value="8214618730.96106" calcext:value-type="float">
            <text:p>8214618731</text:p>
          </table:table-cell>
          <table:table-cell table:number-columns-repeated="1007"/>
        </table:table-row>
        <table:table-row table:style-name="ro2">
          <table:table-cell table:style-name="ce1" table:formula="of:=[.A22]+1" office:value-type="date" office:date-value="2020-03-25" calcext:value-type="date">
            <text:p>03/25/20</text:p>
          </table:table-cell>
          <table:table-cell office:value-type="float" office:value="942" calcext:value-type="float">
            <text:p>942</text:p>
          </table:table-cell>
          <table:table-cell table:formula="of:=[.B23]-[.B22]" office:value-type="float" office:value="236" calcext:value-type="float">
            <text:p>236</text:p>
          </table:table-cell>
          <table:table-cell table:formula="of:=[.A23]-[.A$2]" office:value-type="float" office:value="21" calcext:value-type="float">
            <text:p>21</text:p>
          </table:table-cell>
          <table:table-cell table:formula="of:=SLOPE(LN([.B$2:.B23]); [.D$2:.D23])" office:value-type="float" office:value="0.212070534777686" calcext:value-type="float">
            <text:p>0.212</text:p>
          </table:table-cell>
          <table:table-cell table:formula="of:=RSQ(LN([.B$2:.B23]); [.D$2:.D23])" office:value-type="float" office:value="0.983358629149937" calcext:value-type="float">
            <text:p>0.983</text:p>
          </table:table-cell>
          <table:table-cell table:formula="of:=[.B23]*EXP([.E$22])" office:value-type="float" office:value="1159.69011679866" calcext:value-type="float">
            <text:p>1159.7</text:p>
          </table:table-cell>
          <table:table-cell table:formula="of:=SLOPE(LN([.B14:.B23]); [.D14:.D23])" office:value-type="float" office:value="0.272356832924006" calcext:value-type="float">
            <text:p>0.272</text:p>
          </table:table-cell>
          <table:table-cell table:formula="of:=RSQ(LN([.B14:.B23]); [.D14:.D23])" office:value-type="float" office:value="0.993537164555174" calcext:value-type="float">
            <text:p>0.994</text:p>
          </table:table-cell>
          <table:table-cell table:formula="of:=[.B23]*EXP([.H$22])" office:value-type="float" office:value="1234.85971600809" calcext:value-type="float">
            <text:p>1234.9</text:p>
          </table:table-cell>
          <table:table-cell table:formula="of:=SLOPE(LN([.B19:.B23]); [.D19:.D23])" office:value-type="float" office:value="0.276884406967277" calcext:value-type="float">
            <text:p>0.277</text:p>
          </table:table-cell>
          <table:table-cell table:formula="of:=RSQ(LN([.B19:.B23]); [.D19:.D23])" office:value-type="float" office:value="0.998803102976078" calcext:value-type="float">
            <text:p>0.999</text:p>
          </table:table-cell>
          <table:table-cell table:formula="of:=[.B23]*EXP([.K$22])" office:value-type="float" office:value="1235.41806615664" calcext:value-type="float">
            <text:p>1235.4</text:p>
          </table:table-cell>
          <table:table-cell table:formula="of:=([.F23]*[.G23] + [.I23]*[.J23] + [.L23]*[.M23]) / ([.F23] + [.I23] + [.L23])" office:value-type="float" office:value="1210.20635062451" calcext:value-type="float">
            <text:p>1210.2</text:p>
          </table:table-cell>
          <table:table-cell table:style-name="ce4" table:formula="of:=([.B23]-[.N22])/[.N22]" office:value-type="percentage" office:value="0.0385767030642638" calcext:value-type="percentage">
            <text:p>3.9%</text:p>
          </table:table-cell>
          <table:table-cell table:style-name="ce3" table:formula="of:=[.N23]-[.B23]" office:value-type="float" office:value="268.206350624507" calcext:value-type="float">
            <text:p>268.2</text:p>
          </table:table-cell>
          <table:table-cell table:formula="of:=[.B23]*EXP([.K23]*60)" office:value-type="float" office:value="15453010761.7052" calcext:value-type="float">
            <text:p>15453010762</text:p>
          </table:table-cell>
          <table:table-cell table:number-columns-repeated="1007"/>
        </table:table-row>
        <table:table-row table:style-name="ro2">
          <table:table-cell table:style-name="ce1" table:formula="of:=[.A23]+1" office:value-type="date" office:date-value="2020-03-26" calcext:value-type="date">
            <text:p>03/26/20</text:p>
          </table:table-cell>
          <table:table-cell office:value-type="float" office:value="1209" calcext:value-type="float">
            <text:p>1209</text:p>
          </table:table-cell>
          <table:table-cell table:formula="of:=[.B24]-[.B23]" office:value-type="float" office:value="267" calcext:value-type="float">
            <text:p>267</text:p>
          </table:table-cell>
          <table:table-cell table:formula="of:=[.A24]-[.A$2]" office:value-type="float" office:value="22" calcext:value-type="float">
            <text:p>22</text:p>
          </table:table-cell>
          <table:table-cell table:formula="of:=SLOPE(LN([.B$2:.B24]); [.D$2:.D24])" office:value-type="float" office:value="0.215648927772926" calcext:value-type="float">
            <text:p>0.216</text:p>
          </table:table-cell>
          <table:table-cell table:formula="of:=RSQ(LN([.B$2:.B24]); [.D$2:.D24])" office:value-type="float" office:value="0.984012061106456" calcext:value-type="float">
            <text:p>0.984</text:p>
          </table:table-cell>
          <table:table-cell table:formula="of:=[.B24]*EXP([.E$22])" office:value-type="float" office:value="1488.39209257918" calcext:value-type="float">
            <text:p>1488.4</text:p>
          </table:table-cell>
          <table:table-cell table:formula="of:=SLOPE(LN([.B15:.B24]); [.D15:.D24])" office:value-type="float" office:value="0.274799214873208" calcext:value-type="float">
            <text:p>0.275</text:p>
          </table:table-cell>
          <table:table-cell table:formula="of:=RSQ(LN([.B15:.B24]); [.D15:.D24])" office:value-type="float" office:value="0.994167655897784" calcext:value-type="float">
            <text:p>0.994</text:p>
          </table:table-cell>
          <table:table-cell table:formula="of:=[.B24]*EXP([.H$22])" office:value-type="float" office:value="1584.86772468555" calcext:value-type="float">
            <text:p>1584.9</text:p>
          </table:table-cell>
          <table:table-cell table:formula="of:=SLOPE(LN([.B20:.B24]); [.D20:.D24])" office:value-type="float" office:value="0.266338248593125" calcext:value-type="float">
            <text:p>0.266</text:p>
          </table:table-cell>
          <table:table-cell table:formula="of:=RSQ(LN([.B20:.B24]); [.D20:.D24])" office:value-type="float" office:value="0.999457132061893" calcext:value-type="float">
            <text:p>0.999</text:p>
          </table:table-cell>
          <table:table-cell table:formula="of:=[.B24]*EXP([.K$22])" office:value-type="float" office:value="1585.58433331569" calcext:value-type="float">
            <text:p>1585.6</text:p>
          </table:table-cell>
          <table:table-cell table:formula="of:=([.F24]*[.G24] + [.I24]*[.J24] + [.L24]*[.M24]) / ([.F24] + [.I24] + [.L24])" office:value-type="float" office:value="1553.22620130139" calcext:value-type="float">
            <text:p>1553.2</text:p>
          </table:table-cell>
          <table:table-cell table:style-name="ce4" table:formula="of:=([.B24]-[.N23])/[.N23]" office:value-type="percentage" office:value="-0.000996813992824368" calcext:value-type="percentage">
            <text:p>-0.1%</text:p>
          </table:table-cell>
          <table:table-cell table:style-name="ce3" table:formula="of:=[.N24]-[.B24]" office:value-type="float" office:value="344.226201301394" calcext:value-type="float">
            <text:p>344.2</text:p>
          </table:table-cell>
          <table:table-cell table:formula="of:=[.B24]*EXP([.K24]*60)" office:value-type="float" office:value="10533681964.3239" calcext:value-type="float">
            <text:p>10533681964</text:p>
          </table:table-cell>
          <table:table-cell table:number-columns-repeated="1007"/>
        </table:table-row>
        <table:table-row table:style-name="ro2">
          <table:table-cell table:style-name="ce1" table:formula="of:=[.A24]+1" office:value-type="date" office:date-value="2020-03-27" calcext:value-type="date">
            <text:p>03/27/20</text:p>
          </table:table-cell>
          <table:table-cell office:value-type="float" office:value="1581" calcext:value-type="float">
            <text:p>1581</text:p>
          </table:table-cell>
          <table:table-cell table:formula="of:=[.B25]-[.B24]" office:value-type="float" office:value="372" calcext:value-type="float">
            <text:p>372</text:p>
          </table:table-cell>
          <table:table-cell table:formula="of:=[.A25]-[.A$2]" office:value-type="float" office:value="23" calcext:value-type="float">
            <text:p>23</text:p>
          </table:table-cell>
          <table:table-cell table:formula="of:=SLOPE(LN([.B$2:.B25]); [.D$2:.D25])" office:value-type="float" office:value="0.218930440967479" calcext:value-type="float">
            <text:p>0.219</text:p>
          </table:table-cell>
          <table:table-cell table:formula="of:=RSQ(LN([.B$2:.B25]); [.D$2:.D25])" office:value-type="float" office:value="0.984717073828651" calcext:value-type="float">
            <text:p>0.985</text:p>
          </table:table-cell>
          <table:table-cell table:formula="of:=[.B25]*EXP([.E$22])" office:value-type="float" office:value="1946.35889029585" calcext:value-type="float">
            <text:p>1946.4</text:p>
          </table:table-cell>
          <table:table-cell table:formula="of:=SLOPE(LN([.B16:.B25]); [.D16:.D25])" office:value-type="float" office:value="0.275658932386508" calcext:value-type="float">
            <text:p>0.276</text:p>
          </table:table-cell>
          <table:table-cell table:formula="of:=RSQ(LN([.B16:.B25]); [.D16:.D25])" office:value-type="float" office:value="0.994357244457991" calcext:value-type="float">
            <text:p>0.994</text:p>
          </table:table-cell>
          <table:table-cell table:formula="of:=[.B25]*EXP([.H$22])" office:value-type="float" office:value="2072.5193322811" calcext:value-type="float">
            <text:p>2072.5</text:p>
          </table:table-cell>
          <table:table-cell table:formula="of:=SLOPE(LN([.B21:.B25]); [.D21:.D25])" office:value-type="float" office:value="0.26424631949863" calcext:value-type="float">
            <text:p>0.264</text:p>
          </table:table-cell>
          <table:table-cell table:formula="of:=RSQ(LN([.B21:.B25]); [.D21:.D25])" office:value-type="float" office:value="0.999523510210062" calcext:value-type="float">
            <text:p>1.000</text:p>
          </table:table-cell>
          <table:table-cell table:formula="of:=[.B25]*EXP([.K$22])" office:value-type="float" office:value="2073.45643587437" calcext:value-type="float">
            <text:p>2073.5</text:p>
          </table:table-cell>
          <table:table-cell table:formula="of:=([.F25]*[.G25] + [.I25]*[.J25] + [.L25]*[.M25]) / ([.F25] + [.I25] + [.L25])" office:value-type="float" office:value="2031.12546466591" calcext:value-type="float">
            <text:p>2031.1</text:p>
          </table:table-cell>
          <table:table-cell table:style-name="ce4" table:formula="of:=([.B25]-[.N24])/[.N24]" office:value-type="percentage" office:value="0.0178813611792892" calcext:value-type="percentage">
            <text:p>1.8%</text:p>
          </table:table-cell>
          <table:table-cell table:style-name="ce3" table:formula="of:=[.N25]-[.B25]" office:value-type="float" office:value="450.125464665914" calcext:value-type="float">
            <text:p>450.1</text:p>
          </table:table-cell>
          <table:table-cell table:formula="of:=[.B25]*EXP([.K25]*60)" office:value-type="float" office:value="12149963554.8458" calcext:value-type="float">
            <text:p>12149963555</text:p>
          </table:table-cell>
          <table:table-cell table:number-columns-repeated="1007"/>
        </table:table-row>
        <table:table-row table:style-name="ro2">
          <table:table-cell table:style-name="ce1" table:formula="of:=[.A25]+1" office:value-type="date" office:date-value="2020-03-28" calcext:value-type="date">
            <text:p>03/28/20</text:p>
          </table:table-cell>
          <table:table-cell table:number-columns-repeated="2"/>
          <table:table-cell table:formula="of:=[.A26]-[.A$2]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1" table:formula="of:=[.A26]+1" office:value-type="date" office:date-value="2020-03-29" calcext:value-type="date">
            <text:p>03/29/20</text:p>
          </table:table-cell>
          <table:table-cell table:number-columns-repeated="2"/>
          <table:table-cell table:formula="of:=[.A27]-[.A$2]"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 table:style-name="ce1" table:formula="of:=[.A27]+1" office:value-type="date" office:date-value="2020-03-30" calcext:value-type="date">
            <text:p>03/30/20</text:p>
          </table:table-cell>
          <table:table-cell table:number-columns-repeated="2"/>
          <table:table-cell table:formula="of:=[.A28]-[.A$2]" office:value-type="float" office:value="26" calcext:value-type="float">
            <text:p>26</text:p>
          </table:table-cell>
          <table:table-cell table:number-columns-repeated="1020"/>
        </table:table-row>
        <table:table-row table:style-name="ro2">
          <table:table-cell table:style-name="ce1" table:formula="of:=[.A28]+1" office:value-type="date" office:date-value="2020-03-31" calcext:value-type="date">
            <text:p>03/31/20</text:p>
          </table:table-cell>
          <table:table-cell table:number-columns-repeated="2"/>
          <table:table-cell table:formula="of:=[.A29]-[.A$2]" office:value-type="float" office:value="27" calcext:value-type="float">
            <text:p>27</text:p>
          </table:table-cell>
          <table:table-cell table:number-columns-repeated="1020"/>
        </table:table-row>
        <table:table-row table:style-name="ro2">
          <table:table-cell table:style-name="ce1" table:formula="of:=[.A29]+1" office:value-type="date" office:date-value="2020-04-01" calcext:value-type="date">
            <text:p>04/01/20</text:p>
          </table:table-cell>
          <table:table-cell table:number-columns-repeated="2"/>
          <table:table-cell table:formula="of:=[.A30]-[.A$2]" office:value-type="float" office:value="28" calcext:value-type="float">
            <text:p>28</text:p>
          </table:table-cell>
          <table:table-cell table:number-columns-repeated="1020"/>
        </table:table-row>
        <table:table-row table:style-name="ro2">
          <table:table-cell table:style-name="ce1" table:formula="of:=[.A30]+1" office:value-type="date" office:date-value="2020-04-02" calcext:value-type="date">
            <text:p>04/02/20</text:p>
          </table:table-cell>
          <table:table-cell table:number-columns-repeated="2"/>
          <table:table-cell table:formula="of:=[.A31]-[.A$2]" office:value-type="float" office:value="29" calcext:value-type="float">
            <text:p>29</text:p>
          </table:table-cell>
          <table:table-cell table:number-columns-repeated="1020"/>
        </table:table-row>
        <table:table-row table:style-name="ro2">
          <table:table-cell table:style-name="ce1" table:formula="of:=[.A31]+1" office:value-type="date" office:date-value="2020-04-03" calcext:value-type="date">
            <text:p>04/03/20</text:p>
          </table:table-cell>
          <table:table-cell table:number-columns-repeated="2"/>
          <table:table-cell table:formula="of:=[.A32]-[.A$2]" office:value-type="float" office:value="30" calcext:value-type="float">
            <text:p>30</text:p>
          </table:table-cell>
          <table:table-cell table:number-columns-repeated="17"/>
          <table:table-cell office:value-type="string" calcext:value-type="string">
            <text:p>leading causes of mortality in the US</text:p>
          </table:table-cell>
          <table:table-cell table:number-columns-repeated="1002"/>
        </table:table-row>
        <table:table-row table:style-name="ro2">
          <table:table-cell table:style-name="ce1" table:formula="of:=[.A32]+1" office:value-type="date" office:date-value="2020-04-04" calcext:value-type="date">
            <text:p>04/04/20</text:p>
          </table:table-cell>
          <table:table-cell table:number-columns-repeated="2"/>
          <table:table-cell table:formula="of:=[.A33]-[.A$2]" office:value-type="float" office:value="31" calcext:value-type="float">
            <text:p>31</text:p>
          </table:table-cell>
          <table:table-cell table:number-columns-repeated="17"/>
          <table:table-cell table:style-name="ce5" office:value-type="string" calcext:value-type="string">
            <text:p>deaths</text:p>
          </table:table-cell>
          <table:table-cell office:value-type="string" calcext:value-type="string">
            <text:p>per day</text:p>
          </table:table-cell>
          <table:table-cell office:value-type="string" calcext:value-type="string">
            <text:p>cause</text:p>
          </table:table-cell>
          <table:table-cell table:number-columns-repeated="1000"/>
        </table:table-row>
        <table:table-row table:style-name="ro2">
          <table:table-cell table:style-name="ce1" table:formula="of:=[.A33]+1" office:value-type="date" office:date-value="2020-04-05" calcext:value-type="date">
            <text:p>04/05/20</text:p>
          </table:table-cell>
          <table:table-cell table:number-columns-repeated="2"/>
          <table:table-cell table:formula="of:=[.A34]-[.A$2]" office:value-type="float" office:value="32" calcext:value-type="float">
            <text:p>32</text:p>
          </table:table-cell>
          <table:table-cell table:number-columns-repeated="17"/>
          <table:table-cell table:style-name="ce5" office:value-type="float" office:value="647457" calcext:value-type="float">
            <text:p>647457</text:p>
          </table:table-cell>
          <table:table-cell table:style-name="ce3" table:formula="of:=[.V34]/365" office:value-type="float" office:value="1773.85479452055" calcext:value-type="float">
            <text:p>1773.9</text:p>
          </table:table-cell>
          <table:table-cell office:value-type="string" calcext:value-type="string">
            <text:p>2017 heart disease</text:p>
          </table:table-cell>
          <table:table-cell table:number-columns-repeated="1000"/>
        </table:table-row>
        <table:table-row table:style-name="ro2">
          <table:table-cell table:style-name="ce1" table:formula="of:=[.A34]+1" office:value-type="date" office:date-value="2020-04-06" calcext:value-type="date">
            <text:p>04/06/20</text:p>
          </table:table-cell>
          <table:table-cell table:number-columns-repeated="2"/>
          <table:table-cell table:formula="of:=[.A35]-[.A$2]" office:value-type="float" office:value="33" calcext:value-type="float">
            <text:p>33</text:p>
          </table:table-cell>
          <table:table-cell table:number-columns-repeated="17"/>
          <table:table-cell table:style-name="ce5" office:value-type="float" office:value="599108" calcext:value-type="float">
            <text:p>599108</text:p>
          </table:table-cell>
          <table:table-cell table:style-name="ce3" table:formula="of:=[.V35]/365" office:value-type="float" office:value="1641.39178082192" calcext:value-type="float">
            <text:p>1641.4</text:p>
          </table:table-cell>
          <table:table-cell office:value-type="string" calcext:value-type="string">
            <text:p>2017 cancer</text:p>
          </table:table-cell>
          <table:table-cell table:number-columns-repeated="1000"/>
        </table:table-row>
        <table:table-row table:style-name="ro2">
          <table:table-cell table:style-name="ce1" table:formula="of:=[.A35]+1" office:value-type="date" office:date-value="2020-04-07" calcext:value-type="date">
            <text:p>04/07/20</text:p>
          </table:table-cell>
          <table:table-cell table:number-columns-repeated="2"/>
          <table:table-cell table:formula="of:=[.A36]-[.A$2]" office:value-type="float" office:value="34" calcext:value-type="float">
            <text:p>34</text:p>
          </table:table-cell>
          <table:table-cell table:number-columns-repeated="17"/>
          <table:table-cell table:style-name="ce5" office:value-type="float" office:value="169936" calcext:value-type="float">
            <text:p>169936</text:p>
          </table:table-cell>
          <table:table-cell table:style-name="ce3" table:formula="of:=[.V36]/365" office:value-type="float" office:value="465.578082191781" calcext:value-type="float">
            <text:p>465.6</text:p>
          </table:table-cell>
          <table:table-cell office:value-type="string" calcext:value-type="string">
            <text:p>2017 unintentional injuries</text:p>
          </table:table-cell>
          <table:table-cell table:number-columns-repeated="1000"/>
        </table:table-row>
        <table:table-row table:style-name="ro2">
          <table:table-cell table:style-name="ce1" table:formula="of:=[.A36]+1" office:value-type="date" office:date-value="2020-04-08" calcext:value-type="date">
            <text:p>04/08/20</text:p>
          </table:table-cell>
          <table:table-cell table:number-columns-repeated="2"/>
          <table:table-cell table:formula="of:=[.A37]-[.A$2]" office:value-type="float" office:value="35" calcext:value-type="float">
            <text:p>35</text:p>
          </table:table-cell>
          <table:table-cell table:number-columns-repeated="17"/>
          <table:table-cell table:style-name="ce5" office:value-type="float" office:value="160201" calcext:value-type="float">
            <text:p>160201</text:p>
          </table:table-cell>
          <table:table-cell table:style-name="ce3" table:formula="of:=[.V37]/365" office:value-type="float" office:value="438.906849315069" calcext:value-type="float">
            <text:p>438.9</text:p>
          </table:table-cell>
          <table:table-cell office:value-type="string" calcext:value-type="string">
            <text:p>2017 lower respiratory disease</text:p>
          </table:table-cell>
          <table:table-cell table:number-columns-repeated="1000"/>
        </table:table-row>
        <table:table-row table:style-name="ro2">
          <table:table-cell table:style-name="ce1" table:formula="of:=[.A37]+1" office:value-type="date" office:date-value="2020-04-09" calcext:value-type="date">
            <text:p>04/09/20</text:p>
          </table:table-cell>
          <table:table-cell table:number-columns-repeated="2"/>
          <table:table-cell table:formula="of:=[.A38]-[.A$2]" office:value-type="float" office:value="36" calcext:value-type="float">
            <text:p>36</text:p>
          </table:table-cell>
          <table:table-cell table:number-columns-repeated="18"/>
          <table:table-cell table:style-name="ce3"/>
          <table:table-cell table:number-columns-repeated="1001"/>
        </table:table-row>
        <table:table-row table:style-name="ro2">
          <table:table-cell table:style-name="ce1" table:formula="of:=[.A38]+1" office:value-type="date" office:date-value="2020-04-10" calcext:value-type="date">
            <text:p>04/10/20</text:p>
          </table:table-cell>
          <table:table-cell table:number-columns-repeated="2"/>
          <table:table-cell table:formula="of:=[.A39]-[.A$2]" office:value-type="float" office:value="37" calcext:value-type="float">
            <text:p>37</text:p>
          </table:table-cell>
          <table:table-cell table:number-columns-repeated="17"/>
          <table:table-cell office:value-type="float" office:value="38800" calcext:value-type="float">
            <text:p>38800</text:p>
          </table:table-cell>
          <table:table-cell table:style-name="ce3" table:formula="of:=[.V39]/365" office:value-type="float" office:value="106.301369863014" calcext:value-type="float">
            <text:p>106.3</text:p>
          </table:table-cell>
          <table:table-cell office:value-type="string" calcext:value-type="string">
            <text:p>2019 us car deaths</text:p>
          </table:table-cell>
          <table:table-cell table:number-columns-repeated="1000"/>
        </table:table-row>
        <table:table-row table:style-name="ro2">
          <table:table-cell table:style-name="ce1" table:formula="of:=[.A39]+1" office:value-type="date" office:date-value="2020-04-11" calcext:value-type="date">
            <text:p>04/11/20</text:p>
          </table:table-cell>
          <table:table-cell table:number-columns-repeated="2"/>
          <table:table-cell table:formula="of:=[.A40]-[.A$2]"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 table:style-name="ce1" table:formula="of:=[.A40]+1" office:value-type="date" office:date-value="2020-04-12" calcext:value-type="date">
            <text:p>04/12/20</text:p>
          </table:table-cell>
          <table:table-cell table:number-columns-repeated="2"/>
          <table:table-cell table:formula="of:=[.A41]-[.A$2]" office:value-type="float" office:value="39" calcext:value-type="float">
            <text:p>39</text:p>
          </table:table-cell>
          <table:table-cell table:number-columns-repeated="1020"/>
        </table:table-row>
        <table:table-row table:style-name="ro2">
          <table:table-cell table:style-name="ce1" table:formula="of:=[.A41]+1" office:value-type="date" office:date-value="2020-04-13" calcext:value-type="date">
            <text:p>04/13/20</text:p>
          </table:table-cell>
          <table:table-cell table:number-columns-repeated="2"/>
          <table:table-cell table:formula="of:=[.A42]-[.A$2]"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table:style-name="ce1" table:formula="of:=[.A42]+1" office:value-type="date" office:date-value="2020-04-14" calcext:value-type="date">
            <text:p>04/14/20</text:p>
          </table:table-cell>
          <table:table-cell table:number-columns-repeated="2"/>
          <table:table-cell table:formula="of:=[.A43]-[.A$2]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1" table:formula="of:=[.A43]+1" office:value-type="date" office:date-value="2020-04-15" calcext:value-type="date">
            <text:p>04/15/20</text:p>
          </table:table-cell>
          <table:table-cell table:number-columns-repeated="2"/>
          <table:table-cell table:formula="of:=[.A44]-[.A$2]" office:value-type="float" office:value="42" calcext:value-type="float">
            <text:p>42</text:p>
          </table:table-cell>
          <table:table-cell table:number-columns-repeated="1020"/>
        </table:table-row>
        <table:table-row table:style-name="ro2" table:number-rows-repeated="4">
          <table:table-cell table:style-name="ce1"/>
          <table:table-cell table:number-columns-repeated="1023"/>
        </table:table-row>
        <table:table-row table:style-name="ro2" table:number-rows-repeated="72">
          <table:table-cell table:style-name="ce1"/>
          <table:table-cell table:number-columns-repeated="1023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 cases" table:style-name="ta1">
        <table:shapes>
          <draw:frame draw:z-index="0" draw:style-name="gr2" draw:text-style-name="P1" svg:width="632.78pt" svg:height="427.86pt" svg:x="648.57pt" svg:y="9.61pt">
            <draw:object draw:notify-on-update-of-ranges="'US cases'.B2:'US cases'.B30 'US cases'.C1:'US cases'.C1 'US cases'.C2:'US cases'.C30 'US cases'.C10:'US cases'.C30 'US cases'.C15:'US cases'.C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5" table:default-cell-style-name="ce5"/>
        <table:table-column table:style-name="co16" table:default-cell-style-name="Default"/>
        <table:table-column table:style-name="co17" table:default-cell-style-name="ce2"/>
        <table:table-column table:style-name="co18" table:default-cell-style-name="ce3"/>
        <table:table-column table:style-name="co2" table:default-cell-style-name="ce4"/>
        <table:table-column table:style-name="co17" table:default-cell-style-name="ce2"/>
        <table:table-column table:style-name="co18" table:default-cell-style-name="ce3"/>
        <table:table-column table:style-name="co19" table:default-cell-style-name="ce4"/>
        <table:table-column table:style-name="co17" table:default-cell-style-name="ce2"/>
        <table:table-column table:style-name="co18" table:default-cell-style-name="ce3"/>
        <table:table-column table:style-name="co2" table:default-cell-style-name="Default"/>
        <table:table-column table:style-name="co11" table:number-columns-repeated="1012" table:default-cell-style-name="Default"/>
        <table:table-row table:style-name="ro2">
          <table:table-cell table:style-name="ce1" office:value-type="string" calcext:value-type="string">
            <text:p>Date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US cas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 proj</text:p>
          </table:table-cell>
          <table:table-cell office:value-type="string" calcext:value-type="string">
            <text:p>tot del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10d proj</text:p>
          </table:table-cell>
          <table:table-cell office:value-type="string" calcext:value-type="string">
            <text:p>10d del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d proj</text:p>
          </table:table-cell>
          <table:table-cell office:value-type="string" calcext:value-type="string">
            <text:p>5d del</text:p>
          </table:table-cell>
          <table:table-cell table:number-columns-repeated="1012"/>
        </table:table-row>
        <table:table-row table:style-name="ro2">
          <table:table-cell table:style-name="ce1" office:value-type="date" office:date-value="2020-03-04" calcext:value-type="date">
            <text:p>03/04/20</text:p>
          </table:table-cell>
          <table:table-cell table:formula="of:=[.A2]-[.A$2]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05" calcext:value-type="date">
            <text:p>03/05/20</text:p>
          </table:table-cell>
          <table:table-cell table:formula="of:=[.A3]-[.A$2]"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table:formula="of:=SLOPE(LN([.C$2:.C3]); [.B$2:.B3])" office:value-type="float" office:value="0.367724780125317" calcext:value-type="float">
            <text:p>0.368</text:p>
          </table:table-cell>
          <table:table-cell table:formula="of:=[.C3]*EXP([.D3])" office:value-type="float" office:value="319.222222222222" calcext:value-type="float">
            <text:p>319.2</text:p>
          </table:table-cell>
          <table:table-cell table:number-columns-repeated="1019"/>
        </table:table-row>
        <table:table-row table:style-name="ro2">
          <table:table-cell table:style-name="ce1" table:formula="of:=[.A3]+1" office:value-type="date" office:date-value="2020-03-06" calcext:value-type="date">
            <text:p>03/06/20</text:p>
          </table:table-cell>
          <table:table-cell table:formula="of:=[.A4]-[.A$2]"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table:formula="of:=SLOPE(LN([.C$2:.C4]); [.B$2:.B4])" office:value-type="float" office:value="0.298591596149101" calcext:value-type="float">
            <text:p>0.299</text:p>
          </table:table-cell>
          <table:table-cell table:formula="of:=[.C4]*EXP([.D4])" office:value-type="float" office:value="374.732601832049" calcext:value-type="float">
            <text:p>374.7</text:p>
          </table:table-cell>
          <table:table-cell table:formula="of:=([.C4]-[.E3])/[.E3]" office:value-type="percentage" office:value="-0.129133310128785" calcext:value-type="percentage">
            <text:p>-12.9%</text:p>
          </table:table-cell>
          <table:table-cell table:number-columns-repeated="1018"/>
        </table:table-row>
        <table:table-row table:style-name="ro2">
          <table:table-cell table:style-name="ce1" table:formula="of:=[.A4]+1" office:value-type="date" office:date-value="2020-03-07" calcext:value-type="date">
            <text:p>03/07/20</text:p>
          </table:table-cell>
          <table:table-cell table:formula="of:=[.A5]-[.A$2]" office:value-type="float" office:value="3" calcext:value-type="float">
            <text:p>3</text:p>
          </table:table-cell>
          <table:table-cell office:value-type="float" office:value="417" calcext:value-type="float">
            <text:p>417</text:p>
          </table:table-cell>
          <table:table-cell table:formula="of:=SLOPE(LN([.C$2:.C5]); [.B$2:.B5])" office:value-type="float" office:value="0.323740331339198" calcext:value-type="float">
            <text:p>0.324</text:p>
          </table:table-cell>
          <table:table-cell table:formula="of:=[.C5]*EXP([.D5])" office:value-type="float" office:value="576.414230922554" calcext:value-type="float">
            <text:p>576.4</text:p>
          </table:table-cell>
          <table:table-cell table:formula="of:=([.C5]-[.E4])/[.E4]" office:value-type="percentage" office:value="0.112793490508453" calcext:value-type="percentage">
            <text:p>11.3%</text:p>
          </table:table-cell>
          <table:table-cell table:number-columns-repeated="3"/>
          <table:table-cell table:formula="of:=SLOPE(LN([.C1:.C5]); [.B1:.B5])" office:value-type="float" office:value="0.323740331339198" calcext:value-type="float">
            <text:p>0.324</text:p>
          </table:table-cell>
          <table:table-cell table:formula="of:=[.C5]*EXP([.J5])" office:value-type="float" office:value="576.414230922554" calcext:value-type="float">
            <text:p>576.4</text:p>
          </table:table-cell>
          <table:table-cell table:number-columns-repeated="1013"/>
        </table:table-row>
        <table:table-row table:style-name="ro2">
          <table:table-cell table:style-name="ce1" table:formula="of:=[.A5]+1" office:value-type="date" office:date-value="2020-03-08" calcext:value-type="date">
            <text:p>03/08/20</text:p>
          </table:table-cell>
          <table:table-cell table:formula="of:=[.A6]-[.A$2]" office:value-type="float" office:value="4" calcext:value-type="float">
            <text:p>4</text:p>
          </table:table-cell>
          <table:table-cell office:value-type="float" office:value="537" calcext:value-type="float">
            <text:p>537</text:p>
          </table:table-cell>
          <table:table-cell table:formula="of:=SLOPE(LN([.C$2:.C6]); [.B$2:.B6])" office:value-type="float" office:value="0.314604386651391" calcext:value-type="float">
            <text:p>0.315</text:p>
          </table:table-cell>
          <table:table-cell table:formula="of:=[.C6]*EXP([.D6])" office:value-type="float" office:value="735.538203685013" calcext:value-type="float">
            <text:p>735.5</text:p>
          </table:table-cell>
          <table:table-cell table:formula="of:=([.C6]-[.E5])/[.E5]" office:value-type="percentage" office:value="-0.0683783099169355" calcext:value-type="percentage">
            <text:p>-6.8%</text:p>
          </table:table-cell>
          <table:table-cell table:number-columns-repeated="3"/>
          <table:table-cell table:formula="of:=SLOPE(LN([.C2:.C6]); [.B2:.B6])" office:value-type="float" office:value="0.314604386651391" calcext:value-type="float">
            <text:p>0.315</text:p>
          </table:table-cell>
          <table:table-cell table:formula="of:=[.C6]*EXP([.J6])" office:value-type="float" office:value="735.538203685013" calcext:value-type="float">
            <text:p>735.5</text:p>
          </table:table-cell>
          <table:table-cell table:style-name="ce4" table:formula="of:=([.C6]-[.K5])/[.K5]" office:value-type="percentage" office:value="-0.0683783099169355" calcext:value-type="percentage">
            <text:p>-6.8%</text:p>
          </table:table-cell>
          <table:table-cell table:number-columns-repeated="1012"/>
        </table:table-row>
        <table:table-row table:style-name="ro2">
          <table:table-cell table:style-name="ce1" table:formula="of:=[.A6]+1" office:value-type="date" office:date-value="2020-03-09" calcext:value-type="date">
            <text:p>03/09/20</text:p>
          </table:table-cell>
          <table:table-cell table:formula="of:=[.A7]-[.A$2]" office:value-type="float" office:value="5" calcext:value-type="float">
            <text:p>5</text:p>
          </table:table-cell>
          <table:table-cell office:value-type="float" office:value="605" calcext:value-type="float">
            <text:p>605</text:p>
          </table:table-cell>
          <table:table-cell table:formula="of:=SLOPE(LN([.C$2:.C7]); [.B$2:.B7])" office:value-type="float" office:value="0.284083542007815" calcext:value-type="float">
            <text:p>0.284</text:p>
          </table:table-cell>
          <table:table-cell table:formula="of:=[.C7]*EXP([.D7])" office:value-type="float" office:value="803.769068782485" calcext:value-type="float">
            <text:p>803.8</text:p>
          </table:table-cell>
          <table:table-cell table:formula="of:=([.C7]-[.E6])/[.E6]" office:value-type="percentage" office:value="-0.177473043590425" calcext:value-type="percentage">
            <text:p>-17.7%</text:p>
          </table:table-cell>
          <table:table-cell table:number-columns-repeated="3"/>
          <table:table-cell table:formula="of:=SLOPE(LN([.C3:.C7]); [.B3:.B7])" office:value-type="float" office:value="0.267250849384441" calcext:value-type="float">
            <text:p>0.267</text:p>
          </table:table-cell>
          <table:table-cell table:formula="of:=[.C7]*EXP([.J7])" office:value-type="float" office:value="790.352704654943" calcext:value-type="float">
            <text:p>790.4</text:p>
          </table:table-cell>
          <table:table-cell table:style-name="ce4" table:formula="of:=([.C7]-[.K6])/[.K6]" office:value-type="percentage" office:value="-0.177473043590425" calcext:value-type="percentage">
            <text:p>-17.7%</text:p>
          </table:table-cell>
          <table:table-cell table:number-columns-repeated="1012"/>
        </table:table-row>
        <table:table-row table:style-name="ro2">
          <table:table-cell table:style-name="ce1" table:formula="of:=[.A7]+1" office:value-type="date" office:date-value="2020-03-10" calcext:value-type="date">
            <text:p>03/10/20</text:p>
          </table:table-cell>
          <table:table-cell table:formula="of:=[.A8]-[.A$2]" office:value-type="float" office:value="6" calcext:value-type="float">
            <text:p>6</text:p>
          </table:table-cell>
          <table:table-cell office:value-type="float" office:value="959" calcext:value-type="float">
            <text:p>959</text:p>
          </table:table-cell>
          <table:table-cell table:formula="of:=SLOPE(LN([.C$2:.C8]); [.B$2:.B8])" office:value-type="float" office:value="0.292102426939908" calcext:value-type="float">
            <text:p>0.292</text:p>
          </table:table-cell>
          <table:table-cell table:formula="of:=[.C8]*EXP([.D8])" office:value-type="float" office:value="1284.33133730788" calcext:value-type="float">
            <text:p>1284.3</text:p>
          </table:table-cell>
          <table:table-cell table:formula="of:=([.C8]-[.E7])/[.E7]" office:value-type="percentage" office:value="0.193128769501732" calcext:value-type="percentage">
            <text:p>19.3%</text:p>
          </table:table-cell>
          <table:table-cell table:number-columns-repeated="3"/>
          <table:table-cell table:formula="of:=SLOPE(LN([.C4:.C8]); [.B4:.B8])" office:value-type="float" office:value="0.284868215861764" calcext:value-type="float">
            <text:p>0.285</text:p>
          </table:table-cell>
          <table:table-cell table:formula="of:=[.C8]*EXP([.J8])" office:value-type="float" office:value="1275.07373940193" calcext:value-type="float">
            <text:p>1275.1</text:p>
          </table:table-cell>
          <table:table-cell table:style-name="ce4" table:formula="of:=([.C8]-[.K7])/[.K7]" office:value-type="percentage" office:value="0.213382322033915" calcext:value-type="percentage">
            <text:p>21.3%</text:p>
          </table:table-cell>
          <table:table-cell table:number-columns-repeated="1012"/>
        </table:table-row>
        <table:table-row table:style-name="ro2">
          <table:table-cell table:style-name="ce1" table:formula="of:=[.A8]+1" office:value-type="date" office:date-value="2020-03-11" calcext:value-type="date">
            <text:p>03/11/20</text:p>
          </table:table-cell>
          <table:table-cell table:formula="of:=[.A9]-[.A$2]"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table:formula="of:=SLOPE(LN([.C$2:.C9]); [.B$2:.B9])" office:value-type="float" office:value="0.295162116919139" calcext:value-type="float">
            <text:p>0.295</text:p>
          </table:table-cell>
          <table:table-cell table:formula="of:=[.C9]*EXP([.D9])" office:value-type="float" office:value="1719.48047340092" calcext:value-type="float">
            <text:p>1719.5</text:p>
          </table:table-cell>
          <table:table-cell table:formula="of:=([.C9]-[.E8])/[.E8]" office:value-type="percentage" office:value="-0.00337244539789961" calcext:value-type="percentage">
            <text:p>-0.3%</text:p>
          </table:table-cell>
          <table:table-cell table:number-columns-repeated="3"/>
          <table:table-cell table:formula="of:=SLOPE(LN([.C5:.C9]); [.B5:.B9])" office:value-type="float" office:value="0.28229512506043" calcext:value-type="float">
            <text:p>0.282</text:p>
          </table:table-cell>
          <table:table-cell table:formula="of:=[.C9]*EXP([.J9])" office:value-type="float" office:value="1697.49766176537" calcext:value-type="float">
            <text:p>1697.5</text:p>
          </table:table-cell>
          <table:table-cell table:style-name="ce4" table:formula="of:=([.C9]-[.K8])/[.K8]" office:value-type="percentage" office:value="0.00386351035696035" calcext:value-type="percentage">
            <text:p>0.4%</text:p>
          </table:table-cell>
          <table:table-cell table:number-columns-repeated="1012"/>
        </table:table-row>
        <table:table-row table:style-name="ro2">
          <table:table-cell table:style-name="ce1" table:formula="of:=[.A9]+1" office:value-type="date" office:date-value="2020-03-12" calcext:value-type="date">
            <text:p>03/12/20</text:p>
          </table:table-cell>
          <table:table-cell table:formula="of:=[.A10]-[.A$2]" office:value-type="float" office:value="8" calcext:value-type="float">
            <text:p>8</text:p>
          </table:table-cell>
          <table:table-cell office:value-type="float" office:value="1663" calcext:value-type="float">
            <text:p>1663</text:p>
          </table:table-cell>
          <table:table-cell table:formula="of:=SLOPE(LN([.C$2:.C10]); [.B$2:.B10])" office:value-type="float" office:value="0.294363372600122" calcext:value-type="float">
            <text:p>0.294</text:p>
          </table:table-cell>
          <table:table-cell table:formula="of:=[.C10]*EXP([.D10])" office:value-type="float" office:value="2232.19760389404" calcext:value-type="float">
            <text:p>2232.2</text:p>
          </table:table-cell>
          <table:table-cell table:formula="of:=([.C10]-[.E9])/[.E9]" office:value-type="percentage" office:value="-0.0328474061058737" calcext:value-type="percentage">
            <text:p>-3.3%</text:p>
          </table:table-cell>
          <table:table-cell table:formula="of:=SLOPE(LN([.C1:.C10]); [.B1:.B10])" office:value-type="float" office:value="0.294363372600122" calcext:value-type="float">
            <text:p>0.294</text:p>
          </table:table-cell>
          <table:table-cell table:formula="of:=[.C10]*EXP([.G10])" office:value-type="float" office:value="2232.19760389404" calcext:value-type="float">
            <text:p>2232.2</text:p>
          </table:table-cell>
          <table:table-cell/>
          <table:table-cell table:formula="of:=SLOPE(LN([.C6:.C10]); [.B6:.B10])" office:value-type="float" office:value="0.301014766825095" calcext:value-type="float">
            <text:p>0.301</text:p>
          </table:table-cell>
          <table:table-cell table:formula="of:=[.C10]*EXP([.J10])" office:value-type="float" office:value="2247.09431718147" calcext:value-type="float">
            <text:p>2247.1</text:p>
          </table:table-cell>
          <table:table-cell table:style-name="ce4" table:formula="of:=([.C10]-[.K9])/[.K9]" office:value-type="percentage" office:value="-0.0203226564268079" calcext:value-type="percentage">
            <text:p>-2.0%</text:p>
          </table:table-cell>
          <table:table-cell table:number-columns-repeated="1012"/>
        </table:table-row>
        <table:table-row table:style-name="ro2">
          <table:table-cell table:style-name="ce1" table:formula="of:=[.A10]+1" office:value-type="date" office:date-value="2020-03-13" calcext:value-type="date">
            <text:p>03/13/20</text:p>
          </table:table-cell>
          <table:table-cell table:formula="of:=[.A11]-[.A$2]" office:value-type="float" office:value="9" calcext:value-type="float">
            <text:p>9</text:p>
          </table:table-cell>
          <table:table-cell office:value-type="float" office:value="2179" calcext:value-type="float">
            <text:p>2179</text:p>
          </table:table-cell>
          <table:table-cell table:formula="of:=SLOPE(LN([.C$2:.C11]); [.B$2:.B11])" office:value-type="float" office:value="0.292641074573254" calcext:value-type="float">
            <text:p>0.293</text:p>
          </table:table-cell>
          <table:table-cell table:formula="of:=[.C11]*EXP([.D11])" office:value-type="float" office:value="2919.77667016708" calcext:value-type="float">
            <text:p>2919.8</text:p>
          </table:table-cell>
          <table:table-cell table:formula="of:=([.C11]-[.E10])/[.E10]" office:value-type="percentage" office:value="-0.0238319420293444" calcext:value-type="percentage">
            <text:p>-2.4%</text:p>
          </table:table-cell>
          <table:table-cell table:formula="of:=SLOPE(LN([.C2:.C11]); [.B2:.B11])" office:value-type="float" office:value="0.292641074573254" calcext:value-type="float">
            <text:p>0.293</text:p>
          </table:table-cell>
          <table:table-cell table:formula="of:=[.C11]*EXP([.G11])" office:value-type="float" office:value="2919.77667016708" calcext:value-type="float">
            <text:p>2919.8</text:p>
          </table:table-cell>
          <table:table-cell table:formula="of:=([.C11]-[.H10])/[.H10]" office:value-type="percentage" office:value="-0.0238319420293444" calcext:value-type="percentage">
            <text:p>-2.4%</text:p>
          </table:table-cell>
          <table:table-cell table:formula="of:=SLOPE(LN([.C7:.C11]); [.B7:.B11])" office:value-type="float" office:value="0.311327315813705" calcext:value-type="float">
            <text:p>0.311</text:p>
          </table:table-cell>
          <table:table-cell table:formula="of:=[.C11]*EXP([.J11])" office:value-type="float" office:value="2974.84926883491" calcext:value-type="float">
            <text:p>2974.8</text:p>
          </table:table-cell>
          <table:table-cell table:style-name="ce4" table:formula="of:=([.C11]-[.K10])/[.K10]" office:value-type="percentage" office:value="-0.0303032750609619" calcext:value-type="percentage">
            <text:p>-3.0%</text:p>
          </table:table-cell>
          <table:table-cell table:number-columns-repeated="1012"/>
        </table:table-row>
        <table:table-row table:style-name="ro2">
          <table:table-cell table:style-name="ce1" table:formula="of:=[.A11]+1" office:value-type="date" office:date-value="2020-03-14" calcext:value-type="date">
            <text:p>03/14/20</text:p>
          </table:table-cell>
          <table:table-cell table:formula="of:=[.A12]-[.A$2]" office:value-type="float" office:value="10" calcext:value-type="float">
            <text:p>10</text:p>
          </table:table-cell>
          <table:table-cell office:value-type="float" office:value="2726" calcext:value-type="float">
            <text:p>2726</text:p>
          </table:table-cell>
          <table:table-cell table:formula="of:=SLOPE(LN([.C$2:.C12]); [.B$2:.B12])" office:value-type="float" office:value="0.288580193955808" calcext:value-type="float">
            <text:p>0.289</text:p>
          </table:table-cell>
          <table:table-cell table:formula="of:=[.C12]*EXP([.D12])" office:value-type="float" office:value="3637.9325053004" calcext:value-type="float">
            <text:p>3637.9</text:p>
          </table:table-cell>
          <table:table-cell table:formula="of:=([.C12]-[.E11])/[.E11]" office:value-type="percentage" office:value="-0.0663669492762919" calcext:value-type="percentage">
            <text:p>-6.6%</text:p>
          </table:table-cell>
          <table:table-cell table:formula="of:=SLOPE(LN([.C3:.C12]); [.B3:.B12])" office:value-type="float" office:value="0.284895929917964" calcext:value-type="float">
            <text:p>0.285</text:p>
          </table:table-cell>
          <table:table-cell table:formula="of:=[.C12]*EXP([.G12])" office:value-type="float" office:value="3624.55406139193" calcext:value-type="float">
            <text:p>3624.6</text:p>
          </table:table-cell>
          <table:table-cell table:formula="of:=([.C12]-[.H11])/[.H11]" office:value-type="percentage" office:value="-0.0663669492762919" calcext:value-type="percentage">
            <text:p>-6.6%</text:p>
          </table:table-cell>
          <table:table-cell table:formula="of:=SLOPE(LN([.C8:.C12]); [.B8:.B12])" office:value-type="float" office:value="0.262140505277704" calcext:value-type="float">
            <text:p>0.262</text:p>
          </table:table-cell>
          <table:table-cell table:formula="of:=[.C12]*EXP([.J12])" office:value-type="float" office:value="3543.00713089241" calcext:value-type="float">
            <text:p>3543.0</text:p>
          </table:table-cell>
          <table:table-cell table:style-name="ce4" table:formula="of:=([.C12]-[.K11])/[.K11]" office:value-type="percentage" office:value="-0.0836510513127192" calcext:value-type="percentage">
            <text:p>-8.4%</text:p>
          </table:table-cell>
          <table:table-cell table:number-columns-repeated="1012"/>
        </table:table-row>
        <table:table-row table:style-name="ro2">
          <table:table-cell table:style-name="ce1" table:formula="of:=[.A12]+1" office:value-type="date" office:date-value="2020-03-15" calcext:value-type="date">
            <text:p>03/15/20</text:p>
          </table:table-cell>
          <table:table-cell table:formula="of:=[.A13]-[.A$2]" office:value-type="float" office:value="11" calcext:value-type="float">
            <text:p>11</text:p>
          </table:table-cell>
          <table:table-cell office:value-type="float" office:value="3499" calcext:value-type="float">
            <text:p>3499</text:p>
          </table:table-cell>
          <table:table-cell table:formula="of:=SLOPE(LN([.C$2:.C13]); [.B$2:.B13])" office:value-type="float" office:value="0.284739750759412" calcext:value-type="float">
            <text:p>0.285</text:p>
          </table:table-cell>
          <table:table-cell table:formula="of:=[.C13]*EXP([.D13])" office:value-type="float" office:value="4651.62659656755" calcext:value-type="float">
            <text:p>4651.6</text:p>
          </table:table-cell>
          <table:table-cell table:formula="of:=([.C13]-[.E12])/[.E12]" office:value-type="percentage" office:value="-0.0381899623200748" calcext:value-type="percentage">
            <text:p>-3.8%</text:p>
          </table:table-cell>
          <table:table-cell table:formula="of:=SLOPE(LN([.C4:.C13]); [.B4:.B13])" office:value-type="float" office:value="0.280371658721166" calcext:value-type="float">
            <text:p>0.280</text:p>
          </table:table-cell>
          <table:table-cell table:formula="of:=[.C13]*EXP([.G13])" office:value-type="float" office:value="4631.3521759705" calcext:value-type="float">
            <text:p>4631.4</text:p>
          </table:table-cell>
          <table:table-cell table:formula="of:=([.C13]-[.H12])/[.H12]" office:value-type="percentage" office:value="-0.0346398644537562" calcext:value-type="percentage">
            <text:p>-3.5%</text:p>
          </table:table-cell>
          <table:table-cell table:formula="of:=SLOPE(LN([.C9:.C13]); [.B9:.B13])" office:value-type="float" office:value="0.25054464039716" calcext:value-type="float">
            <text:p>0.251</text:p>
          </table:table-cell>
          <table:table-cell table:formula="of:=[.C13]*EXP([.J13])" office:value-type="float" office:value="4495.25256253193" calcext:value-type="float">
            <text:p>4495.3</text:p>
          </table:table-cell>
          <table:table-cell table:style-name="ce4" table:formula="of:=([.C13]-[.K12])/[.K12]" office:value-type="percentage" office:value="-0.0124208417501348" calcext:value-type="percentage">
            <text:p>-1.2%</text:p>
          </table:table-cell>
          <table:table-cell table:number-columns-repeated="1012"/>
        </table:table-row>
        <table:table-row table:style-name="ro2">
          <table:table-cell table:style-name="ce1" table:formula="of:=[.A13]+1" office:value-type="date" office:date-value="2020-03-16" calcext:value-type="date">
            <text:p>03/16/20</text:p>
          </table:table-cell>
          <table:table-cell table:formula="of:=[.A14]-[.A$2]" office:value-type="float" office:value="12" calcext:value-type="float">
            <text:p>12</text:p>
          </table:table-cell>
          <table:table-cell office:value-type="float" office:value="4632" calcext:value-type="float">
            <text:p>4632</text:p>
          </table:table-cell>
          <table:table-cell table:formula="of:=SLOPE(LN([.C$2:.C14]); [.B$2:.B14])" office:value-type="float" office:value="0.282279211776724" calcext:value-type="float">
            <text:p>0.282</text:p>
          </table:table-cell>
          <table:table-cell table:formula="of:=[.C14]*EXP([.D14])" office:value-type="float" office:value="6142.72191185914" calcext:value-type="float">
            <text:p>6142.7</text:p>
          </table:table-cell>
          <table:table-cell table:formula="of:=([.C14]-[.E13])/[.E13]" office:value-type="percentage" office:value="-0.00421929752100832" calcext:value-type="percentage">
            <text:p>-0.4%</text:p>
          </table:table-cell>
          <table:table-cell table:formula="of:=SLOPE(LN([.C5:.C14]); [.B5:.B14])" office:value-type="float" office:value="0.272965609913267" calcext:value-type="float">
            <text:p>0.273</text:p>
          </table:table-cell>
          <table:table-cell table:formula="of:=[.C14]*EXP([.G14])" office:value-type="float" office:value="6085.7766400429" calcext:value-type="float">
            <text:p>6085.8</text:p>
          </table:table-cell>
          <table:table-cell table:formula="of:=([.C14]-[.H13])/[.H13]" office:value-type="percentage" office:value="0.000139877945984479" calcext:value-type="percentage">
            <text:p>0.0%</text:p>
          </table:table-cell>
          <table:table-cell table:formula="of:=SLOPE(LN([.C10:.C14]); [.B10:.B14])" office:value-type="float" office:value="0.252234223754287" calcext:value-type="float">
            <text:p>0.252</text:p>
          </table:table-cell>
          <table:table-cell table:formula="of:=[.C14]*EXP([.J14])" office:value-type="float" office:value="5960.90886766008" calcext:value-type="float">
            <text:p>5960.9</text:p>
          </table:table-cell>
          <table:table-cell table:style-name="ce4" table:formula="of:=([.C14]-[.K13])/[.K13]" office:value-type="percentage" office:value="0.0304204125498667" calcext:value-type="percentage">
            <text:p>3.0%</text:p>
          </table:table-cell>
          <table:table-cell table:number-columns-repeated="1012"/>
        </table:table-row>
        <table:table-row table:style-name="ro2">
          <table:table-cell table:style-name="ce1" table:formula="of:=[.A14]+1" office:value-type="date" office:date-value="2020-03-17" calcext:value-type="date">
            <text:p>03/17/20</text:p>
          </table:table-cell>
          <table:table-cell table:formula="of:=[.A15]-[.A$2]" office:value-type="float" office:value="13" calcext:value-type="float">
            <text:p>13</text:p>
          </table:table-cell>
          <table:table-cell office:value-type="float" office:value="6421" calcext:value-type="float">
            <text:p>6421</text:p>
          </table:table-cell>
          <table:table-cell table:formula="of:=SLOPE(LN([.C$2:.C15]); [.B$2:.B15])" office:value-type="float" office:value="0.281998470609449" calcext:value-type="float">
            <text:p>0.282</text:p>
          </table:table-cell>
          <table:table-cell table:formula="of:=[.C15]*EXP([.D15])" office:value-type="float" office:value="8512.81214161078" calcext:value-type="float">
            <text:p>8512.8</text:p>
          </table:table-cell>
          <table:table-cell table:formula="of:=([.C15]-[.E14])/[.E14]" office:value-type="percentage" office:value="0.0453020814117618" calcext:value-type="percentage">
            <text:p>4.5%</text:p>
          </table:table-cell>
          <table:table-cell table:formula="of:=SLOPE(LN([.C6:.C15]); [.B6:.B15])" office:value-type="float" office:value="0.276305843135285" calcext:value-type="float">
            <text:p>0.276</text:p>
          </table:table-cell>
          <table:table-cell table:formula="of:=[.C15]*EXP([.G15])" office:value-type="float" office:value="8464.48954509645" calcext:value-type="float">
            <text:p>8464.5</text:p>
          </table:table-cell>
          <table:table-cell table:formula="of:=([.C15]-[.H14])/[.H14]" office:value-type="percentage" office:value="0.0550830863149675" calcext:value-type="percentage">
            <text:p>5.5%</text:p>
          </table:table-cell>
          <table:table-cell table:formula="of:=SLOPE(LN([.C11:.C15]); [.B11:.B15])" office:value-type="float" office:value="0.269156903269521" calcext:value-type="float">
            <text:p>0.269</text:p>
          </table:table-cell>
          <table:table-cell table:formula="of:=[.C15]*EXP([.J15])" office:value-type="float" office:value="8404.19320260606" calcext:value-type="float">
            <text:p>8404.2</text:p>
          </table:table-cell>
          <table:table-cell table:style-name="ce4" table:formula="of:=([.C15]-[.K14])/[.K14]" office:value-type="percentage" office:value="0.077184728462478" calcext:value-type="percentage">
            <text:p>7.7%</text:p>
          </table:table-cell>
          <table:table-cell table:number-columns-repeated="1012"/>
        </table:table-row>
        <table:table-row table:style-name="ro2">
          <table:table-cell table:style-name="ce1" table:formula="of:=[.A15]+1" office:value-type="date" office:date-value="2020-03-18" calcext:value-type="date">
            <text:p>03/18/20</text:p>
          </table:table-cell>
          <table:table-cell table:formula="of:=[.A16]-[.A$2]" office:value-type="float" office:value="14" calcext:value-type="float">
            <text:p>14</text:p>
          </table:table-cell>
          <table:table-cell office:value-type="float" office:value="7786" calcext:value-type="float">
            <text:p>7786</text:p>
          </table:table-cell>
          <table:table-cell table:formula="of:=SLOPE(LN([.C$2:.C16]); [.B$2:.B16])" office:value-type="float" office:value="0.279584861594893" calcext:value-type="float">
            <text:p>0.280</text:p>
          </table:table-cell>
          <table:table-cell table:formula="of:=[.C16]*EXP([.D16])" office:value-type="float" office:value="10297.6128967973" calcext:value-type="float">
            <text:p>10297.6</text:p>
          </table:table-cell>
          <table:table-cell table:formula="of:=([.C16]-[.E15])/[.E15]" office:value-type="percentage" office:value="-0.0853786186656361" calcext:value-type="percentage">
            <text:p>-8.5%</text:p>
          </table:table-cell>
          <table:table-cell table:formula="of:=SLOPE(LN([.C7:.C16]); [.B7:.B16])" office:value-type="float" office:value="0.273878350122196" calcext:value-type="float">
            <text:p>0.274</text:p>
          </table:table-cell>
          <table:table-cell table:formula="of:=[.C16]*EXP([.G16])" office:value-type="float" office:value="10239.0167993231" calcext:value-type="float">
            <text:p>10239.0</text:p>
          </table:table-cell>
          <table:table-cell table:formula="of:=([.C16]-[.H15])/[.H15]" office:value-type="percentage" office:value="-0.0801571720871824" calcext:value-type="percentage">
            <text:p>-8.0%</text:p>
          </table:table-cell>
          <table:table-cell table:formula="of:=SLOPE(LN([.C12:.C16]); [.B12:.B16])" office:value-type="float" office:value="0.270608048725421" calcext:value-type="float">
            <text:p>0.271</text:p>
          </table:table-cell>
          <table:table-cell table:formula="of:=[.C16]*EXP([.J16])" office:value-type="float" office:value="10205.5868212288" calcext:value-type="float">
            <text:p>10205.6</text:p>
          </table:table-cell>
          <table:table-cell table:style-name="ce4" table:formula="of:=([.C16]-[.K15])/[.K15]" office:value-type="percentage" office:value="-0.073557709550795" calcext:value-type="percentage">
            <text:p>-7.4%</text:p>
          </table:table-cell>
          <table:table-cell table:number-columns-repeated="1012"/>
        </table:table-row>
        <table:table-row table:style-name="ro2">
          <table:table-cell table:style-name="ce1" table:formula="of:=[.A16]+1" office:value-type="date" office:date-value="2020-03-19" calcext:value-type="date">
            <text:p>03/19/20</text:p>
          </table:table-cell>
          <table:table-cell table:formula="of:=[.A17]-[.A$2]" office:value-type="float" office:value="15" calcext:value-type="float">
            <text:p>15</text:p>
          </table:table-cell>
          <table:table-cell office:value-type="float" office:value="13680" calcext:value-type="float">
            <text:p>13680</text:p>
          </table:table-cell>
          <table:table-cell table:formula="of:=SLOPE(LN([.C$2:.C17]); [.B$2:.B17])" office:value-type="float" office:value="0.284235082064813" calcext:value-type="float">
            <text:p>0.284</text:p>
          </table:table-cell>
          <table:table-cell table:formula="of:=[.C17]*EXP([.D17])" office:value-type="float" office:value="18177.2351324356" calcext:value-type="float">
            <text:p>18177.2</text:p>
          </table:table-cell>
          <table:table-cell table:formula="of:=([.C17]-[.E16])/[.E16]" office:value-type="percentage" office:value="0.328463221243696" calcext:value-type="percentage">
            <text:p>32.8%</text:p>
          </table:table-cell>
          <table:table-cell table:formula="of:=SLOPE(LN([.C8:.C17]); [.B8:.B17])" office:value-type="float" office:value="0.2777286395241" calcext:value-type="float">
            <text:p>0.278</text:p>
          </table:table-cell>
          <table:table-cell table:formula="of:=[.C17]*EXP([.G17])" office:value-type="float" office:value="18059.3499190581" calcext:value-type="float">
            <text:p>18059.3</text:p>
          </table:table-cell>
          <table:table-cell table:formula="of:=([.C17]-[.H16])/[.H16]" office:value-type="percentage" office:value="0.336065783279537" calcext:value-type="percentage">
            <text:p>33.6%</text:p>
          </table:table-cell>
          <table:table-cell table:formula="of:=SLOPE(LN([.C13:.C17]); [.B13:.B17])" office:value-type="float" office:value="0.324625390653528" calcext:value-type="float">
            <text:p>0.325</text:p>
          </table:table-cell>
          <table:table-cell table:formula="of:=[.C17]*EXP([.J17])" office:value-type="float" office:value="18926.4478845831" calcext:value-type="float">
            <text:p>18926.4</text:p>
          </table:table-cell>
          <table:table-cell table:style-name="ce4" table:formula="of:=([.C17]-[.K16])/[.K16]" office:value-type="percentage" office:value="0.340442273397153" calcext:value-type="percentage">
            <text:p>34.0%</text:p>
          </table:table-cell>
          <table:table-cell table:number-columns-repeated="1012"/>
        </table:table-row>
        <table:table-row table:style-name="ro2">
          <table:table-cell table:style-name="ce1" table:formula="of:=[.A17]+1" office:value-type="date" office:date-value="2020-03-20" calcext:value-type="date">
            <text:p>03/20/20</text:p>
          </table:table-cell>
          <table:table-cell table:formula="of:=[.A18]-[.A$2]" office:value-type="float" office:value="16" calcext:value-type="float">
            <text:p>16</text:p>
          </table:table-cell>
          <table:table-cell office:value-type="float" office:value="19101" calcext:value-type="float">
            <text:p>19101</text:p>
          </table:table-cell>
          <table:table-cell table:formula="of:=SLOPE(LN([.C$2:.C18]); [.B$2:.B18])" office:value-type="float" office:value="0.288398384258753" calcext:value-type="float">
            <text:p>0.288</text:p>
          </table:table-cell>
          <table:table-cell table:formula="of:=[.C18]*EXP([.D18])" office:value-type="float" office:value="25486.2495645089" calcext:value-type="float">
            <text:p>25486.2</text:p>
          </table:table-cell>
          <table:table-cell table:formula="of:=([.C18]-[.E17])/[.E17]" office:value-type="percentage" office:value="0.0508198777665609" calcext:value-type="percentage">
            <text:p>5.1%</text:p>
          </table:table-cell>
          <table:table-cell table:formula="of:=SLOPE(LN([.C9:.C18]); [.B9:.B18])" office:value-type="float" office:value="0.292697821754275" calcext:value-type="float">
            <text:p>0.293</text:p>
          </table:table-cell>
          <table:table-cell table:formula="of:=[.C18]*EXP([.G18])" office:value-type="float" office:value="25596.0619981959" calcext:value-type="float">
            <text:p>25596.1</text:p>
          </table:table-cell>
          <table:table-cell table:formula="of:=([.C18]-[.H17])/[.H17]" office:value-type="percentage" office:value="0.0576792678369156" calcext:value-type="percentage">
            <text:p>5.8%</text:p>
          </table:table-cell>
          <table:table-cell table:formula="of:=SLOPE(LN([.C14:.C18]); [.B14:.B18])" office:value-type="float" office:value="0.35898649422471" calcext:value-type="float">
            <text:p>0.359</text:p>
          </table:table-cell>
          <table:table-cell table:formula="of:=[.C18]*EXP([.J18])" office:value-type="float" office:value="27350.2914174358" calcext:value-type="float">
            <text:p>27350.3</text:p>
          </table:table-cell>
          <table:table-cell table:style-name="ce4" table:formula="of:=([.C18]-[.K17])/[.K17]" office:value-type="percentage" office:value="0.00922265585604757" calcext:value-type="percentage">
            <text:p>0.9%</text:p>
          </table:table-cell>
          <table:table-cell table:number-columns-repeated="1012"/>
        </table:table-row>
        <table:table-row table:style-name="ro2">
          <table:table-cell table:style-name="ce1" table:formula="of:=[.A18]+1" office:value-type="date" office:date-value="2020-03-21" calcext:value-type="date">
            <text:p>03/21/20</text:p>
          </table:table-cell>
          <table:table-cell table:formula="of:=[.A19]-[.A$2]" office:value-type="float" office:value="17" calcext:value-type="float">
            <text:p>17</text:p>
          </table:table-cell>
          <table:table-cell office:value-type="float" office:value="25493" calcext:value-type="float">
            <text:p>25493</text:p>
          </table:table-cell>
          <table:table-cell table:formula="of:=SLOPE(LN([.C$2:.C19]); [.B$2:.B19])" office:value-type="float" office:value="0.291324645986326" calcext:value-type="float">
            <text:p>0.291</text:p>
          </table:table-cell>
          <table:table-cell table:formula="of:=[.C19]*EXP([.D19])" office:value-type="float" office:value="34114.705943432" calcext:value-type="float">
            <text:p>34114.7</text:p>
          </table:table-cell>
          <table:table-cell table:formula="of:=([.C19]-[.E18])/[.E18]" office:value-type="percentage" office:value="0.000264865784744006" calcext:value-type="percentage">
            <text:p>0.0%</text:p>
          </table:table-cell>
          <table:table-cell table:formula="of:=SLOPE(LN([.C10:.C19]); [.B10:.B19])" office:value-type="float" office:value="0.306398678223745" calcext:value-type="float">
            <text:p>0.306</text:p>
          </table:table-cell>
          <table:table-cell table:formula="of:=[.C19]*EXP([.G19])" office:value-type="float" office:value="34632.8475509887" calcext:value-type="float">
            <text:p>34632.8</text:p>
          </table:table-cell>
          <table:table-cell table:formula="of:=([.C19]-[.H18])/[.H18]" office:value-type="percentage" office:value="-0.00402647869047709" calcext:value-type="percentage">
            <text:p>-0.4%</text:p>
          </table:table-cell>
          <table:table-cell table:formula="of:=SLOPE(LN([.C15:.C19]); [.B15:.B19])" office:value-type="float" office:value="0.36550735122424" calcext:value-type="float">
            <text:p>0.366</text:p>
          </table:table-cell>
          <table:table-cell table:formula="of:=[.C19]*EXP([.J19])" office:value-type="float" office:value="36741.6598078834" calcext:value-type="float">
            <text:p>36741.7</text:p>
          </table:table-cell>
          <table:table-cell table:style-name="ce4" table:formula="of:=([.C19]-[.K18])/[.K18]" office:value-type="percentage" office:value="-0.0679075549539407" calcext:value-type="percentage">
            <text:p>-6.8%</text:p>
          </table:table-cell>
          <table:table-cell table:number-columns-repeated="1012"/>
        </table:table-row>
        <table:table-row table:style-name="ro2">
          <table:table-cell table:style-name="ce1" table:formula="of:=[.A19]+1" office:value-type="date" office:date-value="2020-03-22" calcext:value-type="date">
            <text:p>03/22/20</text:p>
          </table:table-cell>
          <table:table-cell table:formula="of:=[.A20]-[.A$2]" office:value-type="float" office:value="18" calcext:value-type="float">
            <text:p>18</text:p>
          </table:table-cell>
          <table:table-cell office:value-type="float" office:value="33276" calcext:value-type="float">
            <text:p>33276</text:p>
          </table:table-cell>
          <table:table-cell table:formula="of:=SLOPE(LN([.C$2:.C20]); [.B$2:.B20])" office:value-type="float" office:value="0.293026199629634" calcext:value-type="float">
            <text:p>0.293</text:p>
          </table:table-cell>
          <table:table-cell table:formula="of:=[.C20]*EXP([.D20])" office:value-type="float" office:value="44605.74293304" calcext:value-type="float">
            <text:p>44605.7</text:p>
          </table:table-cell>
          <table:table-cell table:formula="of:=([.C20]-[.E19])/[.E19]" office:value-type="percentage" office:value="-0.0245848797531106" calcext:value-type="percentage">
            <text:p>-2.5%</text:p>
          </table:table-cell>
          <table:table-cell table:formula="of:=SLOPE(LN([.C11:.C20]); [.B11:.B20])" office:value-type="float" office:value="0.31582195467683" calcext:value-type="float">
            <text:p>0.316</text:p>
          </table:table-cell>
          <table:table-cell table:formula="of:=[.C20]*EXP([.G20])" office:value-type="float" office:value="45634.2426993744" calcext:value-type="float">
            <text:p>45634.2</text:p>
          </table:table-cell>
          <table:table-cell table:formula="of:=([.C20]-[.H19])/[.H19]" office:value-type="percentage" office:value="-0.0391780534069875" calcext:value-type="percentage">
            <text:p>-3.9%</text:p>
          </table:table-cell>
          <table:table-cell table:formula="of:=SLOPE(LN([.C16:.C20]); [.B16:.B20])" office:value-type="float" office:value="0.352748732694809" calcext:value-type="float">
            <text:p>0.353</text:p>
          </table:table-cell>
          <table:table-cell table:formula="of:=[.C20]*EXP([.J20])" office:value-type="float" office:value="47350.8679090388" calcext:value-type="float">
            <text:p>47350.9</text:p>
          </table:table-cell>
          <table:table-cell table:style-name="ce4" table:formula="of:=([.C20]-[.K19])/[.K19]" office:value-type="percentage" office:value="-0.0943250747517891" calcext:value-type="percentage">
            <text:p>-9.4%</text:p>
          </table:table-cell>
          <table:table-cell table:number-columns-repeated="1012"/>
        </table:table-row>
        <table:table-row table:style-name="ro2">
          <table:table-cell table:style-name="ce1" table:formula="of:=[.A20]+1" office:value-type="date" office:date-value="2020-03-23" calcext:value-type="date">
            <text:p>03/23/20</text:p>
          </table:table-cell>
          <table:table-cell table:formula="of:=[.A21]-[.A$2]" office:value-type="float" office:value="19" calcext:value-type="float">
            <text:p>19</text:p>
          </table:table-cell>
          <table:table-cell office:value-type="float" office:value="43667" calcext:value-type="float">
            <text:p>43667</text:p>
          </table:table-cell>
          <table:table-cell table:formula="of:=SLOPE(LN([.C$2:.C21]); [.B$2:.B21])" office:value-type="float" office:value="0.293962046598907" calcext:value-type="float">
            <text:p>0.294</text:p>
          </table:table-cell>
          <table:table-cell table:formula="of:=[.C21]*EXP([.D21])" office:value-type="float" office:value="58589.4540101794" calcext:value-type="float">
            <text:p>58589.5</text:p>
          </table:table-cell>
          <table:table-cell table:formula="of:=([.C21]-[.E20])/[.E20]" office:value-type="percentage" office:value="-0.0210453379164472" calcext:value-type="percentage">
            <text:p>-2.1%</text:p>
          </table:table-cell>
          <table:table-cell table:formula="of:=SLOPE(LN([.C12:.C21]); [.B12:.B21])" office:value-type="float" office:value="0.321766753832203" calcext:value-type="float">
            <text:p>0.322</text:p>
          </table:table-cell>
          <table:table-cell table:formula="of:=[.C21]*EXP([.G21])" office:value-type="float" office:value="60241.3758028697" calcext:value-type="float">
            <text:p>60241.4</text:p>
          </table:table-cell>
          <table:table-cell table:formula="of:=([.C21]-[.H20])/[.H20]" office:value-type="percentage" office:value="-0.0431089152138235" calcext:value-type="percentage">
            <text:p>-4.3%</text:p>
          </table:table-cell>
          <table:table-cell table:formula="of:=SLOPE(LN([.C17:.C21]); [.B17:.B21])" office:value-type="float" office:value="0.287641123851322" calcext:value-type="float">
            <text:p>0.288</text:p>
          </table:table-cell>
          <table:table-cell table:formula="of:=[.C21]*EXP([.J21])" office:value-type="float" office:value="58220.2825787645" calcext:value-type="float">
            <text:p>58220.3</text:p>
          </table:table-cell>
          <table:table-cell table:style-name="ce4" table:formula="of:=([.C21]-[.K20])/[.K20]" office:value-type="percentage" office:value="-0.0777993745777897" calcext:value-type="percentage">
            <text:p>-7.8%</text:p>
          </table:table-cell>
          <table:table-cell table:number-columns-repeated="1012"/>
        </table:table-row>
        <table:table-row table:style-name="ro2">
          <table:table-cell table:style-name="ce1" table:formula="of:=[.A21]+1" office:value-type="date" office:date-value="2020-03-24" calcext:value-type="date">
            <text:p>03/24/20</text:p>
          </table:table-cell>
          <table:table-cell table:formula="of:=[.A22]-[.A$2]" office:value-type="float" office:value="20" calcext:value-type="float">
            <text:p>20</text:p>
          </table:table-cell>
          <table:table-cell office:value-type="float" office:value="53740" calcext:value-type="float">
            <text:p>53740</text:p>
          </table:table-cell>
          <table:table-cell table:formula="of:=SLOPE(LN([.C$2:.C22]); [.B$2:.B22])" office:value-type="float" office:value="0.293532776024171" calcext:value-type="float">
            <text:p>0.294</text:p>
          </table:table-cell>
          <table:table-cell table:formula="of:=[.C22]*EXP([.D22])" office:value-type="float" office:value="72073.7845148934" calcext:value-type="float">
            <text:p>72073.8</text:p>
          </table:table-cell>
          <table:table-cell table:formula="of:=([.C22]-[.E21])/[.E21]" office:value-type="percentage" office:value="-0.0827700836627834" calcext:value-type="percentage">
            <text:p>-8.3%</text:p>
          </table:table-cell>
          <table:table-cell table:formula="of:=SLOPE(LN([.C13:.C22]); [.B13:.B22])" office:value-type="float" office:value="0.317628481727169" calcext:value-type="float">
            <text:p>0.318</text:p>
          </table:table-cell>
          <table:table-cell table:formula="of:=[.C22]*EXP([.G22])" office:value-type="float" office:value="73831.5454141753" calcext:value-type="float">
            <text:p>73831.5</text:p>
          </table:table-cell>
          <table:table-cell table:formula="of:=([.C22]-[.H21])/[.H21]" office:value-type="percentage" office:value="-0.107922100320956" calcext:value-type="percentage">
            <text:p>-10.8%</text:p>
          </table:table-cell>
          <table:table-cell table:formula="of:=SLOPE(LN([.C18:.C22]); [.B18:.B22])" office:value-type="float" office:value="0.260702259038464" calcext:value-type="float">
            <text:p>0.261</text:p>
          </table:table-cell>
          <table:table-cell table:formula="of:=[.C22]*EXP([.J22])" office:value-type="float" office:value="69745.9854118602" calcext:value-type="float">
            <text:p>69746.0</text:p>
          </table:table-cell>
          <table:table-cell table:style-name="ce4" table:formula="of:=([.C22]-[.K21])/[.K21]" office:value-type="percentage" office:value="-0.0769539820199824" calcext:value-type="percentage">
            <text:p>-7.7%</text:p>
          </table:table-cell>
          <table:table-cell table:number-columns-repeated="1012"/>
        </table:table-row>
        <table:table-row table:style-name="ro2">
          <table:table-cell table:style-name="ce1" table:formula="of:=[.A22]+1" office:value-type="date" office:date-value="2020-03-25" calcext:value-type="date">
            <text:p>03/25/20</text:p>
          </table:table-cell>
          <table:table-cell table:formula="of:=[.A23]-[.A$2]" office:value-type="float" office:value="21" calcext:value-type="float">
            <text:p>21</text:p>
          </table:table-cell>
          <table:table-cell office:value-type="float" office:value="65778" calcext:value-type="float">
            <text:p>65778</text:p>
          </table:table-cell>
          <table:table-cell table:formula="of:=SLOPE(LN([.C$2:.C23]); [.B$2:.B23])" office:value-type="float" office:value="0.292126545830207" calcext:value-type="float">
            <text:p>0.292</text:p>
          </table:table-cell>
          <table:table-cell table:formula="of:=[.C23]*EXP([.D23])" office:value-type="float" office:value="88094.6656015353" calcext:value-type="float">
            <text:p>88094.7</text:p>
          </table:table-cell>
          <table:table-cell table:formula="of:=([.C23]-[.E22])/[.E22]" office:value-type="percentage" office:value="-0.0873519346495867" calcext:value-type="percentage">
            <text:p>-8.7%</text:p>
          </table:table-cell>
          <table:table-cell table:formula="of:=SLOPE(LN([.C14:.C23]); [.B14:.B23])" office:value-type="float" office:value="0.305020916506955" calcext:value-type="float">
            <text:p>0.305</text:p>
          </table:table-cell>
          <table:table-cell table:formula="of:=[.C23]*EXP([.G23])" office:value-type="float" office:value="89237.9459743403" calcext:value-type="float">
            <text:p>89237.9</text:p>
          </table:table-cell>
          <table:table-cell table:formula="of:=([.C23]-[.H22])/[.H22]" office:value-type="percentage" office:value="-0.10908000596489" calcext:value-type="percentage">
            <text:p>-10.9%</text:p>
          </table:table-cell>
          <table:table-cell table:formula="of:=SLOPE(LN([.C19:.C23]); [.B19:.B23])" office:value-type="float" office:value="0.237508424925513" calcext:value-type="float">
            <text:p>0.238</text:p>
          </table:table-cell>
          <table:table-cell table:formula="of:=[.C23]*EXP([.J23])" office:value-type="float" office:value="83412.139877005" calcext:value-type="float">
            <text:p>83412.1</text:p>
          </table:table-cell>
          <table:table-cell table:style-name="ce4" table:formula="of:=([.C23]-[.K22])/[.K22]" office:value-type="percentage" office:value="-0.0568919542598569" calcext:value-type="percentage">
            <text:p>-5.7%</text:p>
          </table:table-cell>
          <table:table-cell table:number-columns-repeated="1012"/>
        </table:table-row>
        <table:table-row table:style-name="ro2">
          <table:table-cell table:style-name="ce1" table:formula="of:=[.A23]+1" office:value-type="date" office:date-value="2020-03-26" calcext:value-type="date">
            <text:p>03/26/20</text:p>
          </table:table-cell>
          <table:table-cell table:formula="of:=[.A24]-[.A$2]" office:value-type="float" office:value="22" calcext:value-type="float">
            <text:p>22</text:p>
          </table:table-cell>
          <table:table-cell office:value-type="float" office:value="83836" calcext:value-type="float">
            <text:p>83836</text:p>
          </table:table-cell>
          <table:table-cell table:formula="of:=SLOPE(LN([.C$2:.C24]); [.B$2:.B24])" office:value-type="float" office:value="0.290518006853932" calcext:value-type="float">
            <text:p>0.291</text:p>
          </table:table-cell>
          <table:table-cell table:formula="of:=[.C24]*EXP([.D24])" office:value-type="float" office:value="112098.787789297" calcext:value-type="float">
            <text:p>112098.8</text:p>
          </table:table-cell>
          <table:table-cell table:formula="of:=([.C24]-[.E23])/[.E23]" office:value-type="percentage" office:value="-0.0483419236846628" calcext:value-type="percentage">
            <text:p>-4.8%</text:p>
          </table:table-cell>
          <table:table-cell table:formula="of:=SLOPE(LN([.C15:.C24]); [.B15:.B24])" office:value-type="float" office:value="0.288784284698746" calcext:value-type="float">
            <text:p>0.289</text:p>
          </table:table-cell>
          <table:table-cell table:formula="of:=[.C24]*EXP([.G24])" office:value-type="float" office:value="111904.608012866" calcext:value-type="float">
            <text:p>111904.6</text:p>
          </table:table-cell>
          <table:table-cell table:formula="of:=([.C24]-[.H23])/[.H23]" office:value-type="percentage" office:value="-0.0605341810074114" calcext:value-type="percentage">
            <text:p>-6.1%</text:p>
          </table:table-cell>
          <table:table-cell table:formula="of:=SLOPE(LN([.C20:.C24]); [.B20:.B24])" office:value-type="float" office:value="0.225774495400731" calcext:value-type="float">
            <text:p>0.226</text:p>
          </table:table-cell>
          <table:table-cell table:formula="of:=[.C24]*EXP([.J24])" office:value-type="float" office:value="105071.072792342" calcext:value-type="float">
            <text:p>105071.1</text:p>
          </table:table-cell>
          <table:table-cell table:style-name="ce4" table:formula="of:=([.C24]-[.K23])/[.K23]" office:value-type="percentage" office:value="0.00508151599539331" calcext:value-type="percentage">
            <text:p>0.5%</text:p>
          </table:table-cell>
          <table:table-cell table:number-columns-repeated="1012"/>
        </table:table-row>
        <table:table-row table:style-name="ro2">
          <table:table-cell table:style-name="ce1" table:formula="of:=[.A24]+1" office:value-type="date" office:date-value="2020-03-27" calcext:value-type="date">
            <text:p>03/27/20</text:p>
          </table:table-cell>
          <table:table-cell table:formula="of:=[.A25]-[.A$2]" office:value-type="float" office:value="23" calcext:value-type="float">
            <text:p>23</text:p>
          </table:table-cell>
          <table:table-cell office:value-type="float" office:value="101657" calcext:value-type="float">
            <text:p>101657</text:p>
          </table:table-cell>
          <table:table-cell table:formula="of:=SLOPE(LN([.C$2:.C25]); [.B$2:.B25])" office:value-type="float" office:value="0.288301670693067" calcext:value-type="float">
            <text:p>0.288</text:p>
          </table:table-cell>
          <table:table-cell table:formula="of:=[.C25]*EXP([.D25])" office:value-type="float" office:value="135626.674687476" calcext:value-type="float">
            <text:p>135626.7</text:p>
          </table:table-cell>
          <table:table-cell table:formula="of:=([.C25]-[.E24])/[.E24]" office:value-type="percentage" office:value="-0.0931480883533141" calcext:value-type="percentage">
            <text:p>-9.3%</text:p>
          </table:table-cell>
          <table:table-cell table:formula="of:=SLOPE(LN([.C16:.C25]); [.B16:.B25])" office:value-type="float" office:value="0.269731688665921" calcext:value-type="float">
            <text:p>0.270</text:p>
          </table:table-cell>
          <table:table-cell table:formula="of:=[.C25]*EXP([.G25])" office:value-type="float" office:value="133131.330730678" calcext:value-type="float">
            <text:p>133131.3</text:p>
          </table:table-cell>
          <table:table-cell table:formula="of:=([.C25]-[.H24])/[.H24]" office:value-type="percentage" office:value="-0.0915744954103028" calcext:value-type="percentage">
            <text:p>-9.2%</text:p>
          </table:table-cell>
          <table:table-cell table:formula="of:=SLOPE(LN([.C21:.C25]); [.B21:.B25])" office:value-type="float" office:value="0.213472837304321" calcext:value-type="float">
            <text:p>0.213</text:p>
          </table:table-cell>
          <table:table-cell table:formula="of:=[.C25]*EXP([.J25])" office:value-type="float" office:value="125848.303197851" calcext:value-type="float">
            <text:p>125848.3</text:p>
          </table:table-cell>
          <table:table-cell table:style-name="ce4" table:formula="of:=([.C25]-[.K24])/[.K24]" office:value-type="percentage" office:value="-0.0324929850015879" calcext:value-type="percentage">
            <text:p>-3.2%</text:p>
          </table:table-cell>
          <table:table-cell table:number-columns-repeated="1012"/>
        </table:table-row>
        <table:table-row table:style-name="ro2">
          <table:table-cell table:style-name="ce1" table:formula="of:=[.A25]+1" office:value-type="date" office:date-value="2020-03-28" calcext:value-type="date">
            <text:p>03/28/20</text:p>
          </table:table-cell>
          <table:table-cell table:formula="of:=[.A26]-[.A$2]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" table:formula="of:=[.A26]+1" office:value-type="date" office:date-value="2020-03-29" calcext:value-type="date">
            <text:p>03/29/20</text:p>
          </table:table-cell>
          <table:table-cell table:formula="of:=[.A27]-[.A$2]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table:style-name="ce1" table:formula="of:=[.A27]+1" office:value-type="date" office:date-value="2020-03-30" calcext:value-type="date">
            <text:p>03/30/20</text:p>
          </table:table-cell>
          <table:table-cell table:formula="of:=[.A28]-[.A$2]" office:value-type="float" office:value="26" calcext:value-type="float">
            <text:p>26</text:p>
          </table:table-cell>
          <table:table-cell table:number-columns-repeated="1022"/>
        </table:table-row>
        <table:table-row table:style-name="ro2">
          <table:table-cell table:style-name="ce1" table:formula="of:=[.A28]+1" office:value-type="date" office:date-value="2020-03-31" calcext:value-type="date">
            <text:p>03/31/20</text:p>
          </table:table-cell>
          <table:table-cell table:formula="of:=[.A29]-[.A$2]" office:value-type="float" office:value="27" calcext:value-type="float">
            <text:p>27</text:p>
          </table:table-cell>
          <table:table-cell table:number-columns-repeated="1022"/>
        </table:table-row>
        <table:table-row table:style-name="ro2">
          <table:table-cell table:style-name="ce1" table:formula="of:=[.A29]+1" office:value-type="date" office:date-value="2020-04-01" calcext:value-type="date">
            <text:p>04/01/20</text:p>
          </table:table-cell>
          <table:table-cell table:formula="of:=[.A30]-[.A$2]" office:value-type="float" office:value="28" calcext:value-type="float">
            <text:p>28</text:p>
          </table:table-cell>
          <table:table-cell table:number-columns-repeated="1022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 cases" table:style-name="ta1">
        <table:shapes>
          <draw:frame draw:z-index="0" draw:style-name="gr1" draw:text-style-name="P1" svg:width="735.99pt" svg:height="373.46pt" svg:x="643.89pt" svg:y="14.31pt">
            <draw:object draw:notify-on-update-of-ranges="'CO cases'.B2:'CO cases'.B29 'CO cases'.C1:'CO cases'.C1 'CO cases'.C2:'CO cases'.C29 'CO cases'.C10:'CO cases'.C29 'CO cases'.C5:'CO cases'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20" table:number-columns-repeated="2" table:default-cell-style-name="Default"/>
        <table:table-column table:style-name="co21" table:default-cell-style-name="ce2"/>
        <table:table-column table:style-name="co4" table:default-cell-style-name="ce2"/>
        <table:table-column table:style-name="co21" table:default-cell-style-name="ce2"/>
        <table:table-column table:style-name="co6" table:default-cell-style-name="ce2"/>
        <table:table-column table:style-name="co21" table:default-cell-style-name="ce2"/>
        <table:table-column table:style-name="co7" table:default-cell-style-name="ce2"/>
        <table:table-column table:style-name="co11" table:number-columns-repeated="1014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office:value-type="string" calcext:value-type="string">
            <text:p>Days</text:p>
            <text:p>Since</text:p>
            <text:p>03/09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Exp Slope</text:p>
            <text:p>Total</text:p>
          </table:table-cell>
          <table:table-cell office:value-type="string" calcext:value-type="string">
            <text:p>RSQ()</text:p>
            <text:p>Total</text:p>
          </table:table-cell>
          <table:table-cell office:value-type="string" calcext:value-type="string">
            <text:p>Exp Slope</text:p>
            <text:p>10 days</text:p>
          </table:table-cell>
          <table:table-cell office:value-type="string" calcext:value-type="string">
            <text:p>RSQ()</text:p>
            <text:p>10 days</text:p>
          </table:table-cell>
          <table:table-cell office:value-type="string" calcext:value-type="string">
            <text:p>Exp Slope</text:p>
            <text:p>5 days</text:p>
          </table:table-cell>
          <table:table-cell office:value-type="string" calcext:value-type="string">
            <text:p>RSQ()</text:p>
            <text:p>5 days</text:p>
          </table:table-cell>
          <table:table-cell table:number-columns-repeated="1014"/>
        </table:table-row>
        <table:table-row table:style-name="ro2">
          <table:table-cell table:style-name="ce1" office:value-type="date" office:date-value="2020-03-09" calcext:value-type="date">
            <text:p>03/09/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10" calcext:value-type="date">
            <text:p>03/10/20</text:p>
          </table:table-cell>
          <table:table-cell table:formula="of:=[.A3]-[.A$2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3]-[.C2]" office:value-type="float" office:value="5" calcext:value-type="float">
            <text:p>5</text:p>
          </table:table-cell>
          <table:table-cell table:formula="of:=SLOPE(LN([.C$2:.C3]); [.B$2:.B3])" office:value-type="float" office:value="0.348306694268216" calcext:value-type="float">
            <text:p>0.348</text:p>
          </table:table-cell>
          <table:table-cell table:formula="of:=RSQ(LN([.C$2:.C3]); [.B$2:.B3])" office:value-type="float" office:value="1" calcext:value-type="float">
            <text:p>1.000</text:p>
          </table:table-cell>
          <table:table-cell table:number-columns-repeated="1018"/>
        </table:table-row>
        <table:table-row table:style-name="ro2">
          <table:table-cell table:style-name="ce1" table:formula="of:=[.A3]+1" office:value-type="date" office:date-value="2020-03-11" calcext:value-type="date">
            <text:p>03/11/20</text:p>
          </table:table-cell>
          <table:table-cell table:formula="of:=[.A4]-[.A$2]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[.C4]-[.C3]" office:value-type="float" office:value="17" calcext:value-type="float">
            <text:p>17</text:p>
          </table:table-cell>
          <table:table-cell table:formula="of:=SLOPE(LN([.C$2:.C4]); [.B$2:.B4])" office:value-type="float" office:value="0.520726937414081" calcext:value-type="float">
            <text:p>0.521</text:p>
          </table:table-cell>
          <table:table-cell table:formula="of:=RSQ(LN([.C$2:.C4]); [.B$2:.B4])" office:value-type="float" office:value="0.964742886971936" calcext:value-type="float">
            <text:p>0.965</text:p>
          </table:table-cell>
          <table:table-cell table:number-columns-repeated="1018"/>
        </table:table-row>
        <table:table-row table:style-name="ro2">
          <table:table-cell table:style-name="ce1" table:formula="of:=[.A4]+1" office:value-type="date" office:date-value="2020-03-12" calcext:value-type="date">
            <text:p>03/12/20</text:p>
          </table:table-cell>
          <table:table-cell table:formula="of:=[.A5]-[.A$2]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formula="of:=[.C5]-[.C4]" office:value-type="float" office:value="15" calcext:value-type="float">
            <text:p>15</text:p>
          </table:table-cell>
          <table:table-cell table:formula="of:=SLOPE(LN([.C$2:.C5]); [.B$2:.B5])" office:value-type="float" office:value="0.491388812552782" calcext:value-type="float">
            <text:p>0.491</text:p>
          </table:table-cell>
          <table:table-cell table:formula="of:=RSQ(LN([.C$2:.C5]); [.B$2:.B5])" office:value-type="float" office:value="0.981554318086262" calcext:value-type="float">
            <text:p>0.982</text:p>
          </table:table-cell>
          <table:table-cell table:number-columns-repeated="1018"/>
        </table:table-row>
        <table:table-row table:style-name="ro2">
          <table:table-cell table:style-name="ce1" table:formula="of:=[.A5]+1" office:value-type="date" office:date-value="2020-03-13" calcext:value-type="date">
            <text:p>03/13/20</text:p>
          </table:table-cell>
          <table:table-cell table:formula="of:=[.A6]-[.A$2]"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formula="of:=[.C6]-[.C5]" office:value-type="float" office:value="28" calcext:value-type="float">
            <text:p>28</text:p>
          </table:table-cell>
          <table:table-cell table:formula="of:=SLOPE(LN([.C$2:.C6]); [.B$2:.B6])" office:value-type="float" office:value="0.477640449818578" calcext:value-type="float">
            <text:p>0.478</text:p>
          </table:table-cell>
          <table:table-cell table:formula="of:=RSQ(LN([.C$2:.C6]); [.B$2:.B6])" office:value-type="float" office:value="0.98934145376094" calcext:value-type="float">
            <text:p>0.989</text:p>
          </table:table-cell>
          <table:table-cell table:number-columns-repeated="1018"/>
        </table:table-row>
        <table:table-row table:style-name="ro2">
          <table:table-cell table:style-name="ce1" table:formula="of:=[.A6]+1" office:value-type="date" office:date-value="2020-03-14" calcext:value-type="date">
            <text:p>03/14/20</text:p>
          </table:table-cell>
          <table:table-cell table:formula="of:=[.A7]-[.A$2]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formula="of:=[.C7]-[.C6]" office:value-type="float" office:value="24" calcext:value-type="float">
            <text:p>24</text:p>
          </table:table-cell>
          <table:table-cell table:formula="of:=SLOPE(LN([.C$2:.C7]); [.B$2:.B7])" office:value-type="float" office:value="0.44423729549009" calcext:value-type="float">
            <text:p>0.444</text:p>
          </table:table-cell>
          <table:table-cell table:formula="of:=RSQ(LN([.C$2:.C7]); [.B$2:.B7])" office:value-type="float" office:value="0.985556379300972" calcext:value-type="float">
            <text:p>0.986</text:p>
          </table:table-cell>
          <table:table-cell table:number-columns-repeated="1018"/>
        </table:table-row>
        <table:table-row table:style-name="ro2">
          <table:table-cell table:style-name="ce1" table:formula="of:=[.A7]+1" office:value-type="date" office:date-value="2020-03-15" calcext:value-type="date">
            <text:p>03/15/20</text:p>
          </table:table-cell>
          <table:table-cell table:formula="of:=[.A8]-[.A$2]"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table:formula="of:=[.C8]-[.C7]" office:value-type="float" office:value="30" calcext:value-type="float">
            <text:p>30</text:p>
          </table:table-cell>
          <table:table-cell table:formula="of:=SLOPE(LN([.C$2:.C8]); [.B$2:.B8])" office:value-type="float" office:value="0.412576116537395" calcext:value-type="float">
            <text:p>0.413</text:p>
          </table:table-cell>
          <table:table-cell table:formula="of:=RSQ(LN([.C$2:.C8]); [.B$2:.B8])" office:value-type="float" office:value="0.979974788523181" calcext:value-type="float">
            <text:p>0.980</text:p>
          </table:table-cell>
          <table:table-cell table:number-columns-repeated="1018"/>
        </table:table-row>
        <table:table-row table:style-name="ro2">
          <table:table-cell table:style-name="ce1" table:formula="of:=[.A8]+1" office:value-type="date" office:date-value="2020-03-16" calcext:value-type="date">
            <text:p>03/16/20</text:p>
          </table:table-cell>
          <table:table-cell table:formula="of:=[.A9]-[.A$2]"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formula="of:=[.C9]-[.C8]" office:value-type="float" office:value="29" calcext:value-type="float">
            <text:p>29</text:p>
          </table:table-cell>
          <table:table-cell table:formula="of:=SLOPE(LN([.C$2:.C9]); [.B$2:.B9])" office:value-type="float" office:value="0.381667323265045" calcext:value-type="float">
            <text:p>0.382</text:p>
          </table:table-cell>
          <table:table-cell table:formula="of:=RSQ(LN([.C$2:.C9]); [.B$2:.B9])" office:value-type="float" office:value="0.971783825503068" calcext:value-type="float">
            <text:p>0.972</text:p>
          </table:table-cell>
          <table:table-cell table:number-columns-repeated="1018"/>
        </table:table-row>
        <table:table-row table:style-name="ro2">
          <table:table-cell table:style-name="ce1" table:formula="of:=[.A9]+1" office:value-type="date" office:date-value="2020-03-17" calcext:value-type="date">
            <text:p>03/17/20</text:p>
          </table:table-cell>
          <table:table-cell table:formula="of:=[.A10]-[.A$2]"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table:formula="of:=[.C10]-[.C9]" office:value-type="float" office:value="23" calcext:value-type="float">
            <text:p>23</text:p>
          </table:table-cell>
          <table:table-cell table:formula="of:=SLOPE(LN([.C$2:.C10]); [.B$2:.B10])" office:value-type="float" office:value="0.350752887360785" calcext:value-type="float">
            <text:p>0.351</text:p>
          </table:table-cell>
          <table:table-cell table:formula="of:=RSQ(LN([.C$2:.C10]); [.B$2:.B10])" office:value-type="float" office:value="0.959516798797399" calcext:value-type="float">
            <text:p>0.960</text:p>
          </table:table-cell>
          <table:table-cell table:formula="of:=SLOPE(LN([.C1:.C10]); [.B1:.B10])" office:value-type="float" office:value="0.350752887360785" calcext:value-type="float">
            <text:p>0.351</text:p>
          </table:table-cell>
          <table:table-cell table:formula="of:=RSQ(LN([.C1:.C10]); [.B1:.B10])" office:value-type="float" office:value="0.959516798797399" calcext:value-type="float">
            <text:p>0.960</text:p>
          </table:table-cell>
          <table:table-cell table:formula="of:=SLOPE(LN([.C6:.C10]); [.B6:.B10])" office:value-type="float" office:value="0.219141476036804" calcext:value-type="float">
            <text:p>0.219</text:p>
          </table:table-cell>
          <table:table-cell table:formula="of:=RSQ(LN([.C6:.C10]); [.B6:.B10])" office:value-type="float" office:value="0.983017624341391" calcext:value-type="float">
            <text:p>0.983</text:p>
          </table:table-cell>
          <table:table-cell table:number-columns-repeated="1014"/>
        </table:table-row>
        <table:table-row table:style-name="ro2">
          <table:table-cell table:style-name="ce1" table:formula="of:=[.A10]+1" office:value-type="date" office:date-value="2020-03-18" calcext:value-type="date">
            <text:p>03/18/20</text:p>
          </table:table-cell>
          <table:table-cell table:formula="of:=[.A11]-[.A$2]"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table:formula="of:=[.C11]-[.C10]" office:value-type="float" office:value="33" calcext:value-type="float">
            <text:p>33</text:p>
          </table:table-cell>
          <table:table-cell table:formula="of:=SLOPE(LN([.C$2:.C11]); [.B$2:.B11])" office:value-type="float" office:value="0.324925867308542" calcext:value-type="float">
            <text:p>0.325</text:p>
          </table:table-cell>
          <table:table-cell table:formula="of:=RSQ(LN([.C$2:.C11]); [.B$2:.B11])" office:value-type="float" office:value="0.950024536654242" calcext:value-type="float">
            <text:p>0.950</text:p>
          </table:table-cell>
          <table:table-cell table:formula="of:=SLOPE(LN([.C2:.C11]); [.B2:.B11])" office:value-type="float" office:value="0.324925867308542" calcext:value-type="float">
            <text:p>0.325</text:p>
          </table:table-cell>
          <table:table-cell table:formula="of:=RSQ(LN([.C2:.C11]); [.B2:.B11])" office:value-type="float" office:value="0.950024536654242" calcext:value-type="float">
            <text:p>0.950</text:p>
          </table:table-cell>
          <table:table-cell table:formula="of:=SLOPE(LN([.C7:.C11]); [.B7:.B11])" office:value-type="float" office:value="0.185460461132608" calcext:value-type="float">
            <text:p>0.185</text:p>
          </table:table-cell>
          <table:table-cell table:formula="of:=RSQ(LN([.C7:.C11]); [.B7:.B11])" office:value-type="float" office:value="0.98396236827146" calcext:value-type="float">
            <text:p>0.984</text:p>
          </table:table-cell>
          <table:table-cell table:number-columns-repeated="1014"/>
        </table:table-row>
        <table:table-row table:style-name="ro2">
          <table:table-cell table:style-name="ce1" table:formula="of:=[.A11]+1" office:value-type="date" office:date-value="2020-03-19" calcext:value-type="date">
            <text:p>03/19/20</text:p>
          </table:table-cell>
          <table:table-cell table:formula="of:=[.A12]-[.A$2]" office:value-type="float" office:value="10" calcext:value-type="float">
            <text:p>10</text:p>
          </table:table-cell>
          <table:table-cell office:value-type="float" office:value="277" calcext:value-type="float">
            <text:p>277</text:p>
          </table:table-cell>
          <table:table-cell table:formula="of:=[.C12]-[.C11]" office:value-type="float" office:value="61" calcext:value-type="float">
            <text:p>61</text:p>
          </table:table-cell>
          <table:table-cell table:formula="of:=SLOPE(LN([.C$2:.C12]); [.B$2:.B12])" office:value-type="float" office:value="0.307375366879801" calcext:value-type="float">
            <text:p>0.307</text:p>
          </table:table-cell>
          <table:table-cell table:formula="of:=RSQ(LN([.C$2:.C12]); [.B$2:.B12])" office:value-type="float" office:value="0.948885576973928" calcext:value-type="float">
            <text:p>0.949</text:p>
          </table:table-cell>
          <table:table-cell table:formula="of:=SLOPE(LN([.C3:.C12]); [.B3:.B12])" office:value-type="float" office:value="0.285467720610972" calcext:value-type="float">
            <text:p>0.285</text:p>
          </table:table-cell>
          <table:table-cell table:formula="of:=RSQ(LN([.C3:.C12]); [.B3:.B12])" office:value-type="float" office:value="0.943651901682722" calcext:value-type="float">
            <text:p>0.944</text:p>
          </table:table-cell>
          <table:table-cell table:formula="of:=SLOPE(LN([.C8:.C12]); [.B8:.B12])" office:value-type="float" office:value="0.179774495842271" calcext:value-type="float">
            <text:p>0.180</text:p>
          </table:table-cell>
          <table:table-cell table:formula="of:=RSQ(LN([.C8:.C12]); [.B8:.B12])" office:value-type="float" office:value="0.989507346437653" calcext:value-type="float">
            <text:p>0.990</text:p>
          </table:table-cell>
          <table:table-cell table:number-columns-repeated="1014"/>
        </table:table-row>
        <table:table-row table:style-name="ro2">
          <table:table-cell table:style-name="ce1" table:formula="of:=[.A12]+1" office:value-type="date" office:date-value="2020-03-20" calcext:value-type="date">
            <text:p>03/20/20</text:p>
          </table:table-cell>
          <table:table-cell table:formula="of:=[.A13]-[.A$2]" office:value-type="float" office:value="11" calcext:value-type="float">
            <text:p>11</text:p>
          </table:table-cell>
          <table:table-cell office:value-type="float" office:value="363" calcext:value-type="float">
            <text:p>363</text:p>
          </table:table-cell>
          <table:table-cell table:formula="of:=[.C13]-[.C12]" office:value-type="float" office:value="86" calcext:value-type="float">
            <text:p>86</text:p>
          </table:table-cell>
          <table:table-cell table:formula="of:=SLOPE(LN([.C$2:.C13]); [.B$2:.B13])" office:value-type="float" office:value="0.295827384370824" calcext:value-type="float">
            <text:p>0.296</text:p>
          </table:table-cell>
          <table:table-cell table:formula="of:=RSQ(LN([.C$2:.C13]); [.B$2:.B13])" office:value-type="float" office:value="0.952549289155964" calcext:value-type="float">
            <text:p>0.953</text:p>
          </table:table-cell>
          <table:table-cell table:formula="of:=SLOPE(LN([.C4:.C13]); [.B4:.B13])" office:value-type="float" office:value="0.245928482257944" calcext:value-type="float">
            <text:p>0.246</text:p>
          </table:table-cell>
          <table:table-cell table:formula="of:=RSQ(LN([.C4:.C13]); [.B4:.B13])" office:value-type="float" office:value="0.973134799485939" calcext:value-type="float">
            <text:p>0.973</text:p>
          </table:table-cell>
          <table:table-cell table:formula="of:=SLOPE(LN([.C9:.C13]); [.B9:.B13])" office:value-type="float" office:value="0.205298939140796" calcext:value-type="float">
            <text:p>0.205</text:p>
          </table:table-cell>
          <table:table-cell table:formula="of:=RSQ(LN([.C9:.C13]); [.B9:.B13])" office:value-type="float" office:value="0.978643195106168" calcext:value-type="float">
            <text:p>0.979</text:p>
          </table:table-cell>
          <table:table-cell table:number-columns-repeated="1014"/>
        </table:table-row>
        <table:table-row table:style-name="ro2">
          <table:table-cell table:style-name="ce1" table:formula="of:=[.A13]+1" office:value-type="date" office:date-value="2020-03-21" calcext:value-type="date">
            <text:p>03/21/20</text:p>
          </table:table-cell>
          <table:table-cell table:formula="of:=[.A14]-[.A$2]" office:value-type="float" office:value="12" calcext:value-type="float">
            <text:p>12</text:p>
          </table:table-cell>
          <table:table-cell office:value-type="float" office:value="475" calcext:value-type="float">
            <text:p>475</text:p>
          </table:table-cell>
          <table:table-cell table:formula="of:=[.C14]-[.C13]" office:value-type="float" office:value="112" calcext:value-type="float">
            <text:p>112</text:p>
          </table:table-cell>
          <table:table-cell table:formula="of:=SLOPE(LN([.C$2:.C14]); [.B$2:.B14])" office:value-type="float" office:value="0.287960513142288" calcext:value-type="float">
            <text:p>0.288</text:p>
          </table:table-cell>
          <table:table-cell table:formula="of:=RSQ(LN([.C$2:.C14]); [.B$2:.B14])" office:value-type="float" office:value="0.957813793052022" calcext:value-type="float">
            <text:p>0.958</text:p>
          </table:table-cell>
          <table:table-cell table:formula="of:=SLOPE(LN([.C5:.C14]); [.B5:.B14])" office:value-type="float" office:value="0.230161654412008" calcext:value-type="float">
            <text:p>0.230</text:p>
          </table:table-cell>
          <table:table-cell table:formula="of:=RSQ(LN([.C5:.C14]); [.B5:.B14])" office:value-type="float" office:value="0.984009797031016" calcext:value-type="float">
            <text:p>0.984</text:p>
          </table:table-cell>
          <table:table-cell table:formula="of:=SLOPE(LN([.C10:.C14]); [.B10:.B14])" office:value-type="float" office:value="0.242678172896712" calcext:value-type="float">
            <text:p>0.243</text:p>
          </table:table-cell>
          <table:table-cell table:formula="of:=RSQ(LN([.C10:.C14]); [.B10:.B14])" office:value-type="float" office:value="0.992512390077659" calcext:value-type="float">
            <text:p>0.993</text:p>
          </table:table-cell>
          <table:table-cell table:number-columns-repeated="1014"/>
        </table:table-row>
        <table:table-row table:style-name="ro2">
          <table:table-cell table:style-name="ce1" table:formula="of:=[.A14]+1" office:value-type="date" office:date-value="2020-03-22" calcext:value-type="date">
            <text:p>03/22/20</text:p>
          </table:table-cell>
          <table:table-cell table:formula="of:=[.A15]-[.A$2]" office:value-type="float" office:value="13" calcext:value-type="float">
            <text:p>13</text:p>
          </table:table-cell>
          <table:table-cell office:value-type="float" office:value="591" calcext:value-type="float">
            <text:p>591</text:p>
          </table:table-cell>
          <table:table-cell table:formula="of:=[.C15]-[.C14]" office:value-type="float" office:value="116" calcext:value-type="float">
            <text:p>116</text:p>
          </table:table-cell>
          <table:table-cell table:formula="of:=SLOPE(LN([.C$2:.C15]); [.B$2:.B15])" office:value-type="float" office:value="0.281031071233755" calcext:value-type="float">
            <text:p>0.281</text:p>
          </table:table-cell>
          <table:table-cell table:formula="of:=RSQ(LN([.C$2:.C15]); [.B$2:.B15])" office:value-type="float" office:value="0.962069114637056" calcext:value-type="float">
            <text:p>0.962</text:p>
          </table:table-cell>
          <table:table-cell table:formula="of:=SLOPE(LN([.C6:.C15]); [.B6:.B15])" office:value-type="float" office:value="0.218713977293013" calcext:value-type="float">
            <text:p>0.219</text:p>
          </table:table-cell>
          <table:table-cell table:formula="of:=RSQ(LN([.C6:.C15]); [.B6:.B15])" office:value-type="float" office:value="0.993798889687683" calcext:value-type="float">
            <text:p>0.994</text:p>
          </table:table-cell>
          <table:table-cell table:formula="of:=SLOPE(LN([.C11:.C15]); [.B11:.B15])" office:value-type="float" office:value="0.255237251729117" calcext:value-type="float">
            <text:p>0.255</text:p>
          </table:table-cell>
          <table:table-cell table:formula="of:=RSQ(LN([.C11:.C15]); [.B11:.B15])" office:value-type="float" office:value="0.998769110418816" calcext:value-type="float">
            <text:p>0.999</text:p>
          </table:table-cell>
          <table:table-cell table:number-columns-repeated="1014"/>
        </table:table-row>
        <table:table-row table:style-name="ro2">
          <table:table-cell table:style-name="ce1" table:formula="of:=[.A15]+1" office:value-type="date" office:date-value="2020-03-23" calcext:value-type="date">
            <text:p>03/23/20</text:p>
          </table:table-cell>
          <table:table-cell table:formula="of:=[.A16]-[.A$2]" office:value-type="float" office:value="14" calcext:value-type="float">
            <text:p>14</text:p>
          </table:table-cell>
          <table:table-cell office:value-type="float" office:value="720" calcext:value-type="float">
            <text:p>720</text:p>
          </table:table-cell>
          <table:table-cell table:formula="of:=[.C16]-[.C15]" office:value-type="float" office:value="129" calcext:value-type="float">
            <text:p>129</text:p>
          </table:table-cell>
          <table:table-cell table:formula="of:=SLOPE(LN([.C$2:.C16]); [.B$2:.B16])" office:value-type="float" office:value="0.274437037077465" calcext:value-type="float">
            <text:p>0.274</text:p>
          </table:table-cell>
          <table:table-cell table:formula="of:=RSQ(LN([.C$2:.C16]); [.B$2:.B16])" office:value-type="float" office:value="0.965163835324821" calcext:value-type="float">
            <text:p>0.965</text:p>
          </table:table-cell>
          <table:table-cell table:formula="of:=SLOPE(LN([.C7:.C16]); [.B7:.B16])" office:value-type="float" office:value="0.217986067895344" calcext:value-type="float">
            <text:p>0.218</text:p>
          </table:table-cell>
          <table:table-cell table:formula="of:=RSQ(LN([.C7:.C16]); [.B7:.B16])" office:value-type="float" office:value="0.993914856524584" calcext:value-type="float">
            <text:p>0.994</text:p>
          </table:table-cell>
          <table:table-cell table:formula="of:=SLOPE(LN([.C12:.C16]); [.B12:.B16])" office:value-type="float" office:value="0.239788059478677" calcext:value-type="float">
            <text:p>0.240</text:p>
          </table:table-cell>
          <table:table-cell table:formula="of:=RSQ(LN([.C12:.C16]); [.B12:.B16])" office:value-type="float" office:value="0.995018450654559" calcext:value-type="float">
            <text:p>0.995</text:p>
          </table:table-cell>
          <table:table-cell table:number-columns-repeated="1014"/>
        </table:table-row>
        <table:table-row table:style-name="ro2">
          <table:table-cell table:style-name="ce1" table:formula="of:=[.A16]+1" office:value-type="date" office:date-value="2020-03-24" calcext:value-type="date">
            <text:p>03/24/20</text:p>
          </table:table-cell>
          <table:table-cell table:formula="of:=[.A17]-[.A$2]" office:value-type="float" office:value="15" calcext:value-type="float">
            <text:p>15</text:p>
          </table:table-cell>
          <table:table-cell office:value-type="float" office:value="912" calcext:value-type="float">
            <text:p>912</text:p>
          </table:table-cell>
          <table:table-cell table:formula="of:=[.C17]-[.C16]" office:value-type="float" office:value="192" calcext:value-type="float">
            <text:p>192</text:p>
          </table:table-cell>
          <table:table-cell table:formula="of:=SLOPE(LN([.C$2:.C17]); [.B$2:.B17])" office:value-type="float" office:value="0.269185552627009" calcext:value-type="float">
            <text:p>0.269</text:p>
          </table:table-cell>
          <table:table-cell table:formula="of:=RSQ(LN([.C$2:.C17]); [.B$2:.B17])" office:value-type="float" office:value="0.968362386790919" calcext:value-type="float">
            <text:p>0.968</text:p>
          </table:table-cell>
          <table:table-cell table:formula="of:=SLOPE(LN([.C8:.C17]); [.B8:.B17])" office:value-type="float" office:value="0.221143452237848" calcext:value-type="float">
            <text:p>0.221</text:p>
          </table:table-cell>
          <table:table-cell table:formula="of:=RSQ(LN([.C8:.C17]); [.B8:.B17])" office:value-type="float" office:value="0.994024195416853" calcext:value-type="float">
            <text:p>0.994</text:p>
          </table:table-cell>
          <table:table-cell table:formula="of:=SLOPE(LN([.C13:.C17]); [.B13:.B17])" office:value-type="float" office:value="0.225841071959442" calcext:value-type="float">
            <text:p>0.226</text:p>
          </table:table-cell>
          <table:table-cell table:formula="of:=RSQ(LN([.C13:.C17]); [.B13:.B17])" office:value-type="float" office:value="0.997376317562087" calcext:value-type="float">
            <text:p>0.997</text:p>
          </table:table-cell>
          <table:table-cell table:number-columns-repeated="1014"/>
        </table:table-row>
        <table:table-row table:style-name="ro2">
          <table:table-cell table:style-name="ce1" table:formula="of:=[.A17]+1" office:value-type="date" office:date-value="2020-03-25" calcext:value-type="date">
            <text:p>03/25/20</text:p>
          </table:table-cell>
          <table:table-cell table:formula="of:=[.A18]-[.A$2]" office:value-type="float" office:value="16" calcext:value-type="float">
            <text:p>16</text:p>
          </table:table-cell>
          <table:table-cell office:value-type="float" office:value="1086" calcext:value-type="float">
            <text:p>1086</text:p>
          </table:table-cell>
          <table:table-cell table:formula="of:=[.C18]-[.C17]" office:value-type="float" office:value="174" calcext:value-type="float">
            <text:p>174</text:p>
          </table:table-cell>
          <table:table-cell table:formula="of:=SLOPE(LN([.C$2:.C18]); [.B$2:.B18])" office:value-type="float" office:value="0.263727297764785" calcext:value-type="float">
            <text:p>0.264</text:p>
          </table:table-cell>
          <table:table-cell table:formula="of:=RSQ(LN([.C$2:.C18]); [.B$2:.B18])" office:value-type="float" office:value="0.970396668874091" calcext:value-type="float">
            <text:p>0.970</text:p>
          </table:table-cell>
          <table:table-cell table:formula="of:=SLOPE(LN([.C9:.C18]); [.B9:.B18])" office:value-type="float" office:value="0.224490863957737" calcext:value-type="float">
            <text:p>0.224</text:p>
          </table:table-cell>
          <table:table-cell table:formula="of:=RSQ(LN([.C9:.C18]); [.B9:.B18])" office:value-type="float" office:value="0.995687525014407" calcext:value-type="float">
            <text:p>0.996</text:p>
          </table:table-cell>
          <table:table-cell table:formula="of:=SLOPE(LN([.C14:.C18]); [.B14:.B18])" office:value-type="float" office:value="0.208770736558671" calcext:value-type="float">
            <text:p>0.209</text:p>
          </table:table-cell>
          <table:table-cell table:formula="of:=RSQ(LN([.C14:.C18]); [.B14:.B18])" office:value-type="float" office:value="0.998384992885051" calcext:value-type="float">
            <text:p>0.998</text:p>
          </table:table-cell>
          <table:table-cell table:number-columns-repeated="1014"/>
        </table:table-row>
        <table:table-row table:style-name="ro2">
          <table:table-cell table:style-name="ce1" table:formula="of:=[.A18]+1" office:value-type="date" office:date-value="2020-03-26" calcext:value-type="date">
            <text:p>03/26/20</text:p>
          </table:table-cell>
          <table:table-cell table:formula="of:=[.A19]-[.A$2]" office:value-type="float" office:value="17" calcext:value-type="float">
            <text:p>17</text:p>
          </table:table-cell>
          <table:table-cell office:value-type="float" office:value="1430" calcext:value-type="float">
            <text:p>1430</text:p>
          </table:table-cell>
          <table:table-cell table:formula="of:=[.C19]-[.C18]" office:value-type="float" office:value="344" calcext:value-type="float">
            <text:p>344</text:p>
          </table:table-cell>
          <table:table-cell table:formula="of:=SLOPE(LN([.C$2:.C19]); [.B$2:.B19])" office:value-type="float" office:value="0.260097749177176" calcext:value-type="float">
            <text:p>0.260</text:p>
          </table:table-cell>
          <table:table-cell table:formula="of:=RSQ(LN([.C$2:.C19]); [.B$2:.B19])" office:value-type="float" office:value="0.973283225313324" calcext:value-type="float">
            <text:p>0.973</text:p>
          </table:table-cell>
          <table:table-cell table:formula="of:=SLOPE(LN([.C10:.C19]); [.B10:.B19])" office:value-type="float" office:value="0.230542409390442" calcext:value-type="float">
            <text:p>0.231</text:p>
          </table:table-cell>
          <table:table-cell table:formula="of:=RSQ(LN([.C10:.C19]); [.B10:.B19])" office:value-type="float" office:value="0.997831505518303" calcext:value-type="float">
            <text:p>0.998</text:p>
          </table:table-cell>
          <table:table-cell table:formula="of:=SLOPE(LN([.C15:.C19]); [.B15:.B19])" office:value-type="float" office:value="0.217823270017949" calcext:value-type="float">
            <text:p>0.218</text:p>
          </table:table-cell>
          <table:table-cell table:formula="of:=RSQ(LN([.C15:.C19]); [.B15:.B19])" office:value-type="float" office:value="0.995812480017334" calcext:value-type="float">
            <text:p>0.996</text:p>
          </table:table-cell>
          <table:table-cell table:number-columns-repeated="1014"/>
        </table:table-row>
        <table:table-row table:style-name="ro2">
          <table:table-cell table:style-name="ce1" table:formula="of:=[.A19]+1" office:value-type="date" office:date-value="2020-03-27" calcext:value-type="date">
            <text:p>03/27/20</text:p>
          </table:table-cell>
          <table:table-cell table:formula="of:=[.A20]-[.A$2]" office:value-type="float" office:value="18" calcext:value-type="float">
            <text:p>18</text:p>
          </table:table-cell>
          <table:table-cell office:value-type="float" office:value="1734" calcext:value-type="float">
            <text:p>1734</text:p>
          </table:table-cell>
          <table:table-cell table:formula="of:=[.C20]-[.C19]" office:value-type="float" office:value="304" calcext:value-type="float">
            <text:p>304</text:p>
          </table:table-cell>
          <table:table-cell table:formula="of:=SLOPE(LN([.C$2:.C20]); [.B$2:.B20])" office:value-type="float" office:value="0.256436472581457" calcext:value-type="float">
            <text:p>0.256</text:p>
          </table:table-cell>
          <table:table-cell table:formula="of:=RSQ(LN([.C$2:.C20]); [.B$2:.B20])" office:value-type="float" office:value="0.975458643089055" calcext:value-type="float">
            <text:p>0.975</text:p>
          </table:table-cell>
          <table:table-cell table:formula="of:=SLOPE(LN([.C11:.C20]); [.B11:.B20])" office:value-type="float" office:value="0.229513541516615" calcext:value-type="float">
            <text:p>0.230</text:p>
          </table:table-cell>
          <table:table-cell table:formula="of:=RSQ(LN([.C11:.C20]); [.B11:.B20])" office:value-type="float" office:value="0.997611494283956" calcext:value-type="float">
            <text:p>0.998</text:p>
          </table:table-cell>
          <table:table-cell table:formula="of:=SLOPE(LN([.C16:.C20]); [.B16:.B20])" office:value-type="float" office:value="0.220765962384039" calcext:value-type="float">
            <text:p>0.221</text:p>
          </table:table-cell>
          <table:table-cell table:formula="of:=RSQ(LN([.C16:.C20]); [.B16:.B20])" office:value-type="float" office:value="0.996404713073123" calcext:value-type="float">
            <text:p>0.996</text:p>
          </table:table-cell>
          <table:table-cell table:number-columns-repeated="1014"/>
        </table:table-row>
        <table:table-row table:style-name="ro2">
          <table:table-cell table:style-name="ce1" table:formula="of:=[.A20]+1" office:value-type="date" office:date-value="2020-03-28" calcext:value-type="date">
            <text:p>03/28/20</text:p>
          </table:table-cell>
          <table:table-cell table:formula="of:=[.A21]-[.A$2]"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table:style-name="ce1" table:formula="of:=[.A21]+1" office:value-type="date" office:date-value="2020-03-29" calcext:value-type="date">
            <text:p>03/29/20</text:p>
          </table:table-cell>
          <table:table-cell table:formula="of:=[.A22]-[.A$2]"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style-name="ce1" table:formula="of:=[.A22]+1" office:value-type="date" office:date-value="2020-03-30" calcext:value-type="date">
            <text:p>03/30/20</text:p>
          </table:table-cell>
          <table:table-cell table:formula="of:=[.A23]-[.A$2]"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table:style-name="ce1" table:formula="of:=[.A23]+1" office:value-type="date" office:date-value="2020-03-31" calcext:value-type="date">
            <text:p>03/31/20</text:p>
          </table:table-cell>
          <table:table-cell table:formula="of:=[.A24]-[.A$2]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1" table:formula="of:=[.A24]+1" office:value-type="date" office:date-value="2020-04-01" calcext:value-type="date">
            <text:p>04/01/20</text:p>
          </table:table-cell>
          <table:table-cell table:formula="of:=[.A25]-[.A$2]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" table:formula="of:=[.A25]+1" office:value-type="date" office:date-value="2020-04-02" calcext:value-type="date">
            <text:p>04/02/20</text:p>
          </table:table-cell>
          <table:table-cell table:formula="of:=[.A26]-[.A$2]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" table:formula="of:=[.A26]+1" office:value-type="date" office:date-value="2020-04-03" calcext:value-type="date">
            <text:p>04/03/20</text:p>
          </table:table-cell>
          <table:table-cell table:formula="of:=[.A27]-[.A$2]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table:style-name="ce1" table:formula="of:=[.A27]+1" office:value-type="date" office:date-value="2020-04-04" calcext:value-type="date">
            <text:p>04/04/20</text:p>
          </table:table-cell>
          <table:table-cell table:formula="of:=[.A28]-[.A$2]" office:value-type="float" office:value="26" calcext:value-type="float">
            <text:p>26</text:p>
          </table:table-cell>
          <table:table-cell table:number-columns-repeated="1022"/>
        </table:table-row>
        <table:table-row table:style-name="ro2">
          <table:table-cell table:style-name="ce1" table:formula="of:=[.A28]+1" office:value-type="date" office:date-value="2020-04-05" calcext:value-type="date">
            <text:p>04/05/20</text:p>
          </table:table-cell>
          <table:table-cell table:formula="of:=[.A29]-[.A$2]" office:value-type="float" office:value="27" calcext:value-type="float">
            <text:p>27</text:p>
          </table:table-cell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Co cases" table:style-name="ta1">
        <table:shapes>
          <draw:frame draw:z-index="0" draw:style-name="gr1" draw:text-style-name="P1" svg:width="453.51pt" svg:height="255.09pt" svg:x="630.37pt" svg:y="10.35pt">
            <draw:object draw:notify-on-update-of-ranges="'BoCo cases'.B2:'BoCo cases'.B100 'BoCo cases'.C1:'BoCo cases'.C1 'BoCo cases'.C2:'BoCo cases'.C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2" table:default-cell-style-name="ce5"/>
        <table:table-column table:style-name="co23" table:default-cell-style-name="Default"/>
        <table:table-column table:style-name="co20" table:default-cell-style-name="Default"/>
        <table:table-column table:style-name="co17" table:number-columns-repeated="2" table:default-cell-style-name="ce2"/>
        <table:table-column table:style-name="co23" table:default-cell-style-name="ce3"/>
        <table:table-column table:style-name="co2" table:default-cell-style-name="ce4"/>
        <table:table-column table:style-name="co7" table:number-columns-repeated="2" table:default-cell-style-name="ce2"/>
        <table:table-column table:style-name="co7" table:default-cell-style-name="ce3"/>
        <table:table-column table:style-name="co2" table:default-cell-style-name="ce4"/>
        <table:table-column table:style-name="co11" table:number-columns-repeated="1012" table:default-cell-style-name="Default"/>
        <table:table-row table:style-name="ro4">
          <table:table-cell table:style-name="ce1" office:value-type="string" calcext:value-type="string">
            <text:p>Da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rsq</text:p>
          </table:table-cell>
          <table:table-cell office:value-type="string" calcext:value-type="string">
            <text:p>t+1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pe</text:p>
            <text:p>5 days</text:p>
          </table:table-cell>
          <table:table-cell office:value-type="string" calcext:value-type="string">
            <text:p>Rsq()</text:p>
            <text:p>5 days</text:p>
          </table:table-cell>
          <table:table-cell office:value-type="string" calcext:value-type="string">
            <text:p>T+1</text:p>
            <text:p>5 days</text:p>
          </table:table-cell>
          <table:table-cell office:value-type="string" calcext:value-type="string">
            <text:p>err</text:p>
            <text:p>5 days</text:p>
          </table:table-cell>
          <table:table-cell table:number-columns-repeated="1012"/>
        </table:table-row>
        <table:table-row table:style-name="ro2">
          <table:table-cell table:style-name="ce1" office:value-type="date" office:date-value="2020-03-18" calcext:value-type="date">
            <text:p>03/18/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19" calcext:value-type="date">
            <text:p>03/19/20</text:p>
          </table:table-cell>
          <table:table-cell table:formula="of:=[.B2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3]-[.C2]" office:value-type="float" office:value="4" calcext:value-type="float">
            <text:p>4</text:p>
          </table:table-cell>
          <table:table-cell table:formula="of:=SLOPE(LN([.C$2:.C3]); [.B$2:.B3])" office:value-type="float" office:value="0.451985123743057" calcext:value-type="float">
            <text:p>0.452</text:p>
          </table:table-cell>
          <table:table-cell table:formula="of:=RSQ(LN([.C$2:.C3]); [.B$2:.B3])" office:value-type="float" office:value="1" calcext:value-type="float">
            <text:p>1.000</text:p>
          </table:table-cell>
          <table:table-cell table:formula="of:=[.C3]*EXP([.E3])" office:value-type="float" office:value="17.2857142857143" calcext:value-type="float">
            <text:p>17.3</text:p>
          </table:table-cell>
          <table:table-cell table:number-columns-repeated="1017"/>
        </table:table-row>
        <table:table-row table:style-name="ro2">
          <table:table-cell table:style-name="ce1" table:formula="of:=[.A3]+1" office:value-type="date" office:date-value="2020-03-20" calcext:value-type="date">
            <text:p>03/20/20</text:p>
          </table:table-cell>
          <table:table-cell table:formula="of:=[.B3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C4]-[.C3]" office:value-type="float" office:value="5" calcext:value-type="float">
            <text:p>5</text:p>
          </table:table-cell>
          <table:table-cell table:formula="of:=SLOPE(LN([.C$2:.C4]); [.B$2:.B4])" office:value-type="float" office:value="0.413339286592234" calcext:value-type="float">
            <text:p>0.413</text:p>
          </table:table-cell>
          <table:table-cell table:formula="of:=RSQ(LN([.C$2:.C4]); [.B$2:.B4])" office:value-type="float" office:value="0.997094591694193" calcext:value-type="float">
            <text:p>0.997</text:p>
          </table:table-cell>
          <table:table-cell table:formula="of:=[.C4]*EXP([.E4])" office:value-type="float" office:value="24.1897262725905" calcext:value-type="float">
            <text:p>24.2</text:p>
          </table:table-cell>
          <table:table-cell table:formula="of:=([.C4]-[.G3])/[.G3]" office:value-type="percentage" office:value="-0.0743801652892565" calcext:value-type="percentage">
            <text:p>-7.4%</text:p>
          </table:table-cell>
          <table:table-cell table:number-columns-repeated="1016"/>
        </table:table-row>
        <table:table-row table:style-name="ro2">
          <table:table-cell table:style-name="ce1" table:formula="of:=[.A4]+1" office:value-type="date" office:date-value="2020-03-21" calcext:value-type="date">
            <text:p>03/21/20</text:p>
          </table:table-cell>
          <table:table-cell table:formula="of:=[.B4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5]-[.C4]" office:value-type="float" office:value="14" calcext:value-type="float">
            <text:p>14</text:p>
          </table:table-cell>
          <table:table-cell table:formula="of:=SLOPE(LN([.C$2:.C5]); [.B$2:.B5])" office:value-type="float" office:value="0.474055514726194" calcext:value-type="float">
            <text:p>0.474</text:p>
          </table:table-cell>
          <table:table-cell table:formula="of:=RSQ(LN([.C$2:.C5]); [.B$2:.B5])" office:value-type="float" office:value="0.988315988560835" calcext:value-type="float">
            <text:p>0.988</text:p>
          </table:table-cell>
          <table:table-cell table:formula="of:=[.C5]*EXP([.E5])" office:value-type="float" office:value="48.1948850624078" calcext:value-type="float">
            <text:p>48.2</text:p>
          </table:table-cell>
          <table:table-cell table:formula="of:=([.C5]-[.G4])/[.G4]" office:value-type="percentage" office:value="0.240195927061527" calcext:value-type="percentage">
            <text:p>24.0%</text:p>
          </table:table-cell>
          <table:table-cell table:number-columns-repeated="1016"/>
        </table:table-row>
        <table:table-row table:style-name="ro2">
          <table:table-cell table:style-name="ce1" table:formula="of:=[.A5]+1" office:value-type="date" office:date-value="2020-03-22" calcext:value-type="date">
            <text:p>03/22/20</text:p>
          </table:table-cell>
          <table:table-cell table:formula="of:=[.B5]+1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formula="of:=[.C6]-[.C5]" office:value-type="float" office:value="7" calcext:value-type="float">
            <text:p>7</text:p>
          </table:table-cell>
          <table:table-cell table:formula="of:=SLOPE(LN([.C$2:.C6]); [.B$2:.B6])" office:value-type="float" office:value="0.433331763604161" calcext:value-type="float">
            <text:p>0.433</text:p>
          </table:table-cell>
          <table:table-cell table:formula="of:=RSQ(LN([.C$2:.C6]); [.B$2:.B6])" office:value-type="float" office:value="0.984342838133671" calcext:value-type="float">
            <text:p>0.984</text:p>
          </table:table-cell>
          <table:table-cell table:formula="of:=[.C6]*EXP([.E6])" office:value-type="float" office:value="57.068350227152" calcext:value-type="float">
            <text:p>57.1</text:p>
          </table:table-cell>
          <table:table-cell table:formula="of:=([.C6]-[.G5])/[.G5]" office:value-type="percentage" office:value="-0.232283675911074" calcext:value-type="percentage">
            <text:p>-23.2%</text:p>
          </table:table-cell>
          <table:table-cell table:formula="of:=SLOPE(LN([.C1:.C6]); [.B1:.B6])" office:value-type="float" office:value="0.433331763604161" calcext:value-type="float">
            <text:p>0.433</text:p>
          </table:table-cell>
          <table:table-cell table:formula="of:=RSQ(LN([.C1:.C6]); [.B1:.B6])" office:value-type="float" office:value="0.984342838133671" calcext:value-type="float">
            <text:p>0.984</text:p>
          </table:table-cell>
          <table:table-cell table:formula="of:=[.C6]*EXP([.I6])" office:value-type="float" office:value="57.068350227152" calcext:value-type="float">
            <text:p>57.1</text:p>
          </table:table-cell>
          <table:table-cell table:number-columns-repeated="1013"/>
        </table:table-row>
        <table:table-row table:style-name="ro2">
          <table:table-cell table:style-name="ce1" table:formula="of:=[.A6]+1" office:value-type="date" office:date-value="2020-03-23" calcext:value-type="date">
            <text:p>03/23/20</text:p>
          </table:table-cell>
          <table:table-cell table:formula="of:=[.B6]+1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formula="of:=[.C7]-[.C6]" office:value-type="float" office:value="2" calcext:value-type="float">
            <text:p>2</text:p>
          </table:table-cell>
          <table:table-cell table:formula="of:=SLOPE(LN([.C$2:.C7]); [.B$2:.B7])" office:value-type="float" office:value="0.367312401838046" calcext:value-type="float">
            <text:p>0.367</text:p>
          </table:table-cell>
          <table:table-cell table:formula="of:=RSQ(LN([.C$2:.C7]); [.B$2:.B7])" office:value-type="float" office:value="0.94721750310411" calcext:value-type="float">
            <text:p>0.947</text:p>
          </table:table-cell>
          <table:table-cell table:formula="of:=[.C7]*EXP([.E7])" office:value-type="float" office:value="56.3101074790652" calcext:value-type="float">
            <text:p>56.3</text:p>
          </table:table-cell>
          <table:table-cell table:formula="of:=([.C7]-[.G6])/[.G6]" office:value-type="percentage" office:value="-0.316608946206323" calcext:value-type="percentage">
            <text:p>-31.7%</text:p>
          </table:table-cell>
          <table:table-cell table:formula="of:=SLOPE(LN([.C2:.C7]); [.B2:.B7])" office:value-type="float" office:value="0.367312401838046" calcext:value-type="float">
            <text:p>0.367</text:p>
          </table:table-cell>
          <table:table-cell table:formula="of:=RSQ(LN([.C2:.C7]); [.B2:.B7])" office:value-type="float" office:value="0.94721750310411" calcext:value-type="float">
            <text:p>0.947</text:p>
          </table:table-cell>
          <table:table-cell table:formula="of:=[.C7]*EXP([.I7])" office:value-type="float" office:value="56.3101074790652" calcext:value-type="float">
            <text:p>56.3</text:p>
          </table:table-cell>
          <table:table-cell table:formula="of:=([.C7]-[.K6])/[.K6]" office:value-type="percentage" office:value="-0.316608946206323" calcext:value-type="percentage">
            <text:p>-31.7%</text:p>
          </table:table-cell>
          <table:table-cell table:number-columns-repeated="1012"/>
        </table:table-row>
        <table:table-row table:style-name="ro2">
          <table:table-cell table:style-name="ce1" table:formula="of:=[.A7]+1" office:value-type="date" office:date-value="2020-03-24" calcext:value-type="date">
            <text:p>03/24/20</text:p>
          </table:table-cell>
          <table:table-cell table:formula="of:=[.B7]+1"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C8]-[.C7]" office:value-type="float" office:value="10" calcext:value-type="float">
            <text:p>10</text:p>
          </table:table-cell>
          <table:table-cell table:formula="of:=SLOPE(LN([.C$2:.C8]); [.B$2:.B8])" office:value-type="float" office:value="0.328835442294033" calcext:value-type="float">
            <text:p>0.329</text:p>
          </table:table-cell>
          <table:table-cell table:formula="of:=RSQ(LN([.C$2:.C8]); [.B$2:.B8])" office:value-type="float" office:value="0.937845901729445" calcext:value-type="float">
            <text:p>0.938</text:p>
          </table:table-cell>
          <table:table-cell table:formula="of:=[.C8]*EXP([.E8])" office:value-type="float" office:value="68.0781112241811" calcext:value-type="float">
            <text:p>68.1</text:p>
          </table:table-cell>
          <table:table-cell table:formula="of:=([.C8]-[.G7])/[.G7]" office:value-type="percentage" office:value="-0.12981874491685" calcext:value-type="percentage">
            <text:p>-13.0%</text:p>
          </table:table-cell>
          <table:table-cell table:formula="of:=SLOPE(LN([.C3:.C8]); [.B3:.B8])" office:value-type="float" office:value="0.295778983691798" calcext:value-type="float">
            <text:p>0.296</text:p>
          </table:table-cell>
          <table:table-cell table:formula="of:=RSQ(LN([.C3:.C8]); [.B3:.B8])" office:value-type="float" office:value="0.910949765869614" calcext:value-type="float">
            <text:p>0.911</text:p>
          </table:table-cell>
          <table:table-cell table:formula="of:=[.C8]*EXP([.I8])" office:value-type="float" office:value="65.8644789519916" calcext:value-type="float">
            <text:p>65.9</text:p>
          </table:table-cell>
          <table:table-cell table:formula="of:=([.C8]-[.K7])/[.K7]" office:value-type="percentage" office:value="-0.12981874491685" calcext:value-type="percentage">
            <text:p>-13.0%</text:p>
          </table:table-cell>
          <table:table-cell table:number-columns-repeated="1012"/>
        </table:table-row>
        <table:table-row table:style-name="ro2">
          <table:table-cell table:style-name="ce1" table:formula="of:=[.A8]+1" office:value-type="date" office:date-value="2020-03-25" calcext:value-type="date">
            <text:p>03/25/20</text:p>
          </table:table-cell>
          <table:table-cell table:formula="of:=[.B8]+1"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formula="of:=[.C9]-[.C8]" office:value-type="float" office:value="2" calcext:value-type="float">
            <text:p>2</text:p>
          </table:table-cell>
          <table:table-cell table:formula="of:=SLOPE(LN([.C$2:.C9]); [.B$2:.B9])" office:value-type="float" office:value="0.288734200177334" calcext:value-type="float">
            <text:p>0.289</text:p>
          </table:table-cell>
          <table:table-cell table:formula="of:=RSQ(LN([.C$2:.C9]); [.B$2:.B9])" office:value-type="float" office:value="0.912503789430289" calcext:value-type="float">
            <text:p>0.913</text:p>
          </table:table-cell>
          <table:table-cell table:formula="of:=[.C9]*EXP([.E9])" office:value-type="float" office:value="68.0715823356143" calcext:value-type="float">
            <text:p>68.1</text:p>
          </table:table-cell>
          <table:table-cell table:formula="of:=([.C9]-[.G8])/[.G8]" office:value-type="percentage" office:value="-0.250860532366165" calcext:value-type="percentage">
            <text:p>-25.1%</text:p>
          </table:table-cell>
          <table:table-cell table:formula="of:=SLOPE(LN([.C4:.C9]); [.B4:.B9])" office:value-type="float" office:value="0.209162772435816" calcext:value-type="float">
            <text:p>0.209</text:p>
          </table:table-cell>
          <table:table-cell table:formula="of:=RSQ(LN([.C4:.C9]); [.B4:.B9])" office:value-type="float" office:value="0.845398924271524" calcext:value-type="float">
            <text:p>0.845</text:p>
          </table:table-cell>
          <table:table-cell table:formula="of:=[.C9]*EXP([.I9])" office:value-type="float" office:value="62.864926769547" calcext:value-type="float">
            <text:p>62.9</text:p>
          </table:table-cell>
          <table:table-cell table:formula="of:=([.C9]-[.K8])/[.K8]" office:value-type="percentage" office:value="-0.225682783626456" calcext:value-type="percentage">
            <text:p>-22.6%</text:p>
          </table:table-cell>
          <table:table-cell table:number-columns-repeated="1012"/>
        </table:table-row>
        <table:table-row table:style-name="ro2">
          <table:table-cell table:style-name="ce1" table:formula="of:=[.A9]+1" office:value-type="date" office:date-value="2020-03-26" calcext:value-type="date">
            <text:p>03/26/20</text:p>
          </table:table-cell>
          <table:table-cell table:formula="of:=[.B9]+1"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formula="of:=[.C10]-[.C9]" office:value-type="float" office:value="15" calcext:value-type="float">
            <text:p>15</text:p>
          </table:table-cell>
          <table:table-cell table:formula="of:=SLOPE(LN([.C$2:.C10]); [.B$2:.B10])" office:value-type="float" office:value="0.267959947797858" calcext:value-type="float">
            <text:p>0.268</text:p>
          </table:table-cell>
          <table:table-cell table:formula="of:=RSQ(LN([.C$2:.C10]); [.B$2:.B10])" office:value-type="float" office:value="0.915788366626375" calcext:value-type="float">
            <text:p>0.916</text:p>
          </table:table-cell>
          <table:table-cell table:formula="of:=[.C10]*EXP([.E10])" office:value-type="float" office:value="86.2814554094863" calcext:value-type="float">
            <text:p>86.3</text:p>
          </table:table-cell>
          <table:table-cell table:formula="of:=([.C10]-[.G9])/[.G9]" office:value-type="percentage" office:value="-0.0304324104793202" calcext:value-type="percentage">
            <text:p>-3.0%</text:p>
          </table:table-cell>
          <table:table-cell table:formula="of:=SLOPE(LN([.C5:.C10]); [.B5:.B10])" office:value-type="float" office:value="0.146664817544075" calcext:value-type="float">
            <text:p>0.147</text:p>
          </table:table-cell>
          <table:table-cell table:formula="of:=RSQ(LN([.C5:.C10]); [.B5:.B10])" office:value-type="float" office:value="0.967707955607156" calcext:value-type="float">
            <text:p>0.968</text:p>
          </table:table-cell>
          <table:table-cell table:formula="of:=[.C10]*EXP([.I10])" office:value-type="float" office:value="76.4257406989154" calcext:value-type="float">
            <text:p>76.4</text:p>
          </table:table-cell>
          <table:table-cell table:formula="of:=([.C10]-[.K9])/[.K9]" office:value-type="percentage" office:value="0.0498699893812927" calcext:value-type="percentage">
            <text:p>5.0%</text:p>
          </table:table-cell>
          <table:table-cell table:number-columns-repeated="1012"/>
        </table:table-row>
        <table:table-row table:style-name="ro2">
          <table:table-cell table:style-name="ce1" table:formula="of:=[.A10]+1" office:value-type="date" office:date-value="2020-03-27" calcext:value-type="date">
            <text:p>03/27/20</text:p>
          </table:table-cell>
          <table:table-cell table:formula="of:=[.B10]+1"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formula="of:=[.C11]-[.C10]" office:value-type="float" office:value="10" calcext:value-type="float">
            <text:p>10</text:p>
          </table:table-cell>
          <table:table-cell table:formula="of:=SLOPE(LN([.C$2:.C11]); [.B$2:.B11])" office:value-type="float" office:value="0.250463163884419" calcext:value-type="float">
            <text:p>0.250</text:p>
          </table:table-cell>
          <table:table-cell table:formula="of:=RSQ(LN([.C$2:.C11]); [.B$2:.B11])" office:value-type="float" office:value="0.917801451857205" calcext:value-type="float">
            <text:p>0.918</text:p>
          </table:table-cell>
          <table:table-cell table:formula="of:=[.C11]*EXP([.E11])" office:value-type="float" office:value="97.6311404161659" calcext:value-type="float">
            <text:p>97.6</text:p>
          </table:table-cell>
          <table:table-cell table:formula="of:=([.C11]-[.G10])/[.G10]" office:value-type="percentage" office:value="-0.119161821745949" calcext:value-type="percentage">
            <text:p>-11.9%</text:p>
          </table:table-cell>
          <table:table-cell table:formula="of:=SLOPE(LN([.C6:.C11]); [.B6:.B11])" office:value-type="float" office:value="0.149067478871845" calcext:value-type="float">
            <text:p>0.149</text:p>
          </table:table-cell>
          <table:table-cell table:formula="of:=RSQ(LN([.C6:.C11]); [.B6:.B11])" office:value-type="float" office:value="0.967278365637085" calcext:value-type="float">
            <text:p>0.967</text:p>
          </table:table-cell>
          <table:table-cell table:formula="of:=[.C11]*EXP([.I11])" office:value-type="float" office:value="88.2170997694211" calcext:value-type="float">
            <text:p>88.2</text:p>
          </table:table-cell>
          <table:table-cell table:formula="of:=([.C11]-[.K10])/[.K10]" office:value-type="percentage" office:value="-0.00557064537447736" calcext:value-type="percentage">
            <text:p>-0.6%</text:p>
          </table:table-cell>
          <table:table-cell table:number-columns-repeated="1012"/>
        </table:table-row>
        <table:table-row table:style-name="ro2">
          <table:table-cell table:style-name="ce1" table:formula="of:=[.A11]+1" office:value-type="date" office:date-value="2020-03-28" calcext:value-type="date">
            <text:p>03/28/20</text:p>
          </table:table-cell>
          <table:table-cell table:formula="of:=[.B11]+1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" table:formula="of:=[.A12]+1" office:value-type="date" office:date-value="2020-03-29" calcext:value-type="date">
            <text:p>03/29/20</text:p>
          </table:table-cell>
          <table:table-cell table:formula="of:=[.B12]+1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1" table:formula="of:=[.A13]+1" office:value-type="date" office:date-value="2020-03-30" calcext:value-type="date">
            <text:p>03/30/20</text:p>
          </table:table-cell>
          <table:table-cell table:formula="of:=[.B13]+1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style-name="ce1" table:formula="of:=[.A14]+1" office:value-type="date" office:date-value="2020-03-31" calcext:value-type="date">
            <text:p>03/31/20</text:p>
          </table:table-cell>
          <table:table-cell table:formula="of:=[.B14]+1"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table:style-name="ce1" table:formula="of:=[.A15]+1" office:value-type="date" office:date-value="2020-04-01" calcext:value-type="date">
            <text:p>04/01/20</text:p>
          </table:table-cell>
          <table:table-cell table:formula="of:=[.B15]+1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1" table:formula="of:=[.A16]+1" office:value-type="date" office:date-value="2020-04-02" calcext:value-type="date">
            <text:p>04/02/20</text:p>
          </table:table-cell>
          <table:table-cell table:formula="of:=[.B16]+1"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table:style-name="ce1" table:formula="of:=[.A17]+1" office:value-type="date" office:date-value="2020-04-03" calcext:value-type="date">
            <text:p>04/03/20</text:p>
          </table:table-cell>
          <table:table-cell table:formula="of:=[.B17]+1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style-name="ce1" table:formula="of:=[.A18]+1" office:value-type="date" office:date-value="2020-04-04" calcext:value-type="date">
            <text:p>04/04/20</text:p>
          </table:table-cell>
          <table:table-cell table:formula="of:=[.B18]+1"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table:style-name="ce1" table:formula="of:=[.A19]+1" office:value-type="date" office:date-value="2020-04-05" calcext:value-type="date">
            <text:p>04/05/20</text:p>
          </table:table-cell>
          <table:table-cell table:formula="of:=[.B19]+1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style-name="ce1" table:formula="of:=[.A20]+1" office:value-type="date" office:date-value="2020-04-06" calcext:value-type="date">
            <text:p>04/06/20</text:p>
          </table:table-cell>
          <table:table-cell table:formula="of:=[.B20]+1" office:value-type="float" office:value="19" calcext:value-type="float">
            <text:p>19</text:p>
          </table:table-cell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'CO cases'.A1:'CO cases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 number:title="User-defined">
      <number:number number:decimal-places="3" loext:min-decimal-places="3" number:min-integer-digits="1"/>
    </number:number-style>
    <number:number-style style:name="N123" number:title="User-defined">
      <number:number number:decimal-places="6" loext:min-decimal-places="6" number:min-integer-digits="1"/>
    </number:number-style>
    <number:number-style style:name="N124" number:title="User-defined">
      <number:number number:decimal-places="4" loext:min-decimal-places="4" number:min-integer-digits="1"/>
    </number:number-style>
    <number:percentage-style style:name="N12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1:52:55.083000000</meta:creation-date>
    <dc:date>2020-03-28T14:19:04.834000000</dc:date>
    <meta:editing-duration>PT2H32M3S</meta:editing-duration>
    <meta:editing-cycles>24</meta:editing-cycles>
    <meta:generator>LibreOffice/6.2.6.2$Windows_x86 LibreOffice_project/684e730861356e74889dfe6dbddd3562aae2e6ad</meta:generator>
    <meta:document-statistic meta:table-count="4" meta:cell-count="98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 number:title="User-defined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inimum="1" chart:maximum="10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15" style:family="chart" style:data-style-name="N0">
      <style:chart-properties chart:symbol-type="none" chart:link-data-style-to-source="true"/>
      <style:graphic-properties draw:stroke-dash="Dashed_20__28_var_29__20_4" svg:stroke-width="0.08cm" svg:stroke-color="#ff0000" draw:fill-color="#ff000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00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423cm" svg:height="13.654cm" xlink:href=".." xlink:type="simple" chart:class="chart:line" chart:style-name="ch1">
        <chart:legend chart:legend-position="end" svg:x="14.375cm" svg:y="4.388cm" style:legend-expansion="high" chart:style-name="ch2"/>
        <chart:plot-area chart:style-name="ch3" table:cell-range-address="'US deaths'.A1:'US deaths'.B1 'US deaths'.D2:'US deaths'.D44 'US deaths'.B2:'US deaths'.B44" chart:data-source-has-labels="both" svg:x="0.388cm" svg:y="0.273cm" svg:width="13.599cm" svg:height="13.108cm">
          <chartooo:coordinate-region svg:x="1.195cm" svg:y="0.472cm" svg:width="12.098cm" svg:height="12.117cm"/>
          <chart:axis chart:dimension="x" chart:name="primary-x" chart:style-name="ch4" chartooo:axis-type="auto">
            <chartooo:date-scale/>
            <chart:categories table:cell-range-address="'US deaths'.D2:'US deaths'.D44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US deaths'.B2:'US deaths'.B44" chart:label-cell-address="'US deaths'.B1:'US deaths'.B1" chart:class="chart:line">
            <chart:regression-curve chart:style-name="ch9">
              <chart:equation chart:display-equation="true" chart:display-r-square="false" svg:x="8.888cm" svg:y="10.709cm" chart:style-name="ch10"/>
            </chart:regression-curve>
            <chart:data-point chart:repeated="43"/>
          </chart:series>
          <chart:series chart:style-name="ch11" chart:values-cell-range-address="'US deaths'.B12:'US deaths'.B44" loext:label-string="&quot;since 3/14&quot;" chart:class="chart:line">
            <chart:regression-curve chart:style-name="ch12">
              <chart:equation chart:display-equation="true" chart:display-r-square="false" svg:x="8.885cm" svg:y="9.302cm" chart:style-name="ch10"/>
            </chart:regression-curve>
            <chart:data-point chart:repeated="33"/>
          </chart:series>
          <chart:series chart:style-name="ch13" chart:values-cell-range-address="'US deaths'.B17:'US deaths'.B44" loext:label-string="&quot;since 3/19&quot;" chart:class="chart:line">
            <chart:regression-curve chart:style-name="ch14">
              <chart:equation chart:display-equation="true" chart:display-r-square="false" svg:x="8.75cm" svg:y="7.71cm" chart:style-name="ch10"/>
            </chart:regression-curve>
            <chart:data-point chart:repeated="28"/>
          </chart:series>
          <chart:series chart:style-name="ch15" chart:values-cell-range-address="'US deaths'.B22:'US deaths'.B44" loext:label-string="&quot;since 3/23&quot;" chart:class="chart:line">
            <chart:regression-curve chart:style-name="ch16">
              <chart:equation chart:display-equation="true" chart:display-r-square="false" svg:x="8.783cm" svg:y="6.41cm" chart:style-name="ch10"/>
            </chart:regression-curve>
            <chart:data-point chart:repeated="2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
Deaths</text:p>
                <draw:g>
                  <svg:desc>'US deaths'.B1:'US deaths'.B1</svg:desc>
                </draw:g>
              </table:table-cell>
              <table:table-cell office:value-type="string">
                <text:p>since 3/14</text:p>
              </table:table-cell>
              <table:table-cell office:value-type="string">
                <text:p>since 3/19</text:p>
              </table:table-cell>
              <table:table-cell office:value-type="string">
                <text:p>since 3/23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US deaths'.D2:'US deaths'.D44</svg:desc>
                </draw:g>
              </table:table-cell>
              <table:table-cell office:value-type="float" office:value="11">
                <text:p>11</text:p>
                <draw:g>
                  <svg:desc>'US deaths'.B2:'US deaths'.B44</svg:desc>
                </draw:g>
              </table:table-cell>
              <table:table-cell office:value-type="float" office:value="54">
                <text:p>54</text:p>
                <draw:g>
                  <svg:desc>'US deaths'.B12:'US deaths'.B44</svg:desc>
                </draw:g>
              </table:table-cell>
              <table:table-cell office:value-type="float" office:value="200">
                <text:p>200</text:p>
                <draw:g>
                  <svg:desc>'US deaths'.B17:'US deaths'.B44</svg:desc>
                </draw:g>
              </table:table-cell>
              <table:table-cell office:value-type="float" office:value="706">
                <text:p>706</text:p>
                <draw:g>
                  <svg:desc>'US deaths'.B22:'US deaths'.B4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44">
                <text:p>244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85">
                <text:p>85</text:p>
              </table:table-cell>
              <table:table-cell office:value-type="float" office:value="307">
                <text:p>307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08">
                <text:p>108</text:p>
              </table:table-cell>
              <table:table-cell office:value-type="float" office:value="417">
                <text:p>417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18">
                <text:p>118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244">
                <text:p>244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307">
                <text:p>307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17">
                <text:p>417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5">
                <text:p>85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8">
                <text:p>108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 number:title="User-defined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inimum="100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965cm" svg:height="13.176cm" xlink:href=".." xlink:type="simple" chart:class="chart:line" chart:style-name="ch1">
        <chart:legend chart:legend-position="end" svg:x="20.626cm" svg:y="5.044cm" style:legend-expansion="high" chart:style-name="ch2"/>
        <chart:plot-area chart:style-name="ch3" table:cell-range-address="'CO cases'.B2:'CO cases'.C29 'CO cases'.C1:'CO cases'.C1" chart:data-source-has-labels="both" svg:x="0.519cm" svg:y="0.263cm" svg:width="19.588cm" svg:height="12.65cm">
          <chartooo:coordinate-region svg:x="1.696cm" svg:y="0.462cm" svg:width="18.224cm" svg:height="11.804cm"/>
          <chart:axis chart:dimension="x" chart:name="primary-x" chart:style-name="ch4" chartooo:axis-type="auto">
            <chartooo:date-scale/>
            <chart:categories table:cell-range-address="'CO cases'.B2:'CO cases'.B29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CO cases'.C2:'CO cases'.C29" chart:label-cell-address="'CO cases'.C1:'CO cases'.C1" chart:class="chart:line">
            <chart:regression-curve chart:style-name="ch9">
              <chart:equation chart:display-equation="true" chart:display-r-square="false" svg:x="12.439cm" svg:y="10.55cm" chart:style-name="ch10"/>
            </chart:regression-curve>
            <chart:data-point chart:repeated="28"/>
          </chart:series>
          <chart:series chart:style-name="ch11" chart:values-cell-range-address="'CO cases'.C10:'CO cases'.C29" loext:label-string="&quot;last 5 days&quot;" chart:class="chart:line">
            <chart:regression-curve chart:style-name="ch12">
              <chart:equation chart:display-equation="true" chart:display-r-square="false" svg:x="12.359cm" svg:y="8.836cm" chart:style-name="ch10"/>
            </chart:regression-curve>
            <chart:data-point chart:repeated="20"/>
          </chart:series>
          <chart:series chart:style-name="ch13" chart:values-cell-range-address="'CO cases'.C5:'CO cases'.C29" loext:label-string="&quot;last 10 days&quot;" chart:class="chart:line">
            <chart:regression-curve chart:style-name="ch14">
              <chart:equation chart:display-equation="true" chart:display-r-square="false" svg:x="12.488cm" svg:y="9.712cm" chart:style-name="ch10"/>
            </chart:regression-curve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CO cases'.C1:'CO cases'.C1</svg:desc>
                </draw:g>
              </table:table-cell>
              <table:table-cell office:value-type="string">
                <text:p>last 5 days</text:p>
              </table:table-cell>
              <table:table-cell office:value-type="string">
                <text:p>last 10 day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O cases'.B2:'CO cases'.B29</svg:desc>
                </draw:g>
              </table:table-cell>
              <table:table-cell office:value-type="float" office:value="12">
                <text:p>12</text:p>
                <draw:g>
                  <svg:desc>'CO cases'.C2:'CO cases'.C29</svg:desc>
                </draw:g>
              </table:table-cell>
              <table:table-cell office:value-type="float" office:value="183">
                <text:p>183</text:p>
                <draw:g>
                  <svg:desc>'CO cases'.C10:'CO cases'.C29</svg:desc>
                </draw:g>
              </table:table-cell>
              <table:table-cell office:value-type="float" office:value="49">
                <text:p>49</text:p>
                <draw:g>
                  <svg:desc>'CO cases'.C5:'CO cases'.C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16">
                <text:p>2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277">
                <text:p>2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363">
                <text:p>36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475">
                <text:p>47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1">
                <text:p>101</text:p>
              </table:table-cell>
              <table:table-cell office:value-type="float" office:value="591">
                <text:p>59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1">
                <text:p>131</text:p>
              </table:table-cell>
              <table:table-cell office:value-type="float" office:value="720">
                <text:p>7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912">
                <text:p>91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3">
                <text:p>183</text:p>
              </table:table-cell>
              <table:table-cell office:value-type="float" office:value="1086">
                <text:p>1086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6">
                <text:p>216</text:p>
              </table:table-cell>
              <table:table-cell office:value-type="float" office:value="1430">
                <text:p>143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734">
                <text:p>173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 number:title="User-defined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aximum="1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24cm" svg:height="15.095cm" xlink:href=".." xlink:type="simple" chart:class="chart:line" chart:style-name="ch1">
        <chart:legend chart:legend-position="end" svg:x="16.985cm" svg:y="6.003cm" style:legend-expansion="high" chart:style-name="ch2"/>
        <chart:plot-area chart:style-name="ch3" table:cell-range-address="'US cases'.B2:'US cases'.C30 'US cases'.C1:'US cases'.C1" chart:data-source-has-labels="both" svg:x="0.446cm" svg:y="0.301cm" svg:width="16.093cm" svg:height="14.493cm">
          <chartooo:coordinate-region svg:x="1.623cm" svg:y="0.501cm" svg:width="14.359cm" svg:height="13.646cm"/>
          <chart:axis chart:dimension="x" chart:name="primary-x" chart:style-name="ch4" chartooo:axis-type="auto">
            <chartooo:date-scale/>
            <chart:categories table:cell-range-address="'US cases'.B2:'US cases'.B30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US cases'.C2:'US cases'.C30" chart:label-cell-address="'US cases'.C1:'US cases'.C1" chart:class="chart:line">
            <chart:regression-curve chart:style-name="ch9">
              <chart:equation chart:display-equation="true" chart:display-r-square="false" svg:x="6.462cm" svg:y="11.772cm" chart:style-name="ch10"/>
            </chart:regression-curve>
            <chart:data-point chart:repeated="29"/>
          </chart:series>
          <chart:series chart:style-name="ch11" chart:values-cell-range-address="'US cases'.C10:'US cases'.C30" loext:label-string="&quot;last 10 days&quot;" chart:class="chart:line">
            <chart:regression-curve chart:style-name="ch12">
              <chart:equation chart:display-equation="true" chart:display-r-square="false" svg:x="6.499cm" svg:y="10.559cm" chart:style-name="ch10"/>
            </chart:regression-curve>
            <chart:data-point chart:repeated="21"/>
          </chart:series>
          <chart:series chart:style-name="ch13" chart:values-cell-range-address="'US cases'.C15:'US cases'.C30" loext:label-string="&quot;last 5 days&quot;" chart:class="chart:line">
            <chart:regression-curve chart:style-name="ch14">
              <chart:equation chart:display-equation="true" chart:display-r-square="false" svg:x="6.539cm" svg:y="9.291cm" chart:style-name="ch10"/>
            </chart:regression-curve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 cases</text:p>
                <draw:g>
                  <svg:desc>'US cases'.C1:'US cases'.C1</svg:desc>
                </draw:g>
              </table:table-cell>
              <table:table-cell office:value-type="string">
                <text:p>last 10 days</text:p>
              </table:table-cell>
              <table:table-cell office:value-type="string">
                <text:p>last 5 day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US cases'.B2:'US cases'.B30</svg:desc>
                </draw:g>
              </table:table-cell>
              <table:table-cell office:value-type="float" office:value="153">
                <text:p>153</text:p>
                <draw:g>
                  <svg:desc>'US cases'.C2:'US cases'.C30</svg:desc>
                </draw:g>
              </table:table-cell>
              <table:table-cell office:value-type="float" office:value="1663">
                <text:p>1663</text:p>
                <draw:g>
                  <svg:desc>'US cases'.C10:'US cases'.C30</svg:desc>
                </draw:g>
              </table:table-cell>
              <table:table-cell office:value-type="float" office:value="6421">
                <text:p>6421</text:p>
                <draw:g>
                  <svg:desc>'US cases'.C15:'US cases'.C3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21">
                <text:p>221</text:p>
              </table:table-cell>
              <table:table-cell office:value-type="float" office:value="2179">
                <text:p>2179</text:p>
              </table:table-cell>
              <table:table-cell office:value-type="float" office:value="7786">
                <text:p>778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8">
                <text:p>278</text:p>
              </table:table-cell>
              <table:table-cell office:value-type="float" office:value="2726">
                <text:p>2726</text:p>
              </table:table-cell>
              <table:table-cell office:value-type="float" office:value="13680">
                <text:p>1368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17">
                <text:p>417</text:p>
              </table:table-cell>
              <table:table-cell office:value-type="float" office:value="3499">
                <text:p>3499</text:p>
              </table:table-cell>
              <table:table-cell office:value-type="float" office:value="19101">
                <text:p>191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37">
                <text:p>537</text:p>
              </table:table-cell>
              <table:table-cell office:value-type="float" office:value="4632">
                <text:p>4632</text:p>
              </table:table-cell>
              <table:table-cell office:value-type="float" office:value="25493">
                <text:p>254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05">
                <text:p>605</text:p>
              </table:table-cell>
              <table:table-cell office:value-type="float" office:value="6421">
                <text:p>6421</text:p>
              </table:table-cell>
              <table:table-cell office:value-type="float" office:value="33276">
                <text:p>332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9">
                <text:p>959</text:p>
              </table:table-cell>
              <table:table-cell office:value-type="float" office:value="7786">
                <text:p>7786</text:p>
              </table:table-cell>
              <table:table-cell office:value-type="float" office:value="43667">
                <text:p>43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80">
                <text:p>1280</text:p>
              </table:table-cell>
              <table:table-cell office:value-type="float" office:value="13680">
                <text:p>13680</text:p>
              </table:table-cell>
              <table:table-cell office:value-type="float" office:value="53740">
                <text:p>5374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63">
                <text:p>1663</text:p>
              </table:table-cell>
              <table:table-cell office:value-type="float" office:value="19101">
                <text:p>19101</text:p>
              </table:table-cell>
              <table:table-cell office:value-type="float" office:value="65778">
                <text:p>6577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79">
                <text:p>2179</text:p>
              </table:table-cell>
              <table:table-cell office:value-type="float" office:value="25493">
                <text:p>25493</text:p>
              </table:table-cell>
              <table:table-cell office:value-type="float" office:value="83836">
                <text:p>838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26">
                <text:p>2726</text:p>
              </table:table-cell>
              <table:table-cell office:value-type="float" office:value="33276">
                <text:p>33276</text:p>
              </table:table-cell>
              <table:table-cell office:value-type="float" office:value="101657">
                <text:p>1016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499">
                <text:p>3499</text:p>
              </table:table-cell>
              <table:table-cell office:value-type="float" office:value="43667">
                <text:p>43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632">
                <text:p>4632</text:p>
              </table:table-cell>
              <table:table-cell office:value-type="float" office:value="53740">
                <text:p>53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421">
                <text:p>6421</text:p>
              </table:table-cell>
              <table:table-cell office:value-type="float" office:value="65778">
                <text:p>65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786">
                <text:p>7786</text:p>
              </table:table-cell>
              <table:table-cell office:value-type="float" office:value="83836">
                <text:p>83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680">
                <text:p>13680</text:p>
              </table:table-cell>
              <table:table-cell office:value-type="float" office:value="101657">
                <text:p>101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101">
                <text:p>19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493">
                <text:p>25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3276">
                <text:p>33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3667">
                <text:p>43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740">
                <text:p>53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5778">
                <text:p>6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3836">
                <text:p>8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1657">
                <text:p>10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3" number:title="User-defined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123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78cm" svg:y="3.952cm" style:legend-expansion="high" chart:style-name="ch2"/>
        <chart:plot-area chart:style-name="ch3" table:cell-range-address="'BoCo cases'.B1:'BoCo cases'.B100 'BoCo cases'.C1:'BoCo cases'.C12" chart:data-source-has-labels="both" svg:x="0.32cm" svg:y="0.18cm" svg:width="11.238cm" svg:height="8.64cm">
          <chartooo:coordinate-region svg:x="1.127cm" svg:y="0.379cm" svg:width="10.245cm" svg:height="7.794cm"/>
          <chart:axis chart:dimension="x" chart:name="primary-x" chart:style-name="ch4" chartooo:axis-type="auto">
            <chartooo:date-scale/>
            <chart:categories table:cell-range-address="'BoCo cases'.B2:'BoCo cases'.B10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'BoCo cases'.C2:'BoCo cases'.C12" chart:label-cell-address="'BoCo cases'.C1:'BoCo cases'.C1" chart:class="chart:line">
            <chart:regression-curve chart:style-name="ch9">
              <chart:equation chart:display-equation="true" chart:display-r-square="false" svg:x="4.185cm" svg:y="7.526cm" chart:style-name="ch10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BoCo cases'.C1:'BoCo cases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BoCo cases'.B2:'BoCo cases'.B100</svg:desc>
                </draw:g>
              </table:table-cell>
              <table:table-cell office:value-type="float" office:value="7">
                <text:p>7</text:p>
                <draw:g>
                  <svg:desc>'BoCo cases'.C2:'BoCo cases'.C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